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44B3E1" style:repeat-content="false"/>
      <style:paragraph-properties fo:text-align="center"/>
    </style:style>
    <style:style style:name="ce4" style:family="table-cell" style:parent-style-name="Default" style:data-style-name="N0">
      <style:table-cell-properties fo:border="2pt solid #000000" style:vertical-align="automatic" fo:background-color="#83CCEB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4.59316666666667cm" style:use-optimal-column-width="true"/>
    </style:style>
    <style:style style:name="co4" style:family="table-column">
      <style:table-column-properties fo:break-before="auto" style:column-width="4.6355cm" style:use-optimal-column-width="true"/>
    </style:style>
    <style:style style:name="co5" style:family="table-column">
      <style:table-column-properties fo:break-before="auto" style:column-width="7.874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Y&quot;" style:apply-style-name="cf1"/>
    </style:style>
    <style:style style:name="ce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map style:condition="of:cell-content()=&quot;Y&quot;" style:apply-style-name="cf1"/>
    </style:style>
    <style:style style:name="ce9" style:family="table-cell">
      <style:map style:condition="of:cell-content()=$$SearchEffect" style:apply-style-name="cf1" style:base-cell-address="IngredientEffects.C1"/>
    </style:style>
    <style:style style:name="ce10" style:family="table-cell" style:parent-style-name="Default" style:data-style-name="N0">
      <style:table-cell-properties fo:border-top="none" fo:border-bottom="thin double #000000" fo:border-left="none" fo:border-right="none"/>
      <style:map style:condition="of:cell-content()=$$SearchEffect" style:apply-style-name="cf1" style:base-cell-address="IngredientEffects.C1"/>
    </style:style>
    <style:style style:name="ce11" style:family="table-cell">
      <style:map style:condition="of:is-true-formula(AND(COUNTIF([.$A$1:.$A$70]; [.A1])+COUNTIF([.$A$1595:.$A$1048576]; [.A1])&gt;1;NOT(ISBLANK([.A1]))))" style:apply-style-name="cf2" style:base-cell-address="Effects.A1"/>
      <style:map style:condition="of:is-true-formula(AND(COUNTIF([.$A$1595:.$A$1048576]; [.A1])+COUNTIF([.$A$1:.$A$7]; [.A1])&gt;1;NOT(ISBLANK([.A1]))))" style:apply-style-name="cf2" style:base-cell-address="Effects.A1"/>
    </style:style>
    <style:style style:name="ce12" style:family="table-cell">
      <style:map style:condition="of:is-true-formula(AND(COUNTIF([.$A$1:.$A$70]; [.A1])+COUNTIF([.$A$1595:.$A$1048576]; [.A1])&gt;1;NOT(ISBLANK([.A1]))))" style:apply-style-name="cf2" style:base-cell-address="Effects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istEffects)" table:base-cell-address="IngredientEffects.A2">
          <table:help-message table:display="true"/>
          <table:error-message table:display="true"/>
        </table:content-validation>
      </table:content-validations>
      <table:table table:name="IngredientEffec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3">
            <text:p>Search Ingredient</text:p>
          </table:table-cell>
          <table:table-cell table:style-name="ce7"/>
          <table:table-cell table:style-name="ce9"/>
          <table:table-cell table:style-name="ce9"/>
          <table:table-cell table:style-name="ce9"/>
          <table:table-cell table:style-name="ce9"/>
          <table:table-cell table:number-columns-repeated="16378" table:style-name="ce1"/>
        </table:table-row>
        <table:table-row table:style-name="ro1">
          <table:table-cell office:value-type="string" table:content-validation-name="val1" table:style-name="ce4">
            <text:p>Cure Poison</text:p>
          </table:table-cell>
          <table:table-cell table:content-validation-name="val1" table:style-name="ce7"/>
          <table:table-cell table:style-name="ce9"/>
          <table:table-cell table:style-name="ce9"/>
          <table:table-cell table:style-name="ce9"/>
          <table:table-cell table:style-name="ce9"/>
          <table:table-cell table:number-columns-repeated="16378" table:style-name="ce1"/>
        </table:table-row>
        <table:table-row table:style-name="ro2">
          <table:table-cell table:style-name="ce1"/>
          <table:table-cell table:style-name="ce7"/>
          <table:table-cell table:style-name="ce9"/>
          <table:table-cell table:style-name="ce9"/>
          <table:table-cell table:style-name="ce9"/>
          <table:table-cell table:style-name="ce9"/>
          <table:table-cell table:number-columns-repeated="16378" table:style-name="ce1"/>
        </table:table-row>
        <table:table-row table:style-name="ro1">
          <table:table-cell office:value-type="string" table:style-name="ce5">
            <text:p>Ingredient</text:p>
          </table:table-cell>
          <table:table-cell office:value-type="string" table:style-name="ce8">
            <text:p>Eff Match</text:p>
          </table:table-cell>
          <table:table-cell office:value-type="string" table:style-name="ce10">
            <text:p>Effect 1</text:p>
          </table:table-cell>
          <table:table-cell office:value-type="string" table:style-name="ce10">
            <text:p>Effect 2</text:p>
          </table:table-cell>
          <table:table-cell office:value-type="string" table:style-name="ce10">
            <text:p>Effect 3</text:p>
          </table:table-cell>
          <table:table-cell office:value-type="string" table:style-name="ce10">
            <text:p>Effect 4</text:p>
          </table:table-cell>
          <table:table-cell office:value-type="string" table:style-name="ce5">
            <text:p>ModFi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ecean Longfin</text:p>
          </table:table-cell>
          <table:table-cell office:value-type="string" office:string-value="" table:formula="of:=COM.MICROSOFT.IFS($$SearchEffect=&quot;&quot;;&quot;&quot;;OR([.$C5]=$$SearchEffect;[.$D5]=$$SearchEffect;[.$E5]=$$SearchEffect;[.$F5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Fortify Restora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it Hide</text:p>
          </table:table-cell>
          <table:table-cell office:value-type="string" office:string-value="" table:formula="of:=COM.MICROSOFT.IFS($$SearchEffect=&quot;&quot;;&quot;&quot;;OR([.$C6]=$$SearchEffect;[.$D6]=$$SearchEffect;[.$E6]=$$SearchEffect;[.$F6]=$$SearchEffect);&quot;Y&quot;;TRUE;&quot;&quot;)" table:number-matrix-columns-spanned="1" table:number-matrix-rows-spanned="1" table:style-name="ce7"/>
          <table:table-cell office:value-type="string" table:style-name="ce9">
            <text:p>Detect Life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Ali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it Hide</text:p>
          </table:table-cell>
          <table:table-cell office:value-type="string" office:string-value="" table:formula="of:=COM.MICROSOFT.IFS($$SearchEffect=&quot;&quot;;&quot;&quot;;OR([.$C7]=$$SearchEffect;[.$D7]=$$SearchEffect;[.$E7]=$$SearchEffect;[.$F7]=$$SearchEffect);&quot;Y&quot;;TRUE;&quot;&quot;)" table:number-matrix-columns-spanned="1" table:number-matrix-rows-spanned="1" table:style-name="ce7"/>
          <table:table-cell office:value-type="string" table:style-name="ce9">
            <text:p>Detect Life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Ali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it Hide</text:p>
          </table:table-cell>
          <table:table-cell office:value-type="string" office:string-value="" table:formula="of:=COM.MICROSOFT.IFS($$SearchEffect=&quot;&quot;;&quot;&quot;;OR([.$C8]=$$SearchEffect;[.$D8]=$$SearchEffect;[.$E8]=$$SearchEffect;[.$F8]=$$SearchEffect);&quot;Y&quot;;TRUE;&quot;&quot;)" table:number-matrix-columns-spanned="1" table:number-matrix-rows-spanned="1" table:style-name="ce7"/>
          <table:table-cell office:value-type="string" table:style-name="ce9">
            <text:p>Detect Life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Ali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it Teeth</text:p>
          </table:table-cell>
          <table:table-cell office:value-type="string" office:string-value="" table:formula="of:=COM.MICROSOFT.IFS($$SearchEffect=&quot;&quot;;&quot;&quot;;OR([.$C9]=$$SearchEffect;[.$D9]=$$SearchEffect;[.$E9]=$$SearchEffect;[.$F9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Candlelight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ocasia Fruit</text:p>
          </table:table-cell>
          <table:table-cell office:value-type="string" office:string-value="" table:formula="of:=COM.MICROSOFT.IFS($$SearchEffect=&quot;&quot;;&quot;&quot;;OR([.$C10]=$$SearchEffect;[.$D10]=$$SearchEffect;[.$E10]=$$SearchEffect;[.$F10]=$$SearchEffect);&quot;Y&quot;;TRUE;&quot;&quot;)" table:number-matrix-columns-spanned="1" table:number-matrix-rows-spanned="1" table:style-name="ce7"/>
          <table:table-cell office:value-type="string" table:style-name="ce9">
            <text:p>Regenerate Stamina</text:p>
          </table:table-cell>
          <table:table-cell office:value-type="string" table:style-name="ce9">
            <text:p>Light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oe Vera Leaves</text:p>
          </table:table-cell>
          <table:table-cell office:value-type="string" office:string-value="" table:formula="of:=COM.MICROSOFT.IFS($$SearchEffect=&quot;&quot;;&quot;&quot;;OR([.$C11]=$$SearchEffect;[.$D11]=$$SearchEffect;[.$E11]=$$SearchEffect;[.$F11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_ResourcePack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tmer Brain Matter</text:p>
          </table:table-cell>
          <table:table-cell office:value-type="string" office:string-value="" table:formula="of:=COM.MICROSOFT.IFS($$SearchEffect=&quot;&quot;;&quot;&quot;;OR([.$C12]=$$SearchEffect;[.$D12]=$$SearchEffect;[.$E12]=$$SearchEffect;[.$F12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mbrosia</text:p>
          </table:table-cell>
          <table:table-cell office:value-type="string" office:string-value="Y" table:formula="of:=COM.MICROSOFT.IFS($$SearchEffect=&quot;&quot;;&quot;&quot;;OR([.$C13]=$$SearchEffect;[.$D13]=$$SearchEffect;[.$E13]=$$SearchEffect;[.$F13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estor Moth Wing</text:p>
          </table:table-cell>
          <table:table-cell office:value-type="string" office:string-value="" table:formula="of:=COM.MICROSOFT.IFS($$SearchEffect=&quot;&quot;;&quot;&quot;;OR([.$C14]=$$SearchEffect;[.$D14]=$$SearchEffect;[.$E14]=$$SearchEffect;[.$F14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estral Cheetah Tooth</text:p>
          </table:table-cell>
          <table:table-cell office:value-type="string" office:string-value="" table:formula="of:=COM.MICROSOFT.IFS($$SearchEffect=&quot;&quot;;&quot;&quot;;OR([.$C15]=$$SearchEffect;[.$D15]=$$SearchEffect;[.$E15]=$$SearchEffect;[.$F1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Gray Fox Cow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ient Fire Salts</text:p>
          </table:table-cell>
          <table:table-cell office:value-type="string" office:string-value="" table:formula="of:=COM.MICROSOFT.IFS($$SearchEffect=&quot;&quot;;&quot;&quot;;OR([.$C16]=$$SearchEffect;[.$D16]=$$SearchEffect;[.$E16]=$$SearchEffect;[.$F16]=$$SearchEffect);&quot;Y&quot;;TRUE;&quot;&quot;)" table:number-matrix-columns-spanned="1" table:number-matrix-rows-spanned="1" table:style-name="ce7"/>
          <table:table-cell office:value-type="string" table:style-name="ce9">
            <text:p>Regenerate Magicka</text:p>
          </table:table-cell>
          <table:table-cell office:value-type="string" table:style-name="ce9">
            <text:p>Resist Fire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ient Frost Salts</text:p>
          </table:table-cell>
          <table:table-cell office:value-type="string" office:string-value="" table:formula="of:=COM.MICROSOFT.IFS($$SearchEffect=&quot;&quot;;&quot;&quot;;OR([.$C17]=$$SearchEffect;[.$D17]=$$SearchEffect;[.$E17]=$$SearchEffect;[.$F17]=$$SearchEffect);&quot;Y&quot;;TRUE;&quot;&quot;)" table:number-matrix-columns-spanned="1" table:number-matrix-rows-spanned="1" table:style-name="ce7"/>
          <table:table-cell office:value-type="string" table:style-name="ce9">
            <text:p>Fortify Conjuration</text:p>
          </table:table-cell>
          <table:table-cell office:value-type="string" table:style-name="ce9">
            <text:p>Resist Frost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ient Vampire Dust</text:p>
          </table:table-cell>
          <table:table-cell office:value-type="string" office:string-value="" table:formula="of:=COM.MICROSOFT.IFS($$SearchEffect=&quot;&quot;;&quot;&quot;;OR([.$C18]=$$SearchEffect;[.$D18]=$$SearchEffect;[.$E18]=$$SearchEffect;[.$F18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ient Void Salts</text:p>
          </table:table-cell>
          <table:table-cell office:value-type="string" office:string-value="" table:formula="of:=COM.MICROSOFT.IFS($$SearchEffect=&quot;&quot;;&quot;&quot;;OR([.$C19]=$$SearchEffect;[.$D19]=$$SearchEffect;[.$E19]=$$SearchEffect;[.$F19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Magic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gelfish</text:p>
          </table:table-cell>
          <table:table-cell office:value-type="string" office:string-value="" table:formula="of:=COM.MICROSOFT.IFS($$SearchEffect=&quot;&quot;;&quot;&quot;;OR([.$C20]=$$SearchEffect;[.$D20]=$$SearchEffect;[.$E20]=$$SearchEffect;[.$F20]=$$SearchEffect);&quot;Y&quot;;TRUE;&quot;&quot;)" table:number-matrix-columns-spanned="1" table:number-matrix-rows-spanned="1" table:style-name="ce7"/>
          <table:table-cell office:value-type="string" table:style-name="ce9">
            <text:p>Regenerate Health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gler Larvae</text:p>
          </table:table-cell>
          <table:table-cell office:value-type="string" office:string-value="" table:formula="of:=COM.MICROSOFT.IFS($$SearchEffect=&quot;&quot;;&quot;&quot;;OR([.$C21]=$$SearchEffect;[.$D21]=$$SearchEffect;[.$E21]=$$SearchEffect;[.$F21]=$$SearchEffect);&quot;Y&quot;;TRUE;&quot;&quot;)" table:number-matrix-columns-spanned="1" table:number-matrix-rows-spanned="1" table:style-name="ce7"/>
          <table:table-cell office:value-type="string" table:style-name="ce9">
            <text:p>Lingering Damage Health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quatic Lurker Fin</text:p>
          </table:table-cell>
          <table:table-cell office:value-type="string" office:string-value="" table:formula="of:=COM.MICROSOFT.IFS($$SearchEffect=&quot;&quot;;&quot;&quot;;OR([.$C22]=$$SearchEffect;[.$D22]=$$SearchEffect;[.$E22]=$$SearchEffect;[.$F22]=$$SearchEffect);&quot;Y&quot;;TRUE;&quot;&quot;)" table:number-matrix-columns-spanned="1" table:number-matrix-rows-spanned="1" table:style-name="ce7"/>
          <table:table-cell office:value-type="string" table:style-name="ce9">
            <text:p>Waterbreathing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h Creep Cluster</text:p>
          </table:table-cell>
          <table:table-cell office:value-type="string" office:string-value="" table:formula="of:=COM.MICROSOFT.IFS($$SearchEffect=&quot;&quot;;&quot;&quot;;OR([.$C23]=$$SearchEffect;[.$D23]=$$SearchEffect;[.$E23]=$$SearchEffect;[.$F23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h Hopper Jelly</text:p>
          </table:table-cell>
          <table:table-cell office:value-type="string" office:string-value="" table:formula="of:=COM.MICROSOFT.IFS($$SearchEffect=&quot;&quot;;&quot;&quot;;OR([.$C24]=$$SearchEffect;[.$D24]=$$SearchEffect;[.$E24]=$$SearchEffect;[.$F24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Weakness to Frost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h Salts</text:p>
          </table:table-cell>
          <table:table-cell office:value-type="string" office:string-value="" table:formula="of:=COM.MICROSOFT.IFS($$SearchEffect=&quot;&quot;;&quot;&quot;;OR([.$C25]=$$SearchEffect;[.$D25]=$$SearchEffect;[.$E25]=$$SearchEffect;[.$F2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h Salts</text:p>
          </table:table-cell>
          <table:table-cell office:value-type="string" office:string-value="" table:formula="of:=COM.MICROSOFT.IFS($$SearchEffect=&quot;&quot;;&quot;&quot;;OR([.$C26]=$$SearchEffect;[.$D26]=$$SearchEffect;[.$E26]=$$SearchEffect;[.$F26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DBM_CC_GhostsoftheTribunalHOWPatc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hen Grass Pod</text:p>
          </table:table-cell>
          <table:table-cell office:value-type="string" office:string-value="" table:formula="of:=COM.MICROSOFT.IFS($$SearchEffect=&quot;&quot;;&quot;&quot;;OR([.$C27]=$$SearchEffect;[.$D27]=$$SearchEffect;[.$E27]=$$SearchEffect;[.$F27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Weakness to Shock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ter Bloom Core</text:p>
          </table:table-cell>
          <table:table-cell office:value-type="string" office:string-value="" table:formula="of:=COM.MICROSOFT.IFS($$SearchEffect=&quot;&quot;;&quot;&quot;;OR([.$C28]=$$SearchEffect;[.$D28]=$$SearchEffect;[.$E28]=$$SearchEffect;[.$F28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anekamp Skin</text:p>
          </table:table-cell>
          <table:table-cell office:value-type="string" office:string-value="" table:formula="of:=COM.MICROSOFT.IFS($$SearchEffect=&quot;&quot;;&quot;&quot;;OR([.$C29]=$$SearchEffect;[.$D29]=$$SearchEffect;[.$E29]=$$SearchEffect;[.$F29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anekin Horn</text:p>
          </table:table-cell>
          <table:table-cell office:value-type="string" office:string-value="" table:formula="of:=COM.MICROSOFT.IFS($$SearchEffect=&quot;&quot;;&quot;&quot;;OR([.$C30]=$$SearchEffect;[.$D30]=$$SearchEffect;[.$E30]=$$SearchEffect;[.$F30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Magicka</text:p>
          </table:table-cell>
          <table:table-cell table:style-name="ce9"/>
          <table:table-cell table:style-name="ce9"/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antam Guar Egg</text:p>
          </table:table-cell>
          <table:table-cell office:value-type="string" office:string-value="" table:formula="of:=COM.MICROSOFT.IFS($$SearchEffect=&quot;&quot;;&quot;&quot;;OR([.$C31]=$$SearchEffect;[.$D31]=$$SearchEffect;[.$E31]=$$SearchEffect;[.$F31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Weakness to Magic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arnacle</text:p>
          </table:table-cell>
          <table:table-cell office:value-type="string" office:string-value="" table:formula="of:=COM.MICROSOFT.IFS($$SearchEffect=&quot;&quot;;&quot;&quot;;OR([.$C32]=$$SearchEffect;[.$D32]=$$SearchEffect;[.$E32]=$$SearchEffect;[.$F32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Pickpocket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ar Claws</text:p>
          </table:table-cell>
          <table:table-cell office:value-type="string" office:string-value="" table:formula="of:=COM.MICROSOFT.IFS($$SearchEffect=&quot;&quot;;&quot;&quot;;OR([.$C33]=$$SearchEffect;[.$D33]=$$SearchEffect;[.$E33]=$$SearchEffect;[.$F3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ar's Paw</text:p>
          </table:table-cell>
          <table:table-cell office:value-type="string" office:string-value="" table:formula="of:=COM.MICROSOFT.IFS($$SearchEffect=&quot;&quot;;&quot;&quot;;OR([.$C34]=$$SearchEffect;[.$D34]=$$SearchEffect;[.$E34]=$$SearchEffect;[.$F34]=$$SearchEffect);&quot;Y&quot;;TRUE;&quot;&quot;)" table:number-matrix-columns-spanned="1" table:number-matrix-rows-spanned="1" table:style-name="ce7"/>
          <table:table-cell office:value-type="string" table:style-name="ce9">
            <text:p>Berserker Rage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Tales of Skyrim - Berserky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</text:p>
          </table:table-cell>
          <table:table-cell office:value-type="string" office:string-value="" table:formula="of:=COM.MICROSOFT.IFS($$SearchEffect=&quot;&quot;;&quot;&quot;;OR([.$C35]=$$SearchEffect;[.$D35]=$$SearchEffect;[.$E35]=$$SearchEffect;[.$F3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Weakness to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hive Husk</text:p>
          </table:table-cell>
          <table:table-cell office:value-type="string" office:string-value="" table:formula="of:=COM.MICROSOFT.IFS($$SearchEffect=&quot;&quot;;&quot;&quot;;OR([.$C36]=$$SearchEffect;[.$D36]=$$SearchEffect;[.$E36]=$$SearchEffect;[.$F36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Legs</text:p>
          </table:table-cell>
          <table:table-cell office:value-type="string" office:string-value="" table:formula="of:=COM.MICROSOFT.IFS($$SearchEffect=&quot;&quot;;&quot;&quot;;OR([.$C37]=$$SearchEffect;[.$D37]=$$SearchEffect;[.$E37]=$$SearchEffect;[.$F37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Legs</text:p>
          </table:table-cell>
          <table:table-cell office:value-type="string" office:string-value="" table:formula="of:=COM.MICROSOFT.IFS($$SearchEffect=&quot;&quot;;&quot;&quot;;OR([.$C38]=$$SearchEffect;[.$D38]=$$SearchEffect;[.$E38]=$$SearchEffect;[.$F38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Legs</text:p>
          </table:table-cell>
          <table:table-cell office:value-type="string" office:string-value="" table:formula="of:=COM.MICROSOFT.IFS($$SearchEffect=&quot;&quot;;&quot;&quot;;OR([.$C39]=$$SearchEffect;[.$D39]=$$SearchEffect;[.$E39]=$$SearchEffect;[.$F39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Legs</text:p>
          </table:table-cell>
          <table:table-cell office:value-type="string" office:string-value="" table:formula="of:=COM.MICROSOFT.IFS($$SearchEffect=&quot;&quot;;&quot;&quot;;OR([.$C40]=$$SearchEffect;[.$D40]=$$SearchEffect;[.$E40]=$$SearchEffect;[.$F40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Wax</text:p>
          </table:table-cell>
          <table:table-cell office:value-type="string" office:string-value="" table:formula="of:=COM.MICROSOFT.IFS($$SearchEffect=&quot;&quot;;&quot;&quot;;OR([.$C41]=$$SearchEffect;[.$D41]=$$SearchEffect;[.$E41]=$$SearchEffect;[.$F41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rit's Ashes</text:p>
          </table:table-cell>
          <table:table-cell office:value-type="string" office:string-value="" table:formula="of:=COM.MICROSOFT.IFS($$SearchEffect=&quot;&quot;;&quot;&quot;;OR([.$C42]=$$SearchEffect;[.$D42]=$$SearchEffect;[.$E42]=$$SearchEffect;[.$F42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tte's Big Toe</text:p>
          </table:table-cell>
          <table:table-cell office:value-type="string" office:string-value="" table:formula="of:=COM.MICROSOFT.IFS($$SearchEffect=&quot;&quot;;&quot;&quot;;OR([.$C43]=$$SearchEffect;[.$D43]=$$SearchEffect;[.$E43]=$$SearchEffect;[.$F43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ig Blisterwort</text:p>
          </table:table-cell>
          <table:table-cell office:value-type="string" office:string-value="" table:formula="of:=COM.MICROSOFT.IFS($$SearchEffect=&quot;&quot;;&quot;&quot;;OR([.$C44]=$$SearchEffect;[.$D44]=$$SearchEffect;[.$E44]=$$SearchEffect;[.$F44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Fortify Smithing</text:p>
          </table:table-cell>
          <table:table-cell office:value-type="string" table:style-name="ce1">
            <text:p>TSR_TeldrynSeriou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ittergreen Petals</text:p>
          </table:table-cell>
          <table:table-cell office:value-type="string" office:string-value="Y" table:formula="of:=COM.MICROSOFT.IFS($$SearchEffect=&quot;&quot;;&quot;&quot;;OR([.$C45]=$$SearchEffect;[.$D45]=$$SearchEffect;[.$E45]=$$SearchEffect;[.$F45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ck Mountain Flower</text:p>
          </table:table-cell>
          <table:table-cell office:value-type="string" office:string-value="" table:formula="of:=COM.MICROSOFT.IFS($$SearchEffect=&quot;&quot;;&quot;&quot;;OR([.$C46]=$$SearchEffect;[.$D46]=$$SearchEffect;[.$E46]=$$SearchEffect;[.$F46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ck Mountain Flower (replica)</text:p>
          </table:table-cell>
          <table:table-cell office:value-type="string" office:string-value="" table:formula="of:=COM.MICROSOFT.IFS($$SearchEffect=&quot;&quot;;&quot;&quot;;OR([.$C47]=$$SearchEffect;[.$D47]=$$SearchEffect;[.$E47]=$$SearchEffect;[.$F4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DBM_3DNPC_Patc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ck Pearl</text:p>
          </table:table-cell>
          <table:table-cell office:value-type="string" office:string-value="" table:formula="of:=COM.MICROSOFT.IFS($$SearchEffect=&quot;&quot;;&quot;&quot;;OR([.$C48]=$$SearchEffect;[.$D48]=$$SearchEffect;[.$E48]=$$SearchEffect;[.$F4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ck Pearl</text:p>
          </table:table-cell>
          <table:table-cell office:value-type="string" office:string-value="" table:formula="of:=COM.MICROSOFT.IFS($$SearchEffect=&quot;&quot;;&quot;&quot;;OR([.$C49]=$$SearchEffect;[.$D49]=$$SearchEffect;[.$E49]=$$SearchEffect;[.$F49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eeding Crown</text:p>
          </table:table-cell>
          <table:table-cell office:value-type="string" office:string-value="" table:formula="of:=COM.MICROSOFT.IFS($$SearchEffect=&quot;&quot;;&quot;&quot;;OR([.$C50]=$$SearchEffect;[.$D50]=$$SearchEffect;[.$E50]=$$SearchEffect;[.$F50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ind Watcher's Eye</text:p>
          </table:table-cell>
          <table:table-cell office:value-type="string" office:string-value="" table:formula="of:=COM.MICROSOFT.IFS($$SearchEffect=&quot;&quot;;&quot;&quot;;OR([.$C51]=$$SearchEffect;[.$D51]=$$SearchEffect;[.$E51]=$$SearchEffect;[.$F51]=$$SearchEffect);&quot;Y&quot;;TRUE;&quot;&quot;)" table:number-matrix-columns-spanned="1" table:number-matrix-rows-spanned="1" table:style-name="ce7"/>
          <table:table-cell office:value-type="string" table:style-name="ce9">
            <text:p>Light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Spell Absorp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iss Bug Thorax</text:p>
          </table:table-cell>
          <table:table-cell office:value-type="string" office:string-value="" table:formula="of:=COM.MICROSOFT.IFS($$SearchEffect=&quot;&quot;;&quot;&quot;;OR([.$C52]=$$SearchEffect;[.$D52]=$$SearchEffect;[.$E52]=$$SearchEffect;[.$F52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Illusion</text:p>
          </table:table-cell>
          <table:table-cell office:value-type="string" table:style-name="ce1">
            <text:p>ccbgssse025-advdsg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ister Pod Cap</text:p>
          </table:table-cell>
          <table:table-cell office:value-type="string" office:string-value="" table:formula="of:=COM.MICROSOFT.IFS($$SearchEffect=&quot;&quot;;&quot;&quot;;OR([.$C53]=$$SearchEffect;[.$D53]=$$SearchEffect;[.$E53]=$$SearchEffect;[.$F53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isterwort</text:p>
          </table:table-cell>
          <table:table-cell office:value-type="string" office:string-value="" table:formula="of:=COM.MICROSOFT.IFS($$SearchEffect=&quot;&quot;;&quot;&quot;;OR([.$C54]=$$SearchEffect;[.$D54]=$$SearchEffect;[.$E54]=$$SearchEffect;[.$F54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Fortify Smithing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ood Bell</text:p>
          </table:table-cell>
          <table:table-cell office:value-type="string" office:string-value="" table:formula="of:=COM.MICROSOFT.IFS($$SearchEffect=&quot;&quot;;&quot;&quot;;OR([.$C55]=$$SearchEffect;[.$D55]=$$SearchEffect;[.$E55]=$$SearchEffect;[.$F5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ood Thistle Branch</text:p>
          </table:table-cell>
          <table:table-cell office:value-type="string" office:string-value="" table:formula="of:=COM.MICROSOFT.IFS($$SearchEffect=&quot;&quot;;&quot;&quot;;OR([.$C56]=$$SearchEffect;[.$D56]=$$SearchEffect;[.$E56]=$$SearchEffect;[.$F56]=$$SearchEffect);&quot;Y&quot;;TRUE;&quot;&quot;)" table:number-matrix-columns-spanned="1" table:number-matrix-rows-spanned="1" table:style-name="ce7"/>
          <table:table-cell office:value-type="string" table:style-name="ce9">
            <text:p>Ravag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Alchemy</text:p>
          </table:table-cell>
          <table:table-cell office:value-type="string" table:style-name="ce1">
            <text:p>Nyhu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oodflyThorax</text:p>
          </table:table-cell>
          <table:table-cell office:value-type="string" office:string-value="" table:formula="of:=COM.MICROSOFT.IFS($$SearchEffect=&quot;&quot;;&quot;&quot;;OR([.$C57]=$$SearchEffect;[.$D57]=$$SearchEffect;[.$E57]=$$SearchEffect;[.$F57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oodgrass</text:p>
          </table:table-cell>
          <table:table-cell office:value-type="string" office:string-value="" table:formula="of:=COM.MICROSOFT.IFS($$SearchEffect=&quot;&quot;;&quot;&quot;;OR([.$C58]=$$SearchEffect;[.$D58]=$$SearchEffect;[.$E58]=$$SearchEffect;[.$F58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Health</text:p>
          </table:table-cell>
          <table:table-cell office:value-type="string" table:style-name="ce1">
            <text:p>ccbgssse067-daedinv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oodgrass</text:p>
          </table:table-cell>
          <table:table-cell office:value-type="string" office:string-value="" table:formula="of:=COM.MICROSOFT.IFS($$SearchEffect=&quot;&quot;;&quot;&quot;;OR([.$C59]=$$SearchEffect;[.$D59]=$$SearchEffect;[.$E59]=$$SearchEffect;[.$F59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Fortify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oodroot</text:p>
          </table:table-cell>
          <table:table-cell office:value-type="string" office:string-value="" table:formula="of:=COM.MICROSOFT.IFS($$SearchEffect=&quot;&quot;;&quot;&quot;;OR([.$C60]=$$SearchEffect;[.$D60]=$$SearchEffect;[.$E60]=$$SearchEffect;[.$F60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Unde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 Butterfly Wing</text:p>
          </table:table-cell>
          <table:table-cell office:value-type="string" office:string-value="" table:formula="of:=COM.MICROSOFT.IFS($$SearchEffect=&quot;&quot;;&quot;&quot;;OR([.$C61]=$$SearchEffect;[.$D61]=$$SearchEffect;[.$E61]=$$SearchEffect;[.$F61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 Dartwing</text:p>
          </table:table-cell>
          <table:table-cell office:value-type="string" office:string-value="" table:formula="of:=COM.MICROSOFT.IFS($$SearchEffect=&quot;&quot;;&quot;&quot;;OR([.$C62]=$$SearchEffect;[.$D62]=$$SearchEffect;[.$E62]=$$SearchEffect;[.$F62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 Eyrith</text:p>
          </table:table-cell>
          <table:table-cell office:value-type="string" office:string-value="" table:formula="of:=COM.MICROSOFT.IFS($$SearchEffect=&quot;&quot;;&quot;&quot;;OR([.$C63]=$$SearchEffect;[.$D63]=$$SearchEffect;[.$E63]=$$SearchEffect;[.$F63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Persuasion</text:p>
          </table:table-cell>
          <table:table-cell office:value-type="string" table:style-name="ce1">
            <text:p>Nyhu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 Fat</text:p>
          </table:table-cell>
          <table:table-cell office:value-type="string" office:string-value="" table:formula="of:=COM.MICROSOFT.IFS($$SearchEffect=&quot;&quot;;&quot;&quot;;OR([.$C64]=$$SearchEffect;[.$D64]=$$SearchEffect;[.$E64]=$$SearchEffect;[.$F64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 Mountain Flower</text:p>
          </table:table-cell>
          <table:table-cell office:value-type="string" office:string-value="" table:formula="of:=COM.MICROSOFT.IFS($$SearchEffect=&quot;&quot;;&quot;&quot;;OR([.$C65]=$$SearchEffect;[.$D65]=$$SearchEffect;[.$E65]=$$SearchEffect;[.$F65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berries</text:p>
          </table:table-cell>
          <table:table-cell office:value-type="string" office:string-value="" table:formula="of:=COM.MICROSOFT.IFS($$SearchEffect=&quot;&quot;;&quot;&quot;;OR([.$C66]=$$SearchEffect;[.$D66]=$$SearchEffect;[.$E66]=$$SearchEffect;[.$F66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more plants all ext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ar Tusk</text:p>
          </table:table-cell>
          <table:table-cell office:value-type="string" office:string-value="" table:formula="of:=COM.MICROSOFT.IFS($$SearchEffect=&quot;&quot;;&quot;&quot;;OR([.$C67]=$$SearchEffect;[.$D67]=$$SearchEffect;[.$E67]=$$SearchEffect;[.$F67]=$$SearchEffect);&quot;Y&quot;;TRUE;&quot;&quot;)" table:number-matrix-columns-spanned="1" table:number-matrix-rows-spanned="1" table:style-name="ce7"/>
          <table:table-cell office:value-type="string" table:style-name="ce9">
            <text:p>Fortify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dy Fungus</text:p>
          </table:table-cell>
          <table:table-cell office:value-type="string" office:string-value="" table:formula="of:=COM.MICROSOFT.IFS($$SearchEffect=&quot;&quot;;&quot;&quot;;OR([.$C68]=$$SearchEffect;[.$D68]=$$SearchEffect;[.$E68]=$$SearchEffect;[.$F68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g Beacon</text:p>
          </table:table-cell>
          <table:table-cell office:value-type="string" office:string-value="" table:formula="of:=COM.MICROSOFT.IFS($$SearchEffect=&quot;&quot;;&quot;&quot;;OR([.$C69]=$$SearchEffect;[.$D69]=$$SearchEffect;[.$E69]=$$SearchEffect;[.$F69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Damag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g Beacon</text:p>
          </table:table-cell>
          <table:table-cell office:value-type="string" office:string-value="" table:formula="of:=COM.MICROSOFT.IFS($$SearchEffect=&quot;&quot;;&quot;&quot;;OR([.$C70]=$$SearchEffect;[.$D70]=$$SearchEffect;[.$E70]=$$SearchEffect;[.$F70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g Beacon Asco Cap</text:p>
          </table:table-cell>
          <table:table-cell office:value-type="string" office:string-value="" table:formula="of:=COM.MICROSOFT.IFS($$SearchEffect=&quot;&quot;;&quot;&quot;;OR([.$C71]=$$SearchEffect;[.$D71]=$$SearchEffect;[.$E71]=$$SearchEffect;[.$F71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ne Meal</text:p>
          </table:table-cell>
          <table:table-cell office:value-type="string" office:string-value="" table:formula="of:=COM.MICROSOFT.IFS($$SearchEffect=&quot;&quot;;&quot;&quot;;OR([.$C72]=$$SearchEffect;[.$D72]=$$SearchEffect;[.$E72]=$$SearchEffect;[.$F72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ramble Moss</text:p>
          </table:table-cell>
          <table:table-cell office:value-type="string" office:string-value="" table:formula="of:=COM.MICROSOFT.IFS($$SearchEffect=&quot;&quot;;&quot;&quot;;OR([.$C73]=$$SearchEffect;[.$D73]=$$SearchEffect;[.$E73]=$$SearchEffect;[.$F73]=$$SearchEffect);&quot;Y&quot;;TRUE;&quot;&quot;)" table:number-matrix-columns-spanned="1" table:number-matrix-rows-spanned="1" table:style-name="ce7"/>
          <table:table-cell office:value-type="string" table:style-name="ce9">
            <text:p>Fortify Alchemy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riar Heart</text:p>
          </table:table-cell>
          <table:table-cell office:value-type="string" office:string-value="" table:formula="of:=COM.MICROSOFT.IFS($$SearchEffect=&quot;&quot;;&quot;&quot;;OR([.$C74]=$$SearchEffect;[.$D74]=$$SearchEffect;[.$E74]=$$SearchEffect;[.$F74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ungler's Bane</text:p>
          </table:table-cell>
          <table:table-cell office:value-type="string" office:string-value="" table:formula="of:=COM.MICROSOFT.IFS($$SearchEffect=&quot;&quot;;&quot;&quot;;OR([.$C75]=$$SearchEffect;[.$D75]=$$SearchEffect;[.$E75]=$$SearchEffect;[.$F75]=$$SearchEffect);&quot;Y&quot;;TRUE;&quot;&quot;)" table:number-matrix-columns-spanned="1" table:number-matrix-rows-spanned="1" table:style-name="ce7"/>
          <table:table-cell office:value-type="string" table:style-name="ce9">
            <text:p>Slow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urnt Spriggan Wood</text:p>
          </table:table-cell>
          <table:table-cell office:value-type="string" office:string-value="" table:formula="of:=COM.MICROSOFT.IFS($$SearchEffect=&quot;&quot;;&quot;&quot;;OR([.$C76]=$$SearchEffect;[.$D76]=$$SearchEffect;[.$E76]=$$SearchEffect;[.$F76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Slow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utterfly Wing</text:p>
          </table:table-cell>
          <table:table-cell office:value-type="string" office:string-value="" table:formula="of:=COM.MICROSOFT.IFS($$SearchEffect=&quot;&quot;;&quot;&quot;;OR([.$C77]=$$SearchEffect;[.$D77]=$$SearchEffect;[.$E77]=$$SearchEffect;[.$F77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airn Bolet</text:p>
          </table:table-cell>
          <table:table-cell office:value-type="string" office:string-value="" table:formula="of:=COM.MICROSOFT.IFS($$SearchEffect=&quot;&quot;;&quot;&quot;;OR([.$C78]=$$SearchEffect;[.$D78]=$$SearchEffect;[.$E78]=$$SearchEffect;[.$F78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ortify Two-handed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anis Root</text:p>
          </table:table-cell>
          <table:table-cell office:value-type="string" office:string-value="" table:formula="of:=COM.MICROSOFT.IFS($$SearchEffect=&quot;&quot;;&quot;&quot;;OR([.$C79]=$$SearchEffect;[.$D79]=$$SearchEffect;[.$E79]=$$SearchEffect;[.$F79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ave Worm Egg</text:p>
          </table:table-cell>
          <table:table-cell office:value-type="string" office:string-value="" table:formula="of:=COM.MICROSOFT.IFS($$SearchEffect=&quot;&quot;;&quot;&quot;;OR([.$C80]=$$SearchEffect;[.$D80]=$$SearchEffect;[.$E80]=$$SearchEffect;[.$F80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arred Skeever Hide</text:p>
          </table:table-cell>
          <table:table-cell office:value-type="string" office:string-value="" table:formula="of:=COM.MICROSOFT.IFS($$SearchEffect=&quot;&quot;;&quot;&quot;;OR([.$C81]=$$SearchEffect;[.$D81]=$$SearchEffect;[.$E81]=$$SearchEffect;[.$F8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aurus Eggs</text:p>
          </table:table-cell>
          <table:table-cell office:value-type="string" office:string-value="" table:formula="of:=COM.MICROSOFT.IFS($$SearchEffect=&quot;&quot;;&quot;&quot;;OR([.$C82]=$$SearchEffect;[.$D82]=$$SearchEffect;[.$E82]=$$SearchEffect;[.$F82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aurus Hunter Antennae</text:p>
          </table:table-cell>
          <table:table-cell office:value-type="string" office:string-value="" table:formula="of:=COM.MICROSOFT.IFS($$SearchEffect=&quot;&quot;;&quot;&quot;;OR([.$C83]=$$SearchEffect;[.$D83]=$$SearchEffect;[.$E83]=$$SearchEffect;[.$F83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icken's Egg</text:p>
          </table:table-cell>
          <table:table-cell office:value-type="string" office:string-value="" table:formula="of:=COM.MICROSOFT.IFS($$SearchEffect=&quot;&quot;;&quot;&quot;;OR([.$C84]=$$SearchEffect;[.$D84]=$$SearchEffect;[.$E84]=$$SearchEffect;[.$F84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Lingering Damag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itin of the Beast</text:p>
          </table:table-cell>
          <table:table-cell office:value-type="string" office:string-value="" table:formula="of:=COM.MICROSOFT.IFS($$SearchEffect=&quot;&quot;;&quot;&quot;;OR([.$C85]=$$SearchEffect;[.$D85]=$$SearchEffect;[.$E85]=$$SearchEffect;[.$F8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okeberry</text:p>
          </table:table-cell>
          <table:table-cell office:value-type="string" office:string-value="" table:formula="of:=COM.MICROSOFT.IFS($$SearchEffect=&quot;&quot;;&quot;&quot;;OR([.$C86]=$$SearchEffect;[.$D86]=$$SearchEffect;[.$E86]=$$SearchEffect;[.$F8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okeweed</text:p>
          </table:table-cell>
          <table:table-cell office:value-type="string" office:string-value="" table:formula="of:=COM.MICROSOFT.IFS($$SearchEffect=&quot;&quot;;&quot;&quot;;OR([.$C87]=$$SearchEffect;[.$D87]=$$SearchEffect;[.$E87]=$$SearchEffect;[.$F87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lannfear Claw</text:p>
          </table:table-cell>
          <table:table-cell office:value-type="string" office:string-value="" table:formula="of:=COM.MICROSOFT.IFS($$SearchEffect=&quot;&quot;;&quot;&quot;;OR([.$C88]=$$SearchEffect;[.$D88]=$$SearchEffect;[.$E88]=$$SearchEffect;[.$F88]=$$SearchEffect);&quot;Y&quot;;TRUE;&quot;&quot;)" table:number-matrix-columns-spanned="1" table:number-matrix-rows-spanned="1" table:style-name="ce7"/>
          <table:table-cell office:value-type="string" table:style-name="ce9">
            <text:p>Cure Disease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liff Racer Feathers</text:p>
          </table:table-cell>
          <table:table-cell office:value-type="string" office:string-value="" table:formula="of:=COM.MICROSOFT.IFS($$SearchEffect=&quot;&quot;;&quot;&quot;;OR([.$C89]=$$SearchEffect;[.$D89]=$$SearchEffect;[.$E89]=$$SearchEffect;[.$F89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Weakness to Shock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ckatrice Beak</text:p>
          </table:table-cell>
          <table:table-cell office:value-type="string" office:string-value="" table:formula="of:=COM.MICROSOFT.IFS($$SearchEffect=&quot;&quot;;&quot;&quot;;OR([.$C90]=$$SearchEffect;[.$D90]=$$SearchEffect;[.$E90]=$$SearchEffect;[.$F90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ckatrice Feathers</text:p>
          </table:table-cell>
          <table:table-cell office:value-type="string" office:string-value="" table:formula="of:=COM.MICROSOFT.IFS($$SearchEffect=&quot;&quot;;&quot;&quot;;OR([.$C91]=$$SearchEffect;[.$D91]=$$SearchEffect;[.$E91]=$$SearchEffect;[.$F91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Weakness to Fire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coa</text:p>
          </table:table-cell>
          <table:table-cell office:value-type="string" office:string-value="" table:formula="of:=COM.MICROSOFT.IFS($$SearchEffect=&quot;&quot;;&quot;&quot;;OR([.$C92]=$$SearchEffect;[.$D92]=$$SearchEffect;[.$E92]=$$SearchEffect;[.$F9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da Flower</text:p>
          </table:table-cell>
          <table:table-cell office:value-type="string" office:string-value="" table:formula="of:=COM.MICROSOFT.IFS($$SearchEffect=&quot;&quot;;&quot;&quot;;OR([.$C93]=$$SearchEffect;[.$D93]=$$SearchEffect;[.$E93]=$$SearchEffect;[.$F93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ffee Cherry</text:p>
          </table:table-cell>
          <table:table-cell office:value-type="string" office:string-value="" table:formula="of:=COM.MICROSOFT.IFS($$SearchEffect=&quot;&quot;;&quot;&quot;;OR([.$C94]=$$SearchEffect;[.$D94]=$$SearchEffect;[.$E94]=$$SearchEffect;[.$F9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AX ValSerano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berry</text:p>
          </table:table-cell>
          <table:table-cell office:value-type="string" office:string-value="" table:formula="of:=COM.MICROSOFT.IFS($$SearchEffect=&quot;&quot;;&quot;&quot;;OR([.$C95]=$$SearchEffect;[.$D95]=$$SearchEffect;[.$E95]=$$SearchEffect;[.$F95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Spell Absorption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ngealed Mort Flesh</text:p>
          </table:table-cell>
          <table:table-cell office:value-type="string" office:string-value="" table:formula="of:=COM.MICROSOFT.IFS($$SearchEffect=&quot;&quot;;&quot;&quot;;OR([.$C96]=$$SearchEffect;[.$D96]=$$SearchEffect;[.$E96]=$$SearchEffect;[.$F9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ngealed Putrescence</text:p>
          </table:table-cell>
          <table:table-cell office:value-type="string" office:string-value="" table:formula="of:=COM.MICROSOFT.IFS($$SearchEffect=&quot;&quot;;&quot;&quot;;OR([.$C97]=$$SearchEffect;[.$D97]=$$SearchEffect;[.$E97]=$$SearchEffect;[.$F97]=$$SearchEffect);&quot;Y&quot;;TRUE;&quot;&quot;)" table:number-matrix-columns-spanned="1" table:number-matrix-rows-spanned="1" table:style-name="ce7"/>
          <table:table-cell office:value-type="string" table:style-name="ce9">
            <text:p>Ravage Health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rkbulb Root</text:p>
          </table:table-cell>
          <table:table-cell office:value-type="string" office:string-value="" table:formula="of:=COM.MICROSOFT.IFS($$SearchEffect=&quot;&quot;;&quot;&quot;;OR([.$C98]=$$SearchEffect;[.$D98]=$$SearchEffect;[.$E98]=$$SearchEffect;[.$F98]=$$SearchEffect);&quot;Y&quot;;TRUE;&quot;&quot;)" table:number-matrix-columns-spanned="1" table:number-matrix-rows-spanned="1" table:style-name="ce7"/>
          <table:table-cell office:value-type="string" table:style-name="ce9">
            <text:p>Paralysis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Fortify Marksma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rprus Meat</text:p>
          </table:table-cell>
          <table:table-cell office:value-type="string" office:string-value="" table:formula="of:=COM.MICROSOFT.IFS($$SearchEffect=&quot;&quot;;&quot;&quot;;OR([.$C99]=$$SearchEffect;[.$D99]=$$SearchEffect;[.$E99]=$$SearchEffect;[.$F9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rprus Weepings</text:p>
          </table:table-cell>
          <table:table-cell office:value-type="string" office:string-value="" table:formula="of:=COM.MICROSOFT.IFS($$SearchEffect=&quot;&quot;;&quot;&quot;;OR([.$C100]=$$SearchEffect;[.$D100]=$$SearchEffect;[.$E100]=$$SearchEffect;[.$F100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ortify Smithing</text:p>
          </table:table-cell>
          <table:table-cell table:style-name="ce9"/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rrupted Human Heart</text:p>
          </table:table-cell>
          <table:table-cell office:value-type="string" office:string-value="" table:formula="of:=COM.MICROSOFT.IFS($$SearchEffect=&quot;&quot;;&quot;&quot;;OR([.$C101]=$$SearchEffect;[.$D101]=$$SearchEffect;[.$E101]=$$SearchEffect;[.$F10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ccedhsse002-splkntset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ep Cluster</text:p>
          </table:table-cell>
          <table:table-cell office:value-type="string" office:string-value="" table:formula="of:=COM.MICROSOFT.IFS($$SearchEffect=&quot;&quot;;&quot;&quot;;OR([.$C102]=$$SearchEffect;[.$D102]=$$SearchEffect;[.$E102]=$$SearchEffect;[.$F102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Weakness to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imson Nirnroot</text:p>
          </table:table-cell>
          <table:table-cell office:value-type="string" office:string-value="" table:formula="of:=COM.MICROSOFT.IFS($$SearchEffect=&quot;&quot;;&quot;&quot;;OR([.$C103]=$$SearchEffect;[.$D103]=$$SearchEffect;[.$E103]=$$SearchEffect;[.$F103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ow Feathers</text:p>
          </table:table-cell>
          <table:table-cell office:value-type="string" office:string-value="" table:formula="of:=COM.MICROSOFT.IFS($$SearchEffect=&quot;&quot;;&quot;&quot;;OR([.$C104]=$$SearchEffect;[.$D104]=$$SearchEffect;[.$E104]=$$SearchEffect;[.$F104]=$$SearchEffect);&quot;Y&quot;;TRUE;&quot;&quot;)" table:number-matrix-columns-spanned="1" table:number-matrix-rows-spanned="1" table:style-name="ce7"/>
          <table:table-cell office:value-type="string" table:style-name="ce9">
            <text:p>Night Eye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mihailcrowsandraven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ystalline Moss</text:p>
          </table:table-cell>
          <table:table-cell office:value-type="string" office:string-value="" table:formula="of:=COM.MICROSOFT.IFS($$SearchEffect=&quot;&quot;;&quot;&quot;;OR([.$C105]=$$SearchEffect;[.$D105]=$$SearchEffect;[.$E105]=$$SearchEffect;[.$F105]=$$SearchEffect);&quot;Y&quot;;TRUE;&quot;&quot;)" table:number-matrix-columns-spanned="1" table:number-matrix-rows-spanned="1" table:style-name="ce7"/>
          <table:table-cell office:value-type="string" table:style-name="ce9">
            <text:p>Fortify Destruction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yrodilic Minotaur Horns</text:p>
          </table:table-cell>
          <table:table-cell office:value-type="string" office:string-value="" table:formula="of:=COM.MICROSOFT.IFS($$SearchEffect=&quot;&quot;;&quot;&quot;;OR([.$C106]=$$SearchEffect;[.$D106]=$$SearchEffect;[.$E106]=$$SearchEffect;[.$F10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mihailminotau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yrodilic Spadetail</text:p>
          </table:table-cell>
          <table:table-cell office:value-type="string" office:string-value="" table:formula="of:=COM.MICROSOFT.IFS($$SearchEffect=&quot;&quot;;&quot;&quot;;OR([.$C107]=$$SearchEffect;[.$D107]=$$SearchEffect;[.$E107]=$$SearchEffect;[.$F107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Rav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a Heart</text:p>
          </table:table-cell>
          <table:table-cell office:value-type="string" office:string-value="" table:formula="of:=COM.MICROSOFT.IFS($$SearchEffect=&quot;&quot;;&quot;&quot;;OR([.$C108]=$$SearchEffect;[.$D108]=$$SearchEffect;[.$E108]=$$SearchEffect;[.$F108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a Silk</text:p>
          </table:table-cell>
          <table:table-cell office:value-type="string" office:string-value="" table:formula="of:=COM.MICROSOFT.IFS($$SearchEffect=&quot;&quot;;&quot;&quot;;OR([.$C109]=$$SearchEffect;[.$D109]=$$SearchEffect;[.$E109]=$$SearchEffect;[.$F109]=$$SearchEffect);&quot;Y&quot;;TRUE;&quot;&quot;)" table:number-matrix-columns-spanned="1" table:number-matrix-rows-spanned="1" table:style-name="ce7"/>
          <table:table-cell office:value-type="string" table:style-name="ce9">
            <text:p>Lingering Damage Stamin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a Venin</text:p>
          </table:table-cell>
          <table:table-cell office:value-type="string" office:string-value="" table:formula="of:=COM.MICROSOFT.IFS($$SearchEffect=&quot;&quot;;&quot;&quot;;OR([.$C110]=$$SearchEffect;[.$D110]=$$SearchEffect;[.$E110]=$$SearchEffect;[.$F110]=$$SearchEffect);&quot;Y&quot;;TRUE;&quot;&quot;)" table:number-matrix-columns-spanned="1" table:number-matrix-rows-spanned="1" table:style-name="ce7"/>
          <table:table-cell office:value-type="string" table:style-name="ce9">
            <text:p>Rav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Spell Absorp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oth Teeth</text:p>
          </table:table-cell>
          <table:table-cell office:value-type="string" office:string-value="" table:formula="of:=COM.MICROSOFT.IFS($$SearchEffect=&quot;&quot;;&quot;&quot;;OR([.$C111]=$$SearchEffect;[.$D111]=$$SearchEffect;[.$E111]=$$SearchEffect;[.$F111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Light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oth Teeth</text:p>
          </table:table-cell>
          <table:table-cell office:value-type="string" office:string-value="" table:formula="of:=COM.MICROSOFT.IFS($$SearchEffect=&quot;&quot;;&quot;&quot;;OR([.$C112]=$$SearchEffect;[.$D112]=$$SearchEffect;[.$E112]=$$SearchEffect;[.$F112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Candlelight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AX ValSerano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oth Titan Teeth</text:p>
          </table:table-cell>
          <table:table-cell office:value-type="string" office:string-value="" table:formula="of:=COM.MICROSOFT.IFS($$SearchEffect=&quot;&quot;;&quot;&quot;;OR([.$C113]=$$SearchEffect;[.$D113]=$$SearchEffect;[.$E113]=$$SearchEffect;[.$F113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Candlelight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ggermouth Fin</text:p>
          </table:table-cell>
          <table:table-cell office:value-type="string" office:string-value="Y" table:formula="of:=COM.MICROSOFT.IFS($$SearchEffect=&quot;&quot;;&quot;&quot;;OR([.$C114]=$$SearchEffect;[.$D114]=$$SearchEffect;[.$E114]=$$SearchEffect;[.$F114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athbell</text:p>
          </table:table-cell>
          <table:table-cell office:value-type="string" office:string-value="" table:formula="of:=COM.MICROSOFT.IFS($$SearchEffect=&quot;&quot;;&quot;&quot;;OR([.$C115]=$$SearchEffect;[.$D115]=$$SearchEffect;[.$E115]=$$SearchEffect;[.$F11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ep Moth Wing</text:p>
          </table:table-cell>
          <table:table-cell office:value-type="string" office:string-value="" table:formula="of:=COM.MICROSOFT.IFS($$SearchEffect=&quot;&quot;;&quot;&quot;;OR([.$C116]=$$SearchEffect;[.$D116]=$$SearchEffect;[.$E116]=$$SearchEffect;[.$F116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mented Lobsterfish</text:p>
          </table:table-cell>
          <table:table-cell office:value-type="string" office:string-value="" table:formula="of:=COM.MICROSOFT.IFS($$SearchEffect=&quot;&quot;;&quot;&quot;;OR([.$C117]=$$SearchEffect;[.$D117]=$$SearchEffect;[.$E117]=$$SearchEffect;[.$F117]=$$SearchEffect);&quot;Y&quot;;TRUE;&quot;&quot;)" table:number-matrix-columns-spanned="1" table:number-matrix-rows-spanned="1" table:style-name="ce7"/>
          <table:table-cell office:value-type="string" table:style-name="ce9">
            <text:p>Regenerat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im Glow Dust</text:p>
          </table:table-cell>
          <table:table-cell office:value-type="string" office:string-value="" table:formula="of:=COM.MICROSOFT.IFS($$SearchEffect=&quot;&quot;;&quot;&quot;;OR([.$C118]=$$SearchEffect;[.$D118]=$$SearchEffect;[.$E118]=$$SearchEffect;[.$F118]=$$SearchEffect);&quot;Y&quot;;TRUE;&quot;&quot;)" table:number-matrix-columns-spanned="1" table:number-matrix-rows-spanned="1" table:style-name="ce7"/>
          <table:table-cell office:value-type="string" table:style-name="ce9">
            <text:p>Fortify Destruction</text:p>
          </table:table-cell>
          <table:table-cell office:value-type="string" table:style-name="ce9">
            <text:p>Resist Shock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agon Priest Ashes</text:p>
          </table:table-cell>
          <table:table-cell office:value-type="string" office:string-value="" table:formula="of:=COM.MICROSOFT.IFS($$SearchEffect=&quot;&quot;;&quot;&quot;;OR([.$C119]=$$SearchEffect;[.$D119]=$$SearchEffect;[.$E119]=$$SearchEffect;[.$F11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konahrik_accoutrement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agon's Tongue</text:p>
          </table:table-cell>
          <table:table-cell office:value-type="string" office:string-value="" table:formula="of:=COM.MICROSOFT.IFS($$SearchEffect=&quot;&quot;;&quot;&quot;;OR([.$C120]=$$SearchEffect;[.$D120]=$$SearchEffect;[.$E120]=$$SearchEffect;[.$F120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eugh Wax</text:p>
          </table:table-cell>
          <table:table-cell office:value-type="string" office:string-value="" table:formula="of:=COM.MICROSOFT.IFS($$SearchEffect=&quot;&quot;;&quot;&quot;;OR([.$C121]=$$SearchEffect;[.$D121]=$$SearchEffect;[.$E121]=$$SearchEffect;[.$F121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Smith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eugh Wax</text:p>
          </table:table-cell>
          <table:table-cell office:value-type="string" office:string-value="" table:formula="of:=COM.MICROSOFT.IFS($$SearchEffect=&quot;&quot;;&quot;&quot;;OR([.$C122]=$$SearchEffect;[.$D122]=$$SearchEffect;[.$E122]=$$SearchEffect;[.$F122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Unslaa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ied Bloodgrass</text:p>
          </table:table-cell>
          <table:table-cell office:value-type="string" office:string-value="" table:formula="of:=COM.MICROSOFT.IFS($$SearchEffect=&quot;&quot;;&quot;&quot;;OR([.$C123]=$$SearchEffect;[.$D123]=$$SearchEffect;[.$E123]=$$SearchEffect;[.$F123]=$$SearchEffect);&quot;Y&quot;;TRUE;&quot;&quot;)" table:number-matrix-columns-spanned="1" table:number-matrix-rows-spanned="1" table:style-name="ce7"/>
          <table:table-cell office:value-type="string" table:style-name="ce9">
            <text:p>Paralysis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ied Bloodgrass (replica)</text:p>
          </table:table-cell>
          <table:table-cell office:value-type="string" office:string-value="" table:formula="of:=COM.MICROSOFT.IFS($$SearchEffect=&quot;&quot;;&quot;&quot;;OR([.$C124]=$$SearchEffect;[.$D124]=$$SearchEffect;[.$E124]=$$SearchEffect;[.$F124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DBM_3DNPC_Patc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ied Spider Silk</text:p>
          </table:table-cell>
          <table:table-cell office:value-type="string" office:string-value="" table:formula="of:=COM.MICROSOFT.IFS($$SearchEffect=&quot;&quot;;&quot;&quot;;OR([.$C125]=$$SearchEffect;[.$D125]=$$SearchEffect;[.$E125]=$$SearchEffect;[.$F125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neripper Eggs</text:p>
          </table:table-cell>
          <table:table-cell office:value-type="string" office:string-value="" table:formula="of:=COM.MICROSOFT.IFS($$SearchEffect=&quot;&quot;;&quot;&quot;;OR([.$C126]=$$SearchEffect;[.$D126]=$$SearchEffect;[.$E126]=$$SearchEffect;[.$F126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Gray Fox Cow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nmer Heart</text:p>
          </table:table-cell>
          <table:table-cell office:value-type="string" office:string-value="" table:formula="of:=COM.MICROSOFT.IFS($$SearchEffect=&quot;&quot;;&quot;&quot;;OR([.$C127]=$$SearchEffect;[.$D127]=$$SearchEffect;[.$E127]=$$SearchEffect;[.$F127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KhajiitWillFollow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warven Oil</text:p>
          </table:table-cell>
          <table:table-cell office:value-type="string" office:string-value="" table:formula="of:=COM.MICROSOFT.IFS($$SearchEffect=&quot;&quot;;&quot;&quot;;OR([.$C128]=$$SearchEffect;[.$D128]=$$SearchEffect;[.$E128]=$$SearchEffect;[.$F128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wemer Egg</text:p>
          </table:table-cell>
          <table:table-cell office:value-type="string" office:string-value="" table:formula="of:=COM.MICROSOFT.IFS($$SearchEffect=&quot;&quot;;&quot;&quot;;OR([.$C129]=$$SearchEffect;[.$D129]=$$SearchEffect;[.$E129]=$$SearchEffect;[.$F129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Weakness to Shock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Ordinator - Perks of Skyrim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gle Beak</text:p>
          </table:table-cell>
          <table:table-cell office:value-type="string" office:string-value="" table:formula="of:=COM.MICROSOFT.IFS($$SearchEffect=&quot;&quot;;&quot;&quot;;OR([.$C130]=$$SearchEffect;[.$D130]=$$SearchEffect;[.$E130]=$$SearchEffect;[.$F130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mihailhawkandtern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gle Feathers</text:p>
          </table:table-cell>
          <table:table-cell office:value-type="string" office:string-value="" table:formula="of:=COM.MICROSOFT.IFS($$SearchEffect=&quot;&quot;;&quot;&quot;;OR([.$C131]=$$SearchEffect;[.$D131]=$$SearchEffect;[.$E131]=$$SearchEffect;[.$F131]=$$SearchEffect);&quot;Y&quot;;TRUE;&quot;&quot;)" table:number-matrix-columns-spanned="1" table:number-matrix-rows-spanned="1" table:style-name="ce7"/>
          <table:table-cell office:value-type="string" table:style-name="ce9">
            <text:p>Cure Disease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mihailhawkandtern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rth Moss</text:p>
          </table:table-cell>
          <table:table-cell office:value-type="string" office:string-value="" table:formula="of:=COM.MICROSOFT.IFS($$SearchEffect=&quot;&quot;;&quot;&quot;;OR([.$C132]=$$SearchEffect;[.$D132]=$$SearchEffect;[.$E132]=$$SearchEffect;[.$F132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One-handed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ctoplasm</text:p>
          </table:table-cell>
          <table:table-cell office:value-type="string" office:string-value="" table:formula="of:=COM.MICROSOFT.IFS($$SearchEffect=&quot;&quot;;&quot;&quot;;OR([.$C133]=$$SearchEffect;[.$D133]=$$SearchEffect;[.$E133]=$$SearchEffect;[.$F133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f Cup Cap</text:p>
          </table:table-cell>
          <table:table-cell office:value-type="string" office:string-value="" table:formula="of:=COM.MICROSOFT.IFS($$SearchEffect=&quot;&quot;;&quot;&quot;;OR([.$C134]=$$SearchEffect;[.$D134]=$$SearchEffect;[.$E134]=$$SearchEffect;[.$F134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f Cup Cap</text:p>
          </table:table-cell>
          <table:table-cell office:value-type="string" office:string-value="" table:formula="of:=COM.MICROSOFT.IFS($$SearchEffect=&quot;&quot;;&quot;&quot;;OR([.$C135]=$$SearchEffect;[.$D135]=$$SearchEffect;[.$E135]=$$SearchEffect;[.$F135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ven Flesh</text:p>
          </table:table-cell>
          <table:table-cell office:value-type="string" office:string-value="" table:formula="of:=COM.MICROSOFT.IFS($$SearchEffect=&quot;&quot;;&quot;&quot;;OR([.$C136]=$$SearchEffect;[.$D136]=$$SearchEffect;[.$E136]=$$SearchEffect;[.$F13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ven Heart</text:p>
          </table:table-cell>
          <table:table-cell office:value-type="string" office:string-value="" table:formula="of:=COM.MICROSOFT.IFS($$SearchEffect=&quot;&quot;;&quot;&quot;;OR([.$C137]=$$SearchEffect;[.$D137]=$$SearchEffect;[.$E137]=$$SearchEffect;[.$F137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ves Ear</text:p>
          </table:table-cell>
          <table:table-cell office:value-type="string" office:string-value="" table:formula="of:=COM.MICROSOFT.IFS($$SearchEffect=&quot;&quot;;&quot;&quot;;OR([.$C138]=$$SearchEffect;[.$D138]=$$SearchEffect;[.$E138]=$$SearchEffect;[.$F138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Weakness to Frost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ytra Ichor</text:p>
          </table:table-cell>
          <table:table-cell office:value-type="string" office:string-value="" table:formula="of:=COM.MICROSOFT.IFS($$SearchEffect=&quot;&quot;;&quot;&quot;;OR([.$C139]=$$SearchEffect;[.$D139]=$$SearchEffect;[.$E139]=$$SearchEffect;[.$F139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mperor Parasol Moss</text:p>
          </table:table-cell>
          <table:table-cell office:value-type="string" office:string-value="" table:formula="of:=COM.MICROSOFT.IFS($$SearchEffect=&quot;&quot;;&quot;&quot;;OR([.$C140]=$$SearchEffect;[.$D140]=$$SearchEffect;[.$E140]=$$SearchEffect;[.$F140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nchanted Ash</text:p>
          </table:table-cell>
          <table:table-cell office:value-type="string" office:string-value="" table:formula="of:=COM.MICROSOFT.IFS($$SearchEffect=&quot;&quot;;&quot;&quot;;OR([.$C141]=$$SearchEffect;[.$D141]=$$SearchEffect;[.$E141]=$$SearchEffect;[.$F141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Altmer</text:p>
          </table:table-cell>
          <table:table-cell office:value-type="string" office:string-value="" table:formula="of:=COM.MICROSOFT.IFS($$SearchEffect=&quot;&quot;;&quot;&quot;;OR([.$C142]=$$SearchEffect;[.$D142]=$$SearchEffect;[.$E142]=$$SearchEffect;[.$F14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Ancestral Cheetah</text:p>
          </table:table-cell>
          <table:table-cell office:value-type="string" office:string-value="" table:formula="of:=COM.MICROSOFT.IFS($$SearchEffect=&quot;&quot;;&quot;&quot;;OR([.$C143]=$$SearchEffect;[.$D143]=$$SearchEffect;[.$E143]=$$SearchEffect;[.$F14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Gray Fox Cow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Human</text:p>
          </table:table-cell>
          <table:table-cell office:value-type="string" office:string-value="" table:formula="of:=COM.MICROSOFT.IFS($$SearchEffect=&quot;&quot;;&quot;&quot;;OR([.$C144]=$$SearchEffect;[.$D144]=$$SearchEffect;[.$E144]=$$SearchEffect;[.$F144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Sabre Cat</text:p>
          </table:table-cell>
          <table:table-cell office:value-type="string" office:string-value="" table:formula="of:=COM.MICROSOFT.IFS($$SearchEffect=&quot;&quot;;&quot;&quot;;OR([.$C145]=$$SearchEffect;[.$D145]=$$SearchEffect;[.$E145]=$$SearchEffect;[.$F14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the Arcana</text:p>
          </table:table-cell>
          <table:table-cell office:value-type="string" office:string-value="" table:formula="of:=COM.MICROSOFT.IFS($$SearchEffect=&quot;&quot;;&quot;&quot;;OR([.$C146]=$$SearchEffect;[.$D146]=$$SearchEffect;[.$E146]=$$SearchEffect;[.$F146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Tiger</text:p>
          </table:table-cell>
          <table:table-cell office:value-type="string" office:string-value="" table:formula="of:=COM.MICROSOFT.IFS($$SearchEffect=&quot;&quot;;&quot;&quot;;OR([.$C147]=$$SearchEffect;[.$D147]=$$SearchEffect;[.$E147]=$$SearchEffect;[.$F14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TheBawbsWardenOfTheCoas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almer Ear</text:p>
          </table:table-cell>
          <table:table-cell office:value-type="string" office:string-value="" table:formula="of:=COM.MICROSOFT.IFS($$SearchEffect=&quot;&quot;;&quot;&quot;;OR([.$C148]=$$SearchEffect;[.$D148]=$$SearchEffect;[.$E148]=$$SearchEffect;[.$F148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Fortify Lockpicking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elsaad Tern Egg</text:p>
          </table:table-cell>
          <table:table-cell office:value-type="string" office:string-value="" table:formula="of:=COM.MICROSOFT.IFS($$SearchEffect=&quot;&quot;;&quot;&quot;;OR([.$C149]=$$SearchEffect;[.$D149]=$$SearchEffect;[.$E149]=$$SearchEffect;[.$F149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elsaad Tern Feathers</text:p>
          </table:table-cell>
          <table:table-cell office:value-type="string" office:string-value="" table:formula="of:=COM.MICROSOFT.IFS($$SearchEffect=&quot;&quot;;&quot;&quot;;OR([.$C150]=$$SearchEffect;[.$D150]=$$SearchEffect;[.$E150]=$$SearchEffect;[.$F150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re Petal</text:p>
          </table:table-cell>
          <table:table-cell office:value-type="string" office:string-value="" table:formula="of:=COM.MICROSOFT.IFS($$SearchEffect=&quot;&quot;;&quot;&quot;;OR([.$C151]=$$SearchEffect;[.$D151]=$$SearchEffect;[.$E151]=$$SearchEffect;[.$F15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Spell Absorption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re Petals</text:p>
          </table:table-cell>
          <table:table-cell office:value-type="string" office:string-value="" table:formula="of:=COM.MICROSOFT.IFS($$SearchEffect=&quot;&quot;;&quot;&quot;;OR([.$C152]=$$SearchEffect;[.$D152]=$$SearchEffect;[.$E152]=$$SearchEffect;[.$F152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re Salts</text:p>
          </table:table-cell>
          <table:table-cell office:value-type="string" office:string-value="" table:formula="of:=COM.MICROSOFT.IFS($$SearchEffect=&quot;&quot;;&quot;&quot;;OR([.$C153]=$$SearchEffect;[.$D153]=$$SearchEffect;[.$E153]=$$SearchEffect;[.$F153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ssure Mass</text:p>
          </table:table-cell>
          <table:table-cell office:value-type="string" office:string-value="" table:formula="of:=COM.MICROSOFT.IFS($$SearchEffect=&quot;&quot;;&quot;&quot;;OR([.$C154]=$$SearchEffect;[.$D154]=$$SearchEffect;[.$E154]=$$SearchEffect;[.$F154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Weakness to Shoc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lame Stalk</text:p>
          </table:table-cell>
          <table:table-cell office:value-type="string" office:string-value="" table:formula="of:=COM.MICROSOFT.IFS($$SearchEffect=&quot;&quot;;&quot;&quot;;OR([.$C155]=$$SearchEffect;[.$D155]=$$SearchEffect;[.$E155]=$$SearchEffect;[.$F155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lame Stalk</text:p>
          </table:table-cell>
          <table:table-cell office:value-type="string" office:string-value="" table:formula="of:=COM.MICROSOFT.IFS($$SearchEffect=&quot;&quot;;&quot;&quot;;OR([.$C156]=$$SearchEffect;[.$D156]=$$SearchEffect;[.$E156]=$$SearchEffect;[.$F156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25-advdsg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ly Amanita</text:p>
          </table:table-cell>
          <table:table-cell office:value-type="string" office:string-value="" table:formula="of:=COM.MICROSOFT.IFS($$SearchEffect=&quot;&quot;;&quot;&quot;;OR([.$C157]=$$SearchEffect;[.$D157]=$$SearchEffect;[.$E157]=$$SearchEffect;[.$F157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ortify Two-handed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rodmar's Liver</text:p>
          </table:table-cell>
          <table:table-cell office:value-type="string" office:string-value="" table:formula="of:=COM.MICROSOFT.IFS($$SearchEffect=&quot;&quot;;&quot;&quot;;OR([.$C158]=$$SearchEffect;[.$D158]=$$SearchEffect;[.$E158]=$$SearchEffect;[.$F15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rost Lily</text:p>
          </table:table-cell>
          <table:table-cell office:value-type="string" office:string-value="" table:formula="of:=COM.MICROSOFT.IFS($$SearchEffect=&quot;&quot;;&quot;&quot;;OR([.$C159]=$$SearchEffect;[.$D159]=$$SearchEffect;[.$E159]=$$SearchEffect;[.$F159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BPUFXelzazFollowe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rost Mirriam</text:p>
          </table:table-cell>
          <table:table-cell office:value-type="string" office:string-value="" table:formula="of:=COM.MICROSOFT.IFS($$SearchEffect=&quot;&quot;;&quot;&quot;;OR([.$C160]=$$SearchEffect;[.$D160]=$$SearchEffect;[.$E160]=$$SearchEffect;[.$F160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rost Salts</text:p>
          </table:table-cell>
          <table:table-cell office:value-type="string" office:string-value="" table:formula="of:=COM.MICROSOFT.IFS($$SearchEffect=&quot;&quot;;&quot;&quot;;OR([.$C161]=$$SearchEffect;[.$D161]=$$SearchEffect;[.$E161]=$$SearchEffect;[.$F161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ungus Stalk</text:p>
          </table:table-cell>
          <table:table-cell office:value-type="string" office:string-value="" table:formula="of:=COM.MICROSOFT.IFS($$SearchEffect=&quot;&quot;;&quot;&quot;;OR([.$C162]=$$SearchEffect;[.$D162]=$$SearchEffect;[.$E162]=$$SearchEffect;[.$F162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ungus Stalk</text:p>
          </table:table-cell>
          <table:table-cell office:value-type="string" office:string-value="" table:formula="of:=COM.MICROSOFT.IFS($$SearchEffect=&quot;&quot;;&quot;&quot;;OR([.$C163]=$$SearchEffect;[.$D163]=$$SearchEffect;[.$E163]=$$SearchEffect;[.$F16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arlic</text:p>
          </table:table-cell>
          <table:table-cell office:value-type="string" office:string-value="" table:formula="of:=COM.MICROSOFT.IFS($$SearchEffect=&quot;&quot;;&quot;&quot;;OR([.$C164]=$$SearchEffect;[.$D164]=$$SearchEffect;[.$E164]=$$SearchEffect;[.$F164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host's Bane</text:p>
          </table:table-cell>
          <table:table-cell office:value-type="string" office:string-value="" table:formula="of:=COM.MICROSOFT.IFS($$SearchEffect=&quot;&quot;;&quot;&quot;;OR([.$C165]=$$SearchEffect;[.$D165]=$$SearchEffect;[.$E165]=$$SearchEffect;[.$F165]=$$SearchEffect);&quot;Y&quot;;TRUE;&quot;&quot;)" table:number-matrix-columns-spanned="1" table:number-matrix-rows-spanned="1" table:style-name="ce7"/>
          <table:table-cell office:value-type="string" table:style-name="ce9">
            <text:p>Fortify Illusion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Weakness to Fire</text:p>
          </table:table-cell>
          <table:table-cell office:value-type="string" table:style-name="ce1">
            <text:p>Jehann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houl Heart</text:p>
          </table:table-cell>
          <table:table-cell office:value-type="string" office:string-value="" table:formula="of:=COM.MICROSOFT.IFS($$SearchEffect=&quot;&quot;;&quot;&quot;;OR([.$C166]=$$SearchEffect;[.$D166]=$$SearchEffect;[.$E166]=$$SearchEffect;[.$F16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houl Heart</text:p>
          </table:table-cell>
          <table:table-cell office:value-type="string" office:string-value="" table:formula="of:=COM.MICROSOFT.IFS($$SearchEffect=&quot;&quot;;&quot;&quot;;OR([.$C167]=$$SearchEffect;[.$D167]=$$SearchEffect;[.$E167]=$$SearchEffect;[.$F167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iant Lichen</text:p>
          </table:table-cell>
          <table:table-cell office:value-type="string" office:string-value="" table:formula="of:=COM.MICROSOFT.IFS($$SearchEffect=&quot;&quot;;&quot;&quot;;OR([.$C168]=$$SearchEffect;[.$D168]=$$SearchEffect;[.$E168]=$$SearchEffect;[.$F168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iant's Toe</text:p>
          </table:table-cell>
          <table:table-cell office:value-type="string" office:string-value="" table:formula="of:=COM.MICROSOFT.IFS($$SearchEffect=&quot;&quot;;&quot;&quot;;OR([.$C169]=$$SearchEffect;[.$D169]=$$SearchEffect;[.$E169]=$$SearchEffect;[.$F169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lassfish</text:p>
          </table:table-cell>
          <table:table-cell office:value-type="string" office:string-value="" table:formula="of:=COM.MICROSOFT.IFS($$SearchEffect=&quot;&quot;;&quot;&quot;;OR([.$C170]=$$SearchEffect;[.$D170]=$$SearchEffect;[.$E170]=$$SearchEffect;[.$F170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Fortify Persuasion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leamblossom</text:p>
          </table:table-cell>
          <table:table-cell office:value-type="string" office:string-value="" table:formula="of:=COM.MICROSOFT.IFS($$SearchEffect=&quot;&quot;;&quot;&quot;;OR([.$C171]=$$SearchEffect;[.$D171]=$$SearchEffect;[.$E171]=$$SearchEffect;[.$F171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low Dust</text:p>
          </table:table-cell>
          <table:table-cell office:value-type="string" office:string-value="" table:formula="of:=COM.MICROSOFT.IFS($$SearchEffect=&quot;&quot;;&quot;&quot;;OR([.$C172]=$$SearchEffect;[.$D172]=$$SearchEffect;[.$E172]=$$SearchEffect;[.$F172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lowing Mushroom</text:p>
          </table:table-cell>
          <table:table-cell office:value-type="string" office:string-value="" table:formula="of:=COM.MICROSOFT.IFS($$SearchEffect=&quot;&quot;;&quot;&quot;;OR([.$C173]=$$SearchEffect;[.$D173]=$$SearchEffect;[.$E173]=$$SearchEffect;[.$F173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narl Bark</text:p>
          </table:table-cell>
          <table:table-cell office:value-type="string" office:string-value="" table:formula="of:=COM.MICROSOFT.IFS($$SearchEffect=&quot;&quot;;&quot;&quot;;OR([.$C174]=$$SearchEffect;[.$D174]=$$SearchEffect;[.$E174]=$$SearchEffect;[.$F174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narl Bark</text:p>
          </table:table-cell>
          <table:table-cell office:value-type="string" office:string-value="" table:formula="of:=COM.MICROSOFT.IFS($$SearchEffect=&quot;&quot;;&quot;&quot;;OR([.$C175]=$$SearchEffect;[.$D175]=$$SearchEffect;[.$E175]=$$SearchEffect;[.$F175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old Kanet</text:p>
          </table:table-cell>
          <table:table-cell office:value-type="string" office:string-value="" table:formula="of:=COM.MICROSOFT.IFS($$SearchEffect=&quot;&quot;;&quot;&quot;;OR([.$C176]=$$SearchEffect;[.$D176]=$$SearchEffect;[.$E176]=$$SearchEffect;[.$F176]=$$SearchEffect);&quot;Y&quot;;TRUE;&quot;&quot;)" table:number-matrix-columns-spanned="1" table:number-matrix-rows-spanned="1" table:style-name="ce7"/>
          <table:table-cell office:value-type="string" table:style-name="ce9">
            <text:p>Paralysis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Weakness to Frost</text:p>
          </table:table-cell>
          <table:table-cell office:value-type="string" table:style-name="ce9">
            <text:p>Fortify Smith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oldfish</text:p>
          </table:table-cell>
          <table:table-cell office:value-type="string" office:string-value="" table:formula="of:=COM.MICROSOFT.IFS($$SearchEffect=&quot;&quot;;&quot;&quot;;OR([.$C177]=$$SearchEffect;[.$D177]=$$SearchEffect;[.$E177]=$$SearchEffect;[.$F17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oron Piece</text:p>
          </table:table-cell>
          <table:table-cell office:value-type="string" office:string-value="" table:formula="of:=COM.MICROSOFT.IFS($$SearchEffect=&quot;&quot;;&quot;&quot;;OR([.$C178]=$$SearchEffect;[.$D178]=$$SearchEffect;[.$E178]=$$SearchEffect;[.$F178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Block</text:p>
          </table:table-cell>
          <table:table-cell office:value-type="string" table:style-name="ce1">
            <text:p>Gray Fox Cow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ass Pod</text:p>
          </table:table-cell>
          <table:table-cell office:value-type="string" office:string-value="" table:formula="of:=COM.MICROSOFT.IFS($$SearchEffect=&quot;&quot;;&quot;&quot;;OR([.$C179]=$$SearchEffect;[.$D179]=$$SearchEffect;[.$E179]=$$SearchEffect;[.$F179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een Butterfly Wing</text:p>
          </table:table-cell>
          <table:table-cell office:value-type="string" office:string-value="" table:formula="of:=COM.MICROSOFT.IFS($$SearchEffect=&quot;&quot;;&quot;&quot;;OR([.$C180]=$$SearchEffect;[.$D180]=$$SearchEffect;[.$E180]=$$SearchEffect;[.$F180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25-advdsg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een Hairstreak Wing</text:p>
          </table:table-cell>
          <table:table-cell office:value-type="string" office:string-value="" table:formula="of:=COM.MICROSOFT.IFS($$SearchEffect=&quot;&quot;;&quot;&quot;;OR([.$C181]=$$SearchEffect;[.$D181]=$$SearchEffect;[.$E181]=$$SearchEffect;[.$F181]=$$SearchEffect);&quot;Y&quot;;TRUE;&quot;&quot;)" table:number-matrix-columns-spanned="1" table:number-matrix-rows-spanned="1" table:style-name="ce7"/>
          <table:table-cell office:value-type="string" table:style-name="ce9">
            <text:p>Fortify Block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ey Moth Wing</text:p>
          </table:table-cell>
          <table:table-cell office:value-type="string" office:string-value="" table:formula="of:=COM.MICROSOFT.IFS($$SearchEffect=&quot;&quot;;&quot;&quot;;OR([.$C182]=$$SearchEffect;[.$D182]=$$SearchEffect;[.$E182]=$$SearchEffect;[.$F182]=$$SearchEffect);&quot;Y&quot;;TRUE;&quot;&quot;)" table:number-matrix-columns-spanned="1" table:number-matrix-rows-spanned="1" table:style-name="ce7"/>
          <table:table-cell office:value-type="string" table:style-name="ce9">
            <text:p>Fortify Block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ummite Egg</text:p>
          </table:table-cell>
          <table:table-cell office:value-type="string" office:string-value="" table:formula="of:=COM.MICROSOFT.IFS($$SearchEffect=&quot;&quot;;&quot;&quot;;OR([.$C183]=$$SearchEffect;[.$D183]=$$SearchEffect;[.$E183]=$$SearchEffect;[.$F183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uardian Tree Root</text:p>
          </table:table-cell>
          <table:table-cell office:value-type="string" office:string-value="" table:formula="of:=COM.MICROSOFT.IFS($$SearchEffect=&quot;&quot;;&quot;&quot;;OR([.$C184]=$$SearchEffect;[.$D184]=$$SearchEffect;[.$E184]=$$SearchEffect;[.$F184]=$$SearchEffect);&quot;Y&quot;;TRUE;&quot;&quot;)" table:number-matrix-columns-spanned="1" table:number-matrix-rows-spanned="1" table:style-name="ce7"/>
          <table:table-cell office:value-type="string" table:style-name="ce9">
            <text:p>Fortify Health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Jehann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uardian Tree Root for Rian</text:p>
          </table:table-cell>
          <table:table-cell office:value-type="string" office:string-value="" table:formula="of:=COM.MICROSOFT.IFS($$SearchEffect=&quot;&quot;;&quot;&quot;;OR([.$C185]=$$SearchEffect;[.$D185]=$$SearchEffect;[.$E185]=$$SearchEffect;[.$F185]=$$SearchEffect);&quot;Y&quot;;TRUE;&quot;&quot;)" table:number-matrix-columns-spanned="1" table:number-matrix-rows-spanned="1" table:style-name="ce7"/>
          <table:table-cell office:value-type="string" table:style-name="ce9">
            <text:p>Fortify Health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Jehann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ckle-Lo Leaf</text:p>
          </table:table-cell>
          <table:table-cell office:value-type="string" office:string-value="" table:formula="of:=COM.MICROSOFT.IFS($$SearchEffect=&quot;&quot;;&quot;&quot;;OR([.$C186]=$$SearchEffect;[.$D186]=$$SearchEffect;[.$E186]=$$SearchEffect;[.$F18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Restora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graven Claw</text:p>
          </table:table-cell>
          <table:table-cell office:value-type="string" office:string-value="" table:formula="of:=COM.MICROSOFT.IFS($$SearchEffect=&quot;&quot;;&quot;&quot;;OR([.$C187]=$$SearchEffect;[.$D187]=$$SearchEffect;[.$E187]=$$SearchEffect;[.$F187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graven Feathers</text:p>
          </table:table-cell>
          <table:table-cell office:value-type="string" office:string-value="" table:formula="of:=COM.MICROSOFT.IFS($$SearchEffect=&quot;&quot;;&quot;&quot;;OR([.$C188]=$$SearchEffect;[.$D188]=$$SearchEffect;[.$E188]=$$SearchEffect;[.$F188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Weakness to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nging Moss</text:p>
          </table:table-cell>
          <table:table-cell office:value-type="string" office:string-value="" table:formula="of:=COM.MICROSOFT.IFS($$SearchEffect=&quot;&quot;;&quot;&quot;;OR([.$C189]=$$SearchEffect;[.$D189]=$$SearchEffect;[.$E189]=$$SearchEffect;[.$F189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One-handed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rrada</text:p>
          </table:table-cell>
          <table:table-cell office:value-type="string" office:string-value="" table:formula="of:=COM.MICROSOFT.IFS($$SearchEffect=&quot;&quot;;&quot;&quot;;OR([.$C190]=$$SearchEffect;[.$D190]=$$SearchEffect;[.$E190]=$$SearchEffect;[.$F190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ccbgssse067-daedinv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wk Beak</text:p>
          </table:table-cell>
          <table:table-cell office:value-type="string" office:string-value="" table:formula="of:=COM.MICROSOFT.IFS($$SearchEffect=&quot;&quot;;&quot;&quot;;OR([.$C191]=$$SearchEffect;[.$D191]=$$SearchEffect;[.$E191]=$$SearchEffect;[.$F19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wk Feathers</text:p>
          </table:table-cell>
          <table:table-cell office:value-type="string" office:string-value="" table:formula="of:=COM.MICROSOFT.IFS($$SearchEffect=&quot;&quot;;&quot;&quot;;OR([.$C192]=$$SearchEffect;[.$D192]=$$SearchEffect;[.$E192]=$$SearchEffect;[.$F192]=$$SearchEffect);&quot;Y&quot;;TRUE;&quot;&quot;)" table:number-matrix-columns-spanned="1" table:number-matrix-rows-spanned="1" table:style-name="ce7"/>
          <table:table-cell office:value-type="string" table:style-name="ce9">
            <text:p>Cure Disease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wk's Egg</text:p>
          </table:table-cell>
          <table:table-cell office:value-type="string" office:string-value="" table:formula="of:=COM.MICROSOFT.IFS($$SearchEffect=&quot;&quot;;&quot;&quot;;OR([.$C193]=$$SearchEffect;[.$D193]=$$SearchEffect;[.$E193]=$$SearchEffect;[.$F193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Lingering Damage Stamina</text:p>
          </table:table-cell>
          <table:table-cell office:value-type="string" table:style-name="ce1">
            <text:p>HearthFire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ealing Salts</text:p>
          </table:table-cell>
          <table:table-cell office:value-type="string" office:string-value="" table:formula="of:=COM.MICROSOFT.IFS($$SearchEffect=&quot;&quot;;&quot;&quot;;OR([.$C194]=$$SearchEffect;[.$D194]=$$SearchEffect;[.$E194]=$$SearchEffect;[.$F194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cckrtsse001_altar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eart of Order</text:p>
          </table:table-cell>
          <table:table-cell office:value-type="string" office:string-value="" table:formula="of:=COM.MICROSOFT.IFS($$SearchEffect=&quot;&quot;;&quot;&quot;;OR([.$C195]=$$SearchEffect;[.$D195]=$$SearchEffect;[.$E195]=$$SearchEffect;[.$F195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eart of Order</text:p>
          </table:table-cell>
          <table:table-cell office:value-type="string" office:string-value="" table:formula="of:=COM.MICROSOFT.IFS($$SearchEffect=&quot;&quot;;&quot;&quot;;OR([.$C196]=$$SearchEffect;[.$D196]=$$SearchEffect;[.$E196]=$$SearchEffect;[.$F196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istcarp</text:p>
          </table:table-cell>
          <table:table-cell office:value-type="string" office:string-value="" table:formula="of:=COM.MICROSOFT.IFS($$SearchEffect=&quot;&quot;;&quot;&quot;;OR([.$C197]=$$SearchEffect;[.$D197]=$$SearchEffect;[.$E197]=$$SearchEffect;[.$F19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oneycomb</text:p>
          </table:table-cell>
          <table:table-cell office:value-type="string" office:string-value="" table:formula="of:=COM.MICROSOFT.IFS($$SearchEffect=&quot;&quot;;&quot;&quot;;OR([.$C198]=$$SearchEffect;[.$D198]=$$SearchEffect;[.$E198]=$$SearchEffect;[.$F19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uman Flesh</text:p>
          </table:table-cell>
          <table:table-cell office:value-type="string" office:string-value="" table:formula="of:=COM.MICROSOFT.IFS($$SearchEffect=&quot;&quot;;&quot;&quot;;OR([.$C199]=$$SearchEffect;[.$D199]=$$SearchEffect;[.$E199]=$$SearchEffect;[.$F19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uman Heart</text:p>
          </table:table-cell>
          <table:table-cell office:value-type="string" office:string-value="" table:formula="of:=COM.MICROSOFT.IFS($$SearchEffect=&quot;&quot;;&quot;&quot;;OR([.$C200]=$$SearchEffect;[.$D200]=$$SearchEffect;[.$E200]=$$SearchEffect;[.$F200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unger Tongue</text:p>
          </table:table-cell>
          <table:table-cell office:value-type="string" office:string-value="Y" table:formula="of:=COM.MICROSOFT.IFS($$SearchEffect=&quot;&quot;;&quot;&quot;;OR([.$C201]=$$SearchEffect;[.$D201]=$$SearchEffect;[.$E201]=$$SearchEffect;[.$F201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unger Tongue</text:p>
          </table:table-cell>
          <table:table-cell office:value-type="string" office:string-value="Y" table:formula="of:=COM.MICROSOFT.IFS($$SearchEffect=&quot;&quot;;&quot;&quot;;OR([.$C202]=$$SearchEffect;[.$D202]=$$SearchEffect;[.$E202]=$$SearchEffect;[.$F202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Weakness to Fire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unger Tongue</text:p>
          </table:table-cell>
          <table:table-cell office:value-type="string" office:string-value="Y" table:formula="of:=COM.MICROSOFT.IFS($$SearchEffect=&quot;&quot;;&quot;&quot;;OR([.$C203]=$$SearchEffect;[.$D203]=$$SearchEffect;[.$E203]=$$SearchEffect;[.$F203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ydnum Azure Giant Spore</text:p>
          </table:table-cell>
          <table:table-cell office:value-type="string" office:string-value="" table:formula="of:=COM.MICROSOFT.IFS($$SearchEffect=&quot;&quot;;&quot;&quot;;OR([.$C204]=$$SearchEffect;[.$D204]=$$SearchEffect;[.$E204]=$$SearchEffect;[.$F204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Light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ypha Facia</text:p>
          </table:table-cell>
          <table:table-cell office:value-type="string" office:string-value="" table:formula="of:=COM.MICROSOFT.IFS($$SearchEffect=&quot;&quot;;&quot;&quot;;OR([.$C205]=$$SearchEffect;[.$D205]=$$SearchEffect;[.$E205]=$$SearchEffect;[.$F205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ce Wraith Teeth</text:p>
          </table:table-cell>
          <table:table-cell office:value-type="string" office:string-value="" table:formula="of:=COM.MICROSOFT.IFS($$SearchEffect=&quot;&quot;;&quot;&quot;;OR([.$C206]=$$SearchEffect;[.$D206]=$$SearchEffect;[.$E206]=$$SearchEffect;[.$F206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Weakness to Fire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mp Gall</text:p>
          </table:table-cell>
          <table:table-cell office:value-type="string" office:string-value="Y" table:formula="of:=COM.MICROSOFT.IFS($$SearchEffect=&quot;&quot;;&quot;&quot;;OR([.$C207]=$$SearchEffect;[.$D207]=$$SearchEffect;[.$E207]=$$SearchEffect;[.$F207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mp Gall</text:p>
          </table:table-cell>
          <table:table-cell office:value-type="string" office:string-value="Y" table:formula="of:=COM.MICROSOFT.IFS($$SearchEffect=&quot;&quot;;&quot;&quot;;OR([.$C208]=$$SearchEffect;[.$D208]=$$SearchEffect;[.$E208]=$$SearchEffect;[.$F208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mihailimpsandhomonculu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mp Stool</text:p>
          </table:table-cell>
          <table:table-cell office:value-type="string" office:string-value="" table:formula="of:=COM.MICROSOFT.IFS($$SearchEffect=&quot;&quot;;&quot;&quot;;OR([.$C209]=$$SearchEffect;[.$D209]=$$SearchEffect;[.$E209]=$$SearchEffect;[.$F20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ron Spider Egg</text:p>
          </table:table-cell>
          <table:table-cell office:value-type="string" office:string-value="" table:formula="of:=COM.MICROSOFT.IFS($$SearchEffect=&quot;&quot;;&quot;&quot;;OR([.$C210]=$$SearchEffect;[.$D210]=$$SearchEffect;[.$E210]=$$SearchEffect;[.$F210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ortify Marksman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ronwood Fruit</text:p>
          </table:table-cell>
          <table:table-cell office:value-type="string" office:string-value="" table:formula="of:=COM.MICROSOFT.IFS($$SearchEffect=&quot;&quot;;&quot;&quot;;OR([.$C211]=$$SearchEffect;[.$D211]=$$SearchEffect;[.$E211]=$$SearchEffect;[.$F211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cckrtsse001_altar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arrin Root</text:p>
          </table:table-cell>
          <table:table-cell office:value-type="string" office:string-value="" table:formula="of:=COM.MICROSOFT.IFS($$SearchEffect=&quot;&quot;;&quot;&quot;;OR([.$C212]=$$SearchEffect;[.$D212]=$$SearchEffect;[.$E212]=$$SearchEffect;[.$F212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arrin Root</text:p>
          </table:table-cell>
          <table:table-cell office:value-type="string" office:string-value="" table:formula="of:=COM.MICROSOFT.IFS($$SearchEffect=&quot;&quot;;&quot;&quot;;OR([.$C213]=$$SearchEffect;[.$D213]=$$SearchEffect;[.$E213]=$$SearchEffect;[.$F213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azbay Grapes</text:p>
          </table:table-cell>
          <table:table-cell office:value-type="string" office:string-value="" table:formula="of:=COM.MICROSOFT.IFS($$SearchEffect=&quot;&quot;;&quot;&quot;;OR([.$C214]=$$SearchEffect;[.$D214]=$$SearchEffect;[.$E214]=$$SearchEffect;[.$F214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av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uniper Berries</text:p>
          </table:table-cell>
          <table:table-cell office:value-type="string" office:string-value="" table:formula="of:=COM.MICROSOFT.IFS($$SearchEffect=&quot;&quot;;&quot;&quot;;OR([.$C215]=$$SearchEffect;[.$D215]=$$SearchEffect;[.$E215]=$$SearchEffect;[.$F215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uvenile Mudcrab</text:p>
          </table:table-cell>
          <table:table-cell office:value-type="string" office:string-value="" table:formula="of:=COM.MICROSOFT.IFS($$SearchEffect=&quot;&quot;;&quot;&quot;;OR([.$C216]=$$SearchEffect;[.$D216]=$$SearchEffect;[.$E216]=$$SearchEffect;[.$F216]=$$SearchEffect);&quot;Y&quot;;TRUE;&quot;&quot;)" table:number-matrix-columns-spanned="1" table:number-matrix-rows-spanned="1" table:style-name="ce7"/>
          <table:table-cell office:value-type="string" table:style-name="ce9">
            <text:p>Regenerate Stamina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agouti Hide</text:p>
          </table:table-cell>
          <table:table-cell office:value-type="string" office:string-value="" table:formula="of:=COM.MICROSOFT.IFS($$SearchEffect=&quot;&quot;;&quot;&quot;;OR([.$C217]=$$SearchEffect;[.$D217]=$$SearchEffect;[.$E217]=$$SearchEffect;[.$F217]=$$SearchEffect);&quot;Y&quot;;TRUE;&quot;&quot;)" table:number-matrix-columns-spanned="1" table:number-matrix-rows-spanned="1" table:style-name="ce7"/>
          <table:table-cell office:value-type="string" table:style-name="ce9">
            <text:p>Lingering Damage Stamina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irkmore Crown</text:p>
          </table:table-cell>
          <table:table-cell office:value-type="string" office:string-value="Y" table:formula="of:=COM.MICROSOFT.IFS($$SearchEffect=&quot;&quot;;&quot;&quot;;OR([.$C218]=$$SearchEffect;[.$D218]=$$SearchEffect;[.$E218]=$$SearchEffect;[.$F218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Jehann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resh Fiber</text:p>
          </table:table-cell>
          <table:table-cell office:value-type="string" office:string-value="" table:formula="of:=COM.MICROSOFT.IFS($$SearchEffect=&quot;&quot;;&quot;&quot;;OR([.$C219]=$$SearchEffect;[.$D219]=$$SearchEffect;[.$E219]=$$SearchEffect;[.$F219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Fortify Pickpocket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wama Cuttle</text:p>
          </table:table-cell>
          <table:table-cell office:value-type="string" office:string-value="" table:formula="of:=COM.MICROSOFT.IFS($$SearchEffect=&quot;&quot;;&quot;&quot;;OR([.$C220]=$$SearchEffect;[.$D220]=$$SearchEffect;[.$E220]=$$SearchEffect;[.$F220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wama Heart</text:p>
          </table:table-cell>
          <table:table-cell office:value-type="string" office:string-value="" table:formula="of:=COM.MICROSOFT.IFS($$SearchEffect=&quot;&quot;;&quot;&quot;;OR([.$C221]=$$SearchEffect;[.$D221]=$$SearchEffect;[.$E221]=$$SearchEffect;[.$F22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rge Antlers</text:p>
          </table:table-cell>
          <table:table-cell office:value-type="string" office:string-value="" table:formula="of:=COM.MICROSOFT.IFS($$SearchEffect=&quot;&quot;;&quot;&quot;;OR([.$C222]=$$SearchEffect;[.$D222]=$$SearchEffect;[.$E222]=$$SearchEffect;[.$F22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rge Antlers</text:p>
          </table:table-cell>
          <table:table-cell office:value-type="string" office:string-value="" table:formula="of:=COM.MICROSOFT.IFS($$SearchEffect=&quot;&quot;;&quot;&quot;;OR([.$C223]=$$SearchEffect;[.$D223]=$$SearchEffect;[.$E223]=$$SearchEffect;[.$F22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Dynamic Things Alternativ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rge Antlers</text:p>
          </table:table-cell>
          <table:table-cell office:value-type="string" office:string-value="" table:formula="of:=COM.MICROSOFT.IFS($$SearchEffect=&quot;&quot;;&quot;&quot;;OR([.$C224]=$$SearchEffect;[.$D224]=$$SearchEffect;[.$E224]=$$SearchEffect;[.$F22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Dynamic Things Alternativ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vender</text:p>
          </table:table-cell>
          <table:table-cell office:value-type="string" office:string-value="" table:formula="of:=COM.MICROSOFT.IFS($$SearchEffect=&quot;&quot;;&quot;&quot;;OR([.$C225]=$$SearchEffect;[.$D225]=$$SearchEffect;[.$E225]=$$SearchEffect;[.$F225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ichor</text:p>
          </table:table-cell>
          <table:table-cell office:value-type="string" office:string-value="" table:formula="of:=COM.MICROSOFT.IFS($$SearchEffect=&quot;&quot;;&quot;&quot;;OR([.$C226]=$$SearchEffect;[.$D226]=$$SearchEffect;[.$E226]=$$SearchEffect;[.$F226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Spell Absorp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uminous Russula</text:p>
          </table:table-cell>
          <table:table-cell office:value-type="string" office:string-value="" table:formula="of:=COM.MICROSOFT.IFS($$SearchEffect=&quot;&quot;;&quot;&quot;;OR([.$C227]=$$SearchEffect;[.$D227]=$$SearchEffect;[.$E227]=$$SearchEffect;[.$F227]=$$SearchEffect);&quot;Y&quot;;TRUE;&quot;&quot;)" table:number-matrix-columns-spanned="1" table:number-matrix-rows-spanned="1" table:style-name="ce7"/>
          <table:table-cell office:value-type="string" table:style-name="ce9">
            <text:p>Lingering Damage Stamina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una Moth Wing</text:p>
          </table:table-cell>
          <table:table-cell office:value-type="string" office:string-value="" table:formula="of:=COM.MICROSOFT.IFS($$SearchEffect=&quot;&quot;;&quot;&quot;;OR([.$C228]=$$SearchEffect;[.$D228]=$$SearchEffect;[.$E228]=$$SearchEffect;[.$F228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yretail Anthias</text:p>
          </table:table-cell>
          <table:table-cell office:value-type="string" office:string-value="" table:formula="of:=COM.MICROSOFT.IFS($$SearchEffect=&quot;&quot;;&quot;&quot;;OR([.$C229]=$$SearchEffect;[.$D229]=$$SearchEffect;[.$E229]=$$SearchEffect;[.$F229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ggot Egg</text:p>
          </table:table-cell>
          <table:table-cell office:value-type="string" office:string-value="" table:formula="of:=COM.MICROSOFT.IFS($$SearchEffect=&quot;&quot;;&quot;&quot;;OR([.$C230]=$$SearchEffect;[.$D230]=$$SearchEffect;[.$E230]=$$SearchEffect;[.$F230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gnus Butterfly Wing</text:p>
          </table:table-cell>
          <table:table-cell office:value-type="string" office:string-value="" table:formula="of:=COM.MICROSOFT.IFS($$SearchEffect=&quot;&quot;;&quot;&quot;;OR([.$C231]=$$SearchEffect;[.$D231]=$$SearchEffect;[.$E231]=$$SearchEffect;[.$F231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drake</text:p>
          </table:table-cell>
          <table:table-cell office:value-type="string" office:string-value="" table:formula="of:=COM.MICROSOFT.IFS($$SearchEffect=&quot;&quot;;&quot;&quot;;OR([.$C232]=$$SearchEffect;[.$D232]=$$SearchEffect;[.$E232]=$$SearchEffect;[.$F232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ic Lobsterfish</text:p>
          </table:table-cell>
          <table:table-cell office:value-type="string" office:string-value="" table:formula="of:=COM.MICROSOFT.IFS($$SearchEffect=&quot;&quot;;&quot;&quot;;OR([.$C233]=$$SearchEffect;[.$D233]=$$SearchEffect;[.$E233]=$$SearchEffect;[.$F233]=$$SearchEffect);&quot;Y&quot;;TRUE;&quot;&quot;)" table:number-matrix-columns-spanned="1" table:number-matrix-rows-spanned="1" table:style-name="ce7"/>
          <table:table-cell office:value-type="string" table:style-name="ce9">
            <text:p>Waterbreathing</text:p>
          </table:table-cell>
          <table:table-cell office:value-type="string" table:style-name="ce9">
            <text:p>Weakness to Shock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ic Wing Dust</text:p>
          </table:table-cell>
          <table:table-cell office:value-type="string" office:string-value="" table:formula="of:=COM.MICROSOFT.IFS($$SearchEffect=&quot;&quot;;&quot;&quot;;OR([.$C234]=$$SearchEffect;[.$D234]=$$SearchEffect;[.$E234]=$$SearchEffect;[.$F234]=$$SearchEffect);&quot;Y&quot;;TRUE;&quot;&quot;)" table:number-matrix-columns-spanned="1" table:number-matrix-rows-spanned="1" table:style-name="ce7"/>
          <table:table-cell office:value-type="string" table:style-name="ce9">
            <text:p>Waterwalking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Slow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ure</text:p>
          </table:table-cell>
          <table:table-cell office:value-type="string" office:string-value="" table:formula="of:=COM.MICROSOFT.IFS($$SearchEffect=&quot;&quot;;&quot;&quot;;OR([.$C235]=$$SearchEffect;[.$D235]=$$SearchEffect;[.$E235]=$$SearchEffect;[.$F23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rshmerrow</text:p>
          </table:table-cell>
          <table:table-cell office:value-type="string" office:string-value="" table:formula="of:=COM.MICROSOFT.IFS($$SearchEffect=&quot;&quot;;&quot;&quot;;OR([.$C236]=$$SearchEffect;[.$D236]=$$SearchEffect;[.$E236]=$$SearchEffect;[.$F236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Damag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mory of Lavender</text:p>
          </table:table-cell>
          <table:table-cell office:value-type="string" office:string-value="" table:formula="of:=COM.MICROSOFT.IFS($$SearchEffect=&quot;&quot;;&quot;&quot;;OR([.$C237]=$$SearchEffect;[.$D237]=$$SearchEffect;[.$E237]=$$SearchEffect;[.$F237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mory of Red Flowers</text:p>
          </table:table-cell>
          <table:table-cell office:value-type="string" office:string-value="" table:formula="of:=COM.MICROSOFT.IFS($$SearchEffect=&quot;&quot;;&quot;&quot;;OR([.$C238]=$$SearchEffect;[.$D238]=$$SearchEffect;[.$E238]=$$SearchEffect;[.$F238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al Lubricant</text:p>
          </table:table-cell>
          <table:table-cell office:value-type="string" office:string-value="" table:formula="of:=COM.MICROSOFT.IFS($$SearchEffect=&quot;&quot;;&quot;&quot;;OR([.$C239]=$$SearchEffect;[.$D239]=$$SearchEffect;[.$E239]=$$SearchEffect;[.$F239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HLIORemi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otaur Horn</text:p>
          </table:table-cell>
          <table:table-cell office:value-type="string" office:string-value="" table:formula="of:=COM.MICROSOFT.IFS($$SearchEffect=&quot;&quot;;&quot;&quot;;OR([.$C240]=$$SearchEffect;[.$D240]=$$SearchEffect;[.$E240]=$$SearchEffect;[.$F240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otaur Horns</text:p>
          </table:table-cell>
          <table:table-cell office:value-type="string" office:string-value="" table:formula="of:=COM.MICROSOFT.IFS($$SearchEffect=&quot;&quot;;&quot;&quot;;OR([.$C241]=$$SearchEffect;[.$D241]=$$SearchEffect;[.$E241]=$$SearchEffect;[.$F24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mihailminotau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rror Gel</text:p>
          </table:table-cell>
          <table:table-cell office:value-type="string" office:string-value="" table:formula="of:=COM.MICROSOFT.IFS($$SearchEffect=&quot;&quot;;&quot;&quot;;OR([.$C242]=$$SearchEffect;[.$D242]=$$SearchEffect;[.$E242]=$$SearchEffect;[.$F242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ldy Troll Fat</text:p>
          </table:table-cell>
          <table:table-cell office:value-type="string" office:string-value="" table:formula="of:=COM.MICROSOFT.IFS($$SearchEffect=&quot;&quot;;&quot;&quot;;OR([.$C243]=$$SearchEffect;[.$D243]=$$SearchEffect;[.$E243]=$$SearchEffect;[.$F243]=$$SearchEffect);&quot;Y&quot;;TRUE;&quot;&quot;)" table:number-matrix-columns-spanned="1" table:number-matrix-rows-spanned="1" table:style-name="ce7"/>
          <table:table-cell office:value-type="string" table:style-name="ce9">
            <text:p>Fear</text:p>
          </table:table-cell>
          <table:table-cell office:value-type="string" table:style-name="ce9">
            <text:p>Fortify Two-handed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on Sugar</text:p>
          </table:table-cell>
          <table:table-cell office:value-type="string" office:string-value="" table:formula="of:=COM.MICROSOFT.IFS($$SearchEffect=&quot;&quot;;&quot;&quot;;OR([.$C244]=$$SearchEffect;[.$D244]=$$SearchEffect;[.$E244]=$$SearchEffect;[.$F244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on Sugar</text:p>
          </table:table-cell>
          <table:table-cell office:value-type="string" office:string-value="" table:formula="of:=COM.MICROSOFT.IFS($$SearchEffect=&quot;&quot;;&quot;&quot;;OR([.$C245]=$$SearchEffect;[.$D245]=$$SearchEffect;[.$E245]=$$SearchEffect;[.$F245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a Tapinella</text:p>
          </table:table-cell>
          <table:table-cell office:value-type="string" office:string-value="" table:formula="of:=COM.MICROSOFT.IFS($$SearchEffect=&quot;&quot;;&quot;&quot;;OR([.$C246]=$$SearchEffect;[.$D246]=$$SearchEffect;[.$E246]=$$SearchEffect;[.$F246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Fortify Illus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kiblinx</text:p>
          </table:table-cell>
          <table:table-cell office:value-type="string" office:string-value="" table:formula="of:=COM.MICROSOFT.IFS($$SearchEffect=&quot;&quot;;&quot;&quot;;OR([.$C247]=$$SearchEffect;[.$D247]=$$SearchEffect;[.$E247]=$$SearchEffect;[.$F247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t Flesh</text:p>
          </table:table-cell>
          <table:table-cell office:value-type="string" office:string-value="" table:formula="of:=COM.MICROSOFT.IFS($$SearchEffect=&quot;&quot;;&quot;&quot;;OR([.$C248]=$$SearchEffect;[.$D248]=$$SearchEffect;[.$E248]=$$SearchEffect;[.$F248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ccbgssse003-zombie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t Flesh</text:p>
          </table:table-cell>
          <table:table-cell office:value-type="string" office:string-value="" table:formula="of:=COM.MICROSOFT.IFS($$SearchEffect=&quot;&quot;;&quot;&quot;;OR([.$C249]=$$SearchEffect;[.$D249]=$$SearchEffect;[.$E249]=$$SearchEffect;[.$F249]=$$SearchEffect);&quot;Y&quot;;TRUE;&quot;&quot;)" table:number-matrix-columns-spanned="1" table:number-matrix-rows-spanned="1" table:style-name="ce7"/>
          <table:table-cell office:value-type="string" table:style-name="ce9">
            <text:p>Slow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Nyhu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t Flesh</text:p>
          </table:table-cell>
          <table:table-cell office:value-type="string" office:string-value="" table:formula="of:=COM.MICROSOFT.IFS($$SearchEffect=&quot;&quot;;&quot;&quot;;OR([.$C250]=$$SearchEffect;[.$D250]=$$SearchEffect;[.$E250]=$$SearchEffect;[.$F250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t Flesh</text:p>
          </table:table-cell>
          <table:table-cell office:value-type="string" office:string-value="" table:formula="of:=COM.MICROSOFT.IFS($$SearchEffect=&quot;&quot;;&quot;&quot;;OR([.$C251]=$$SearchEffect;[.$D251]=$$SearchEffect;[.$E251]=$$SearchEffect;[.$F251]=$$SearchEffect);&quot;Y&quot;;TRUE;&quot;&quot;)" table:number-matrix-columns-spanned="1" table:number-matrix-rows-spanned="1" table:style-name="ce7"/>
          <table:table-cell office:value-type="string" table:style-name="ce9">
            <text:p>Slow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mihailcczombi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dcrab Chitin</text:p>
          </table:table-cell>
          <table:table-cell office:value-type="string" office:string-value="" table:formula="of:=COM.MICROSOFT.IFS($$SearchEffect=&quot;&quot;;&quot;&quot;;OR([.$C252]=$$SearchEffect;[.$D252]=$$SearchEffect;[.$E252]=$$SearchEffect;[.$F25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ltifaceted Eye</text:p>
          </table:table-cell>
          <table:table-cell office:value-type="string" office:string-value="" table:formula="of:=COM.MICROSOFT.IFS($$SearchEffect=&quot;&quot;;&quot;&quot;;OR([.$C253]=$$SearchEffect;[.$D253]=$$SearchEffect;[.$E253]=$$SearchEffect;[.$F253]=$$SearchEffect);&quot;Y&quot;;TRUE;&quot;&quot;)" table:number-matrix-columns-spanned="1" table:number-matrix-rows-spanned="1" table:style-name="ce7"/>
          <table:table-cell office:value-type="string" table:style-name="ce9">
            <text:p>Fortify Illusion</text:p>
          </table:table-cell>
          <table:table-cell office:value-type="string" table:style-name="ce9">
            <text:p>Fortify Sneak</text:p>
          </table:table-cell>
          <table:table-cell table:style-name="ce9"/>
          <table:table-cell table:style-name="ce9"/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shroom Cluster</text:p>
          </table:table-cell>
          <table:table-cell office:value-type="string" office:string-value="" table:formula="of:=COM.MICROSOFT.IFS($$SearchEffect=&quot;&quot;;&quot;&quot;;OR([.$C254]=$$SearchEffect;[.$D254]=$$SearchEffect;[.$E254]=$$SearchEffect;[.$F254]=$$SearchEffect);&quot;Y&quot;;TRUE;&quot;&quot;)" table:number-matrix-columns-spanned="1" table:number-matrix-rows-spanned="1" table:style-name="ce7"/>
          <table:table-cell office:value-type="string" table:style-name="ce9">
            <text:p>Drugged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Fortify Illusion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shroom Cluster</text:p>
          </table:table-cell>
          <table:table-cell office:value-type="string" office:string-value="" table:formula="of:=COM.MICROSOFT.IFS($$SearchEffect=&quot;&quot;;&quot;&quot;;OR([.$C255]=$$SearchEffect;[.$D255]=$$SearchEffect;[.$E255]=$$SearchEffect;[.$F255]=$$SearchEffect);&quot;Y&quot;;TRUE;&quot;&quot;)" table:number-matrix-columns-spanned="1" table:number-matrix-rows-spanned="1" table:style-name="ce7"/>
          <table:table-cell office:value-type="string" table:style-name="ce9">
            <text:p>Drugged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shroom Cluster</text:p>
          </table:table-cell>
          <table:table-cell office:value-type="string" office:string-value="" table:formula="of:=COM.MICROSOFT.IFS($$SearchEffect=&quot;&quot;;&quot;&quot;;OR([.$C256]=$$SearchEffect;[.$D256]=$$SearchEffect;[.$E256]=$$SearchEffect;[.$F256]=$$SearchEffect);&quot;Y&quot;;TRUE;&quot;&quot;)" table:number-matrix-columns-spanned="1" table:number-matrix-rows-spanned="1" table:style-name="ce7"/>
          <table:table-cell office:value-type="string" table:style-name="ce9">
            <text:p>Drugged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shroom Cluster</text:p>
          </table:table-cell>
          <table:table-cell office:value-type="string" office:string-value="" table:formula="of:=COM.MICROSOFT.IFS($$SearchEffect=&quot;&quot;;&quot;&quot;;OR([.$C257]=$$SearchEffect;[.$D257]=$$SearchEffect;[.$E257]=$$SearchEffect;[.$F257]=$$SearchEffect);&quot;Y&quot;;TRUE;&quot;&quot;)" table:number-matrix-columns-spanned="1" table:number-matrix-rows-spanned="1" table:style-name="ce7"/>
          <table:table-cell office:value-type="string" table:style-name="ce9">
            <text:p>Drugged</text:p>
          </table:table-cell>
          <table:table-cell office:value-type="string" table:style-name="ce9">
            <text:p>Fortify Alchemy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amira's Rot</text:p>
          </table:table-cell>
          <table:table-cell office:value-type="string" office:string-value="" table:formula="of:=COM.MICROSOFT.IFS($$SearchEffect=&quot;&quot;;&quot;&quot;;OR([.$C258]=$$SearchEffect;[.$D258]=$$SearchEffect;[.$E258]=$$SearchEffect;[.$F258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etch Jelly</text:p>
          </table:table-cell>
          <table:table-cell office:value-type="string" office:string-value="" table:formula="of:=COM.MICROSOFT.IFS($$SearchEffect=&quot;&quot;;&quot;&quot;;OR([.$C259]=$$SearchEffect;[.$D259]=$$SearchEffect;[.$E259]=$$SearchEffect;[.$F259]=$$SearchEffect);&quot;Y&quot;;TRUE;&quot;&quot;)" table:number-matrix-columns-spanned="1" table:number-matrix-rows-spanned="1" table:style-name="ce7"/>
          <table:table-cell office:value-type="string" table:style-name="ce9">
            <text:p>Paralysis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ight Mother's Moss</text:p>
          </table:table-cell>
          <table:table-cell office:value-type="string" office:string-value="" table:formula="of:=COM.MICROSOFT.IFS($$SearchEffect=&quot;&quot;;&quot;&quot;;OR([.$C260]=$$SearchEffect;[.$D260]=$$SearchEffect;[.$E260]=$$SearchEffect;[.$F260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One-handed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ightshade</text:p>
          </table:table-cell>
          <table:table-cell office:value-type="string" office:string-value="" table:formula="of:=COM.MICROSOFT.IFS($$SearchEffect=&quot;&quot;;&quot;&quot;;OR([.$C261]=$$SearchEffect;[.$D261]=$$SearchEffect;[.$E261]=$$SearchEffect;[.$F26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ightshade</text:p>
          </table:table-cell>
          <table:table-cell office:value-type="string" office:string-value="" table:formula="of:=COM.MICROSOFT.IFS($$SearchEffect=&quot;&quot;;&quot;&quot;;OR([.$C262]=$$SearchEffect;[.$D262]=$$SearchEffect;[.$E262]=$$SearchEffect;[.$F262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cceejsse005-cave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irnroot</text:p>
          </table:table-cell>
          <table:table-cell office:value-type="string" office:string-value="" table:formula="of:=COM.MICROSOFT.IFS($$SearchEffect=&quot;&quot;;&quot;&quot;;OR([.$C263]=$$SearchEffect;[.$D263]=$$SearchEffect;[.$E263]=$$SearchEffect;[.$F263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dic Barnacle</text:p>
          </table:table-cell>
          <table:table-cell office:value-type="string" office:string-value="" table:formula="of:=COM.MICROSOFT.IFS($$SearchEffect=&quot;&quot;;&quot;&quot;;OR([.$C264]=$$SearchEffect;[.$D264]=$$SearchEffect;[.$E264]=$$SearchEffect;[.$F264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Pickpocke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ak Hook-Tip Moth Wing</text:p>
          </table:table-cell>
          <table:table-cell office:value-type="string" office:string-value="" table:formula="of:=COM.MICROSOFT.IFS($$SearchEffect=&quot;&quot;;&quot;&quot;;OR([.$C265]=$$SearchEffect;[.$D265]=$$SearchEffect;[.$E265]=$$SearchEffect;[.$F26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gre's Teeth</text:p>
          </table:table-cell>
          <table:table-cell office:value-type="string" office:string-value="" table:formula="of:=COM.MICROSOFT.IFS($$SearchEffect=&quot;&quot;;&quot;&quot;;OR([.$C266]=$$SearchEffect;[.$D266]=$$SearchEffect;[.$E266]=$$SearchEffect;[.$F266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gre's Teeth</text:p>
          </table:table-cell>
          <table:table-cell office:value-type="string" office:string-value="" table:formula="of:=COM.MICROSOFT.IFS($$SearchEffect=&quot;&quot;;&quot;&quot;;OR([.$C267]=$$SearchEffect;[.$D267]=$$SearchEffect;[.$E267]=$$SearchEffect;[.$F267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Lingering Damage Magicka</text:p>
          </table:table-cell>
          <table:table-cell office:value-type="string" table:style-name="ce1">
            <text:p>1Ogr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grim Fat</text:p>
          </table:table-cell>
          <table:table-cell office:value-type="string" office:string-value="" table:formula="of:=COM.MICROSOFT.IFS($$SearchEffect=&quot;&quot;;&quot;&quot;;OR([.$C268]=$$SearchEffect;[.$D268]=$$SearchEffect;[.$E268]=$$SearchEffect;[.$F268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range Dartwing</text:p>
          </table:table-cell>
          <table:table-cell office:value-type="string" office:string-value="" table:formula="of:=COM.MICROSOFT.IFS($$SearchEffect=&quot;&quot;;&quot;&quot;;OR([.$C269]=$$SearchEffect;[.$D269]=$$SearchEffect;[.$E269]=$$SearchEffect;[.$F269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Lingering 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rnada Egg</text:p>
          </table:table-cell>
          <table:table-cell office:value-type="string" office:string-value="" table:formula="of:=COM.MICROSOFT.IFS($$SearchEffect=&quot;&quot;;&quot;&quot;;OR([.$C270]=$$SearchEffect;[.$D270]=$$SearchEffect;[.$E270]=$$SearchEffect;[.$F270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Lingering Damage Stamina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hmar-raht Tooth</text:p>
          </table:table-cell>
          <table:table-cell office:value-type="string" office:string-value="" table:formula="of:=COM.MICROSOFT.IFS($$SearchEffect=&quot;&quot;;&quot;&quot;;OR([.$C271]=$$SearchEffect;[.$D271]=$$SearchEffect;[.$E271]=$$SearchEffect;[.$F27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arl</text:p>
          </table:table-cell>
          <table:table-cell office:value-type="string" office:string-value="" table:formula="of:=COM.MICROSOFT.IFS($$SearchEffect=&quot;&quot;;&quot;&quot;;OR([.$C272]=$$SearchEffect;[.$D272]=$$SearchEffect;[.$E272]=$$SearchEffect;[.$F27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arlfish</text:p>
          </table:table-cell>
          <table:table-cell office:value-type="string" office:string-value="" table:formula="of:=COM.MICROSOFT.IFS($$SearchEffect=&quot;&quot;;&quot;&quot;;OR([.$C273]=$$SearchEffect;[.$D273]=$$SearchEffect;[.$E273]=$$SearchEffect;[.$F27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One-handed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rfect Roe</text:p>
          </table:table-cell>
          <table:table-cell office:value-type="string" office:string-value="" table:formula="of:=COM.MICROSOFT.IFS($$SearchEffect=&quot;&quot;;&quot;&quot;;OR([.$C274]=$$SearchEffect;[.$D274]=$$SearchEffect;[.$E274]=$$SearchEffect;[.$F27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DBM_CC_FishingHOWPatc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trous Chaurus Eggs</text:p>
          </table:table-cell>
          <table:table-cell office:value-type="string" office:string-value="" table:formula="of:=COM.MICROSOFT.IFS($$SearchEffect=&quot;&quot;;&quot;&quot;;OR([.$C275]=$$SearchEffect;[.$D275]=$$SearchEffect;[.$E275]=$$SearchEffect;[.$F275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trous Nordic Barnacle</text:p>
          </table:table-cell>
          <table:table-cell office:value-type="string" office:string-value="" table:formula="of:=COM.MICROSOFT.IFS($$SearchEffect=&quot;&quot;;&quot;&quot;;OR([.$C276]=$$SearchEffect;[.$D276]=$$SearchEffect;[.$E276]=$$SearchEffect;[.$F276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Ravage Stamina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trous Spider Egg</text:p>
          </table:table-cell>
          <table:table-cell office:value-type="string" office:string-value="" table:formula="of:=COM.MICROSOFT.IFS($$SearchEffect=&quot;&quot;;&quot;&quot;;OR([.$C277]=$$SearchEffect;[.$D277]=$$SearchEffect;[.$E277]=$$SearchEffect;[.$F277]=$$SearchEffect);&quot;Y&quot;;TRUE;&quot;&quot;)" table:number-matrix-columns-spanned="1" table:number-matrix-rows-spanned="1" table:style-name="ce7"/>
          <table:table-cell office:value-type="string" table:style-name="ce9">
            <text:p>Fortify Marksman</text:p>
          </table:table-cell>
          <table:table-cell office:value-type="string" table:style-name="ce9">
            <text:p>Damage Magicka Regen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ine Thrush Egg</text:p>
          </table:table-cell>
          <table:table-cell office:value-type="string" office:string-value="" table:formula="of:=COM.MICROSOFT.IFS($$SearchEffect=&quot;&quot;;&quot;&quot;;OR([.$C278]=$$SearchEffect;[.$D278]=$$SearchEffect;[.$E278]=$$SearchEffect;[.$F27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lague Raven Claw</text:p>
          </table:table-cell>
          <table:table-cell office:value-type="string" office:string-value="" table:formula="of:=COM.MICROSOFT.IFS($$SearchEffect=&quot;&quot;;&quot;&quot;;OR([.$C279]=$$SearchEffect;[.$D279]=$$SearchEffect;[.$E279]=$$SearchEffect;[.$F279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lague Raven Feathers</text:p>
          </table:table-cell>
          <table:table-cell office:value-type="string" office:string-value="" table:formula="of:=COM.MICROSOFT.IFS($$SearchEffect=&quot;&quot;;&quot;&quot;;OR([.$C280]=$$SearchEffect;[.$D280]=$$SearchEffect;[.$E280]=$$SearchEffect;[.$F280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Weakness to Shock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ison Bloom</text:p>
          </table:table-cell>
          <table:table-cell office:value-type="string" office:string-value="" table:formula="of:=COM.MICROSOFT.IFS($$SearchEffect=&quot;&quot;;&quot;&quot;;OR([.$C281]=$$SearchEffect;[.$D281]=$$SearchEffect;[.$E281]=$$SearchEffect;[.$F28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tent Kwama Egg</text:p>
          </table:table-cell>
          <table:table-cell office:value-type="string" office:string-value="" table:formula="of:=COM.MICROSOFT.IFS($$SearchEffect=&quot;&quot;;&quot;&quot;;OR([.$C282]=$$SearchEffect;[.$D282]=$$SearchEffect;[.$E282]=$$SearchEffect;[.$F282]=$$SearchEffect);&quot;Y&quot;;TRUE;&quot;&quot;)" table:number-matrix-columns-spanned="1" table:number-matrix-rows-spanned="1" table:style-name="ce7"/>
          <table:table-cell office:value-type="string" table:style-name="ce9">
            <text:p>Cure Disease</text:p>
          </table:table-cell>
          <table:table-cell office:value-type="string" table:style-name="ce9">
            <text:p>Waterwalking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unded Hagraven Claw<text:tab/></text:p>
          </table:table-cell>
          <table:table-cell office:value-type="string" office:string-value="" table:formula="of:=COM.MICROSOFT.IFS($$SearchEffect=&quot;&quot;;&quot;&quot;;OR([.$C283]=$$SearchEffect;[.$D283]=$$SearchEffect;[.$E283]=$$SearchEffect;[.$F283]=$$SearchEffect);&quot;Y&quot;;TRUE;&quot;&quot;)" table:number-matrix-columns-spanned="1" table:number-matrix-rows-spanned="1" table:style-name="ce7"/>
          <table:table-cell office:value-type="string" table:style-name="ce9">
            <text:p>Fortify Barter</text:p>
          </table:table-cell>
          <table:table-cell office:value-type="string" table:style-name="ce9">
            <text:p>Lingering Damage Magicka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unded Hawk Beak<text:tab/></text:p>
          </table:table-cell>
          <table:table-cell office:value-type="string" office:string-value="" table:formula="of:=COM.MICROSOFT.IFS($$SearchEffect=&quot;&quot;;&quot;&quot;;OR([.$C284]=$$SearchEffect;[.$D284]=$$SearchEffect;[.$E284]=$$SearchEffect;[.$F28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Carry Weight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unded Sabre Cat Tooth</text:p>
          </table:table-cell>
          <table:table-cell office:value-type="string" office:string-value="" table:formula="of:=COM.MICROSOFT.IFS($$SearchEffect=&quot;&quot;;&quot;&quot;;OR([.$C285]=$$SearchEffect;[.$D285]=$$SearchEffect;[.$E285]=$$SearchEffect;[.$F28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Weakness to Poison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wdered Mammoth Tusk</text:p>
          </table:table-cell>
          <table:table-cell office:value-type="string" office:string-value="" table:formula="of:=COM.MICROSOFT.IFS($$SearchEffect=&quot;&quot;;&quot;&quot;;OR([.$C286]=$$SearchEffect;[.$D286]=$$SearchEffect;[.$E286]=$$SearchEffect;[.$F28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iest of Arkay's Heart</text:p>
          </table:table-cell>
          <table:table-cell office:value-type="string" office:string-value="" table:formula="of:=COM.MICROSOFT.IFS($$SearchEffect=&quot;&quot;;&quot;&quot;;OR([.$C287]=$$SearchEffect;[.$D287]=$$SearchEffect;[.$E287]=$$SearchEffect;[.$F287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Unde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urple Butterfly Wing</text:p>
          </table:table-cell>
          <table:table-cell office:value-type="string" office:string-value="" table:formula="of:=COM.MICROSOFT.IFS($$SearchEffect=&quot;&quot;;&quot;&quot;;OR([.$C288]=$$SearchEffect;[.$D288]=$$SearchEffect;[.$E288]=$$SearchEffect;[.$F288]=$$SearchEffect);&quot;Y&quot;;TRUE;&quot;&quot;)" table:number-matrix-columns-spanned="1" table:number-matrix-rows-spanned="1" table:style-name="ce7"/>
          <table:table-cell office:value-type="string" table:style-name="ce9">
            <text:p>Regenerate Health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ccbgssse025-advdsg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urple Mountain Flower</text:p>
          </table:table-cell>
          <table:table-cell office:value-type="string" office:string-value="" table:formula="of:=COM.MICROSOFT.IFS($$SearchEffect=&quot;&quot;;&quot;&quot;;OR([.$C289]=$$SearchEffect;[.$D289]=$$SearchEffect;[.$E289]=$$SearchEffect;[.$F289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utrid Sload Fat</text:p>
          </table:table-cell>
          <table:table-cell office:value-type="string" office:string-value="" table:formula="of:=COM.MICROSOFT.IFS($$SearchEffect=&quot;&quot;;&quot;&quot;;OR([.$C290]=$$SearchEffect;[.$D290]=$$SearchEffect;[.$E290]=$$SearchEffect;[.$F290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Damage Stamina</text:p>
          </table:table-cell>
          <table:table-cell office:value-type="string" table:style-name="ce1">
            <text:p>DAc0d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ygmy Sunfish</text:p>
          </table:table-cell>
          <table:table-cell office:value-type="string" office:string-value="" table:formula="of:=COM.MICROSOFT.IFS($$SearchEffect=&quot;&quot;;&quot;&quot;;OR([.$C291]=$$SearchEffect;[.$D291]=$$SearchEffect;[.$E291]=$$SearchEffect;[.$F29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Restoration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at Tail</text:p>
          </table:table-cell>
          <table:table-cell office:value-type="string" office:string-value="" table:formula="of:=COM.MICROSOFT.IFS($$SearchEffect=&quot;&quot;;&quot;&quot;;OR([.$C292]=$$SearchEffect;[.$D292]=$$SearchEffect;[.$E292]=$$SearchEffect;[.$F292]=$$SearchEffect);&quot;Y&quot;;TRUE;&quot;&quot;)" table:number-matrix-columns-spanned="1" table:number-matrix-rows-spanned="1" table:style-name="ce7"/>
          <table:table-cell office:value-type="string" table:style-name="ce9">
            <text:p>Ravage Health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Jehann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at Tail</text:p>
          </table:table-cell>
          <table:table-cell office:value-type="string" office:string-value="" table:formula="of:=COM.MICROSOFT.IFS($$SearchEffect=&quot;&quot;;&quot;&quot;;OR([.$C293]=$$SearchEffect;[.$D293]=$$SearchEffect;[.$E293]=$$SearchEffect;[.$F293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aven Feathers</text:p>
          </table:table-cell>
          <table:table-cell office:value-type="string" office:string-value="" table:formula="of:=COM.MICROSOFT.IFS($$SearchEffect=&quot;&quot;;&quot;&quot;;OR([.$C294]=$$SearchEffect;[.$D294]=$$SearchEffect;[.$E294]=$$SearchEffect;[.$F294]=$$SearchEffect);&quot;Y&quot;;TRUE;&quot;&quot;)" table:number-matrix-columns-spanned="1" table:number-matrix-rows-spanned="1" table:style-name="ce7"/>
          <table:table-cell office:value-type="string" table:style-name="ce9">
            <text:p>Night Eye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mihailcrowsandraven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aw Coffee Beans</text:p>
          </table:table-cell>
          <table:table-cell office:value-type="string" office:string-value="" table:formula="of:=COM.MICROSOFT.IFS($$SearchEffect=&quot;&quot;;&quot;&quot;;OR([.$C295]=$$SearchEffect;[.$D295]=$$SearchEffect;[.$E295]=$$SearchEffect;[.$F29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AX ValSerano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d Kelp Gas Bladder</text:p>
          </table:table-cell>
          <table:table-cell office:value-type="string" office:string-value="" table:formula="of:=COM.MICROSOFT.IFS($$SearchEffect=&quot;&quot;;&quot;&quot;;OR([.$C296]=$$SearchEffect;[.$D296]=$$SearchEffect;[.$E296]=$$SearchEffect;[.$F296]=$$SearchEffect);&quot;Y&quot;;TRUE;&quot;&quot;)" table:number-matrix-columns-spanned="1" table:number-matrix-rows-spanned="1" table:style-name="ce7"/>
          <table:table-cell office:value-type="string" table:style-name="ce9">
            <text:p>Regenerat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d Mountain Flower</text:p>
          </table:table-cell>
          <table:table-cell office:value-type="string" office:string-value="" table:formula="of:=COM.MICROSOFT.IFS($$SearchEffect=&quot;&quot;;&quot;&quot;;OR([.$C297]=$$SearchEffect;[.$D297]=$$SearchEffect;[.$E297]=$$SearchEffect;[.$F297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dwort Flower</text:p>
          </table:table-cell>
          <table:table-cell office:value-type="string" office:string-value="Y" table:formula="of:=COM.MICROSOFT.IFS($$SearchEffect=&quot;&quot;;&quot;&quot;;OR([.$C298]=$$SearchEffect;[.$D298]=$$SearchEffect;[.$E298]=$$SearchEffect;[.$F298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ligious Item</text:p>
          </table:table-cell>
          <table:table-cell office:value-type="string" office:string-value="" table:formula="of:=COM.MICROSOFT.IFS($$SearchEffect=&quot;&quot;;&quot;&quot;;OR([.$C299]=$$SearchEffect;[.$D299]=$$SearchEffect;[.$E299]=$$SearchEffect;[.$F299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nni's Heart</text:p>
          </table:table-cell>
          <table:table-cell office:value-type="string" office:string-value="" table:formula="of:=COM.MICROSOFT.IFS($$SearchEffect=&quot;&quot;;&quot;&quot;;OR([.$C300]=$$SearchEffect;[.$D300]=$$SearchEffect;[.$E300]=$$SearchEffect;[.$F300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iver Betty</text:p>
          </table:table-cell>
          <table:table-cell office:value-type="string" office:string-value="" table:formula="of:=COM.MICROSOFT.IFS($$SearchEffect=&quot;&quot;;&quot;&quot;;OR([.$C301]=$$SearchEffect;[.$D301]=$$SearchEffect;[.$E301]=$$SearchEffect;[.$F30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ivercrab Chitin</text:p>
          </table:table-cell>
          <table:table-cell office:value-type="string" office:string-value="" table:formula="of:=COM.MICROSOFT.IFS($$SearchEffect=&quot;&quot;;&quot;&quot;;OR([.$C302]=$$SearchEffect;[.$D302]=$$SearchEffect;[.$E302]=$$SearchEffect;[.$F30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TheBawbsWardenOfTheCoas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ivercrab Chitin</text:p>
          </table:table-cell>
          <table:table-cell office:value-type="string" office:string-value="" table:formula="of:=COM.MICROSOFT.IFS($$SearchEffect=&quot;&quot;;&quot;&quot;;OR([.$C303]=$$SearchEffect;[.$D303]=$$SearchEffect;[.$E303]=$$SearchEffect;[.$F303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moonp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asted Coffee Beans</text:p>
          </table:table-cell>
          <table:table-cell office:value-type="string" office:string-value="" table:formula="of:=COM.MICROSOFT.IFS($$SearchEffect=&quot;&quot;;&quot;&quot;;OR([.$C304]=$$SearchEffect;[.$D304]=$$SearchEffect;[.$E304]=$$SearchEffect;[.$F30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Fortify Persuasion</text:p>
          </table:table-cell>
          <table:table-cell office:value-type="string" table:style-name="ce1">
            <text:p>AX ValSerano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ck Warbler Egg</text:p>
          </table:table-cell>
          <table:table-cell office:value-type="string" office:string-value="" table:formula="of:=COM.MICROSOFT.IFS($$SearchEffect=&quot;&quot;;&quot;&quot;;OR([.$C305]=$$SearchEffect;[.$D305]=$$SearchEffect;[.$E305]=$$SearchEffect;[.$F305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Weakness to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obrush</text:p>
          </table:table-cell>
          <table:table-cell office:value-type="string" office:string-value="Y" table:formula="of:=COM.MICROSOFT.IFS($$SearchEffect=&quot;&quot;;&quot;&quot;;OR([.$C306]=$$SearchEffect;[.$D306]=$$SearchEffect;[.$E306]=$$SearchEffect;[.$F306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ots of the Blue Star</text:p>
          </table:table-cell>
          <table:table-cell office:value-type="string" office:string-value="" table:formula="of:=COM.MICROSOFT.IFS($$SearchEffect=&quot;&quot;;&quot;&quot;;OR([.$C307]=$$SearchEffect;[.$D307]=$$SearchEffect;[.$E307]=$$SearchEffect;[.$F307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Weakness to Magic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se</text:p>
          </table:table-cell>
          <table:table-cell office:value-type="string" office:string-value="" table:formula="of:=COM.MICROSOFT.IFS($$SearchEffect=&quot;&quot;;&quot;&quot;;OR([.$C308]=$$SearchEffect;[.$D308]=$$SearchEffect;[.$E308]=$$SearchEffect;[.$F308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ses</text:p>
          </table:table-cell>
          <table:table-cell office:value-type="string" office:string-value="" table:formula="of:=COM.MICROSOFT.IFS($$SearchEffect=&quot;&quot;;&quot;&quot;;OR([.$C309]=$$SearchEffect;[.$D309]=$$SearchEffect;[.$E309]=$$SearchEffect;[.$F30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t Scale</text:p>
          </table:table-cell>
          <table:table-cell office:value-type="string" office:string-value="" table:formula="of:=COM.MICROSOFT.IFS($$SearchEffect=&quot;&quot;;&quot;&quot;;OR([.$C310]=$$SearchEffect;[.$D310]=$$SearchEffect;[.$E310]=$$SearchEffect;[.$F310]=$$SearchEffect);&quot;Y&quot;;TRUE;&quot;&quot;)" table:number-matrix-columns-spanned="1" table:number-matrix-rows-spanned="1" table:style-name="ce7"/>
          <table:table-cell office:value-type="string" table:style-name="ce9">
            <text:p>Slow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Update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t Scale</text:p>
          </table:table-cell>
          <table:table-cell office:value-type="string" office:string-value="" table:formula="of:=COM.MICROSOFT.IFS($$SearchEffect=&quot;&quot;;&quot;&quot;;OR([.$C311]=$$SearchEffect;[.$D311]=$$SearchEffect;[.$E311]=$$SearchEffect;[.$F311]=$$SearchEffect);&quot;Y&quot;;TRUE;&quot;&quot;)" table:number-matrix-columns-spanned="1" table:number-matrix-rows-spanned="1" table:style-name="ce7"/>
          <table:table-cell office:value-type="string" table:style-name="ce9">
            <text:p>Slow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Identity Crisi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bre Cat Tooth</text:p>
          </table:table-cell>
          <table:table-cell office:value-type="string" office:string-value="" table:formula="of:=COM.MICROSOFT.IFS($$SearchEffect=&quot;&quot;;&quot;&quot;;OR([.$C312]=$$SearchEffect;[.$D312]=$$SearchEffect;[.$E312]=$$SearchEffect;[.$F31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mon Roe</text:p>
          </table:table-cell>
          <table:table-cell office:value-type="string" office:string-value="" table:formula="of:=COM.MICROSOFT.IFS($$SearchEffect=&quot;&quot;;&quot;&quot;;OR([.$C313]=$$SearchEffect;[.$D313]=$$SearchEffect;[.$E313]=$$SearchEffect;[.$F31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HearthFire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 Pile</text:p>
          </table:table-cell>
          <table:table-cell office:value-type="string" office:string-value="" table:formula="of:=COM.MICROSOFT.IFS($$SearchEffect=&quot;&quot;;&quot;&quot;;OR([.$C314]=$$SearchEffect;[.$D314]=$$SearchEffect;[.$E314]=$$SearchEffect;[.$F314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 Pile</text:p>
          </table:table-cell>
          <table:table-cell office:value-type="string" office:string-value="" table:formula="of:=COM.MICROSOFT.IFS($$SearchEffect=&quot;&quot;;&quot;&quot;;OR([.$C315]=$$SearchEffect;[.$D315]=$$SearchEffect;[.$E315]=$$SearchEffect;[.$F315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rice</text:p>
          </table:table-cell>
          <table:table-cell office:value-type="string" office:string-value="" table:formula="of:=COM.MICROSOFT.IFS($$SearchEffect=&quot;&quot;;&quot;&quot;;OR([.$C316]=$$SearchEffect;[.$D316]=$$SearchEffect;[.$E316]=$$SearchEffect;[.$F31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rice</text:p>
          </table:table-cell>
          <table:table-cell office:value-type="string" office:string-value="" table:formula="of:=COM.MICROSOFT.IFS($$SearchEffect=&quot;&quot;;&quot;&quot;;OR([.$C317]=$$SearchEffect;[.$D317]=$$SearchEffect;[.$E317]=$$SearchEffect;[.$F31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more plants all ext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s of the Void</text:p>
          </table:table-cell>
          <table:table-cell office:value-type="string" office:string-value="" table:formula="of:=COM.MICROSOFT.IFS($$SearchEffect=&quot;&quot;;&quot;&quot;;OR([.$C318]=$$SearchEffect;[.$D318]=$$SearchEffect;[.$E318]=$$SearchEffect;[.$F318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y Troll Fat</text:p>
          </table:table-cell>
          <table:table-cell office:value-type="string" office:string-value="" table:formula="of:=COM.MICROSOFT.IFS($$SearchEffect=&quot;&quot;;&quot;&quot;;OR([.$C319]=$$SearchEffect;[.$D319]=$$SearchEffect;[.$E319]=$$SearchEffect;[.$F319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Two-handed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nd Runner Egg</text:p>
          </table:table-cell>
          <table:table-cell office:value-type="string" office:string-value="Y" table:formula="of:=COM.MICROSOFT.IFS($$SearchEffect=&quot;&quot;;&quot;&quot;;OR([.$C320]=$$SearchEffect;[.$D320]=$$SearchEffect;[.$E320]=$$SearchEffect;[.$F320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ndcrab Chitin</text:p>
          </table:table-cell>
          <table:table-cell office:value-type="string" office:string-value="Y" table:formula="of:=COM.MICROSOFT.IFS($$SearchEffect=&quot;&quot;;&quot;&quot;;OR([.$C321]=$$SearchEffect;[.$D321]=$$SearchEffect;[.$E321]=$$SearchEffect;[.$F321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Fortify Two-handed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Jehann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lon Fin</text:p>
          </table:table-cell>
          <table:table-cell office:value-type="string" office:string-value="" table:formula="of:=COM.MICROSOFT.IFS($$SearchEffect=&quot;&quot;;&quot;&quot;;OR([.$C322]=$$SearchEffect;[.$D322]=$$SearchEffect;[.$E322]=$$SearchEffect;[.$F322]=$$SearchEffect);&quot;Y&quot;;TRUE;&quot;&quot;)" table:number-matrix-columns-spanned="1" table:number-matrix-rows-spanned="1" table:style-name="ce7"/>
          <table:table-cell office:value-type="string" table:style-name="ce9">
            <text:p>Waterbreathing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ly Pholiota</text:p>
          </table:table-cell>
          <table:table-cell office:value-type="string" office:string-value="" table:formula="of:=COM.MICROSOFT.IFS($$SearchEffect=&quot;&quot;;&quot;&quot;;OR([.$C323]=$$SearchEffect;[.$D323]=$$SearchEffect;[.$E323]=$$SearchEffect;[.$F323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mp Ear</text:p>
          </table:table-cell>
          <table:table-cell office:value-type="string" office:string-value="" table:formula="of:=COM.MICROSOFT.IFS($$SearchEffect=&quot;&quot;;&quot;&quot;;OR([.$C324]=$$SearchEffect;[.$D324]=$$SearchEffect;[.$E324]=$$SearchEffect;[.$F324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mp Ear (Dark)</text:p>
          </table:table-cell>
          <table:table-cell office:value-type="string" office:string-value="" table:formula="of:=COM.MICROSOFT.IFS($$SearchEffect=&quot;&quot;;&quot;&quot;;OR([.$C325]=$$SearchEffect;[.$D325]=$$SearchEffect;[.$E325]=$$SearchEffect;[.$F325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Fortify Heavy Armor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mp Skin</text:p>
          </table:table-cell>
          <table:table-cell office:value-type="string" office:string-value="" table:formula="of:=COM.MICROSOFT.IFS($$SearchEffect=&quot;&quot;;&quot;&quot;;OR([.$C326]=$$SearchEffect;[.$D326]=$$SearchEffect;[.$E326]=$$SearchEffect;[.$F326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Jehann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mp Skin</text:p>
          </table:table-cell>
          <table:table-cell office:value-type="string" office:string-value="" table:formula="of:=COM.MICROSOFT.IFS($$SearchEffect=&quot;&quot;;&quot;&quot;;OR([.$C327]=$$SearchEffect;[.$D327]=$$SearchEffect;[.$E327]=$$SearchEffect;[.$F327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thecraw</text:p>
          </table:table-cell>
          <table:table-cell office:value-type="string" office:string-value="" table:formula="of:=COM.MICROSOFT.IFS($$SearchEffect=&quot;&quot;;&quot;&quot;;OR([.$C328]=$$SearchEffect;[.$D328]=$$SearchEffect;[.$E328]=$$SearchEffect;[.$F328]=$$SearchEffect);&quot;Y&quot;;TRUE;&quot;&quot;)" table:number-matrix-columns-spanned="1" table:number-matrix-rows-spanned="1" table:style-name="ce7"/>
          <table:table-cell office:value-type="string" table:style-name="ce9">
            <text:p>Ravage Health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Lingering Damage Health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reaming Maw</text:p>
          </table:table-cell>
          <table:table-cell office:value-type="string" office:string-value="" table:formula="of:=COM.MICROSOFT.IFS($$SearchEffect=&quot;&quot;;&quot;&quot;;OR([.$C329]=$$SearchEffect;[.$D329]=$$SearchEffect;[.$E329]=$$SearchEffect;[.$F329]=$$SearchEffect);&quot;Y&quot;;TRUE;&quot;&quot;)" table:number-matrix-columns-spanned="1" table:number-matrix-rows-spanned="1" table:style-name="ce7"/>
          <table:table-cell office:value-type="string" table:style-name="ce9">
            <text:p>Regenerat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Update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reaming Maw</text:p>
          </table:table-cell>
          <table:table-cell office:value-type="string" office:string-value="" table:formula="of:=COM.MICROSOFT.IFS($$SearchEffect=&quot;&quot;;&quot;&quot;;OR([.$C330]=$$SearchEffect;[.$D330]=$$SearchEffect;[.$E330]=$$SearchEffect;[.$F330]=$$SearchEffect);&quot;Y&quot;;TRUE;&quot;&quot;)" table:number-matrix-columns-spanned="1" table:number-matrix-rows-spanned="1" table:style-name="ce7"/>
          <table:table-cell office:value-type="string" table:style-name="ce9">
            <text:p>Regenerat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Identity Crisi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rib Jelly</text:p>
          </table:table-cell>
          <table:table-cell office:value-type="string" office:string-value="Y" table:formula="of:=COM.MICROSOFT.IFS($$SearchEffect=&quot;&quot;;&quot;&quot;;OR([.$C331]=$$SearchEffect;[.$D331]=$$SearchEffect;[.$E331]=$$SearchEffect;[.$F331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rib Jerky</text:p>
          </table:table-cell>
          <table:table-cell office:value-type="string" office:string-value="" table:formula="of:=COM.MICROSOFT.IFS($$SearchEffect=&quot;&quot;;&quot;&quot;;OR([.$C332]=$$SearchEffect;[.$D332]=$$SearchEffect;[.$E332]=$$SearchEffect;[.$F33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eagull Feathers</text:p>
          </table:table-cell>
          <table:table-cell office:value-type="string" office:string-value="Y" table:formula="of:=COM.MICROSOFT.IFS($$SearchEffect=&quot;&quot;;&quot;&quot;;OR([.$C333]=$$SearchEffect;[.$D333]=$$SearchEffect;[.$E333]=$$SearchEffect;[.$F333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mihailseagull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erpent Fang</text:p>
          </table:table-cell>
          <table:table-cell office:value-type="string" office:string-value="" table:formula="of:=COM.MICROSOFT.IFS($$SearchEffect=&quot;&quot;;&quot;&quot;;OR([.$C334]=$$SearchEffect;[.$D334]=$$SearchEffect;[.$E334]=$$SearchEffect;[.$F334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DAc0d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aman's Heart</text:p>
          </table:table-cell>
          <table:table-cell office:value-type="string" office:string-value="" table:formula="of:=COM.MICROSOFT.IFS($$SearchEffect=&quot;&quot;;&quot;&quot;;OR([.$C335]=$$SearchEffect;[.$D335]=$$SearchEffect;[.$E335]=$$SearchEffect;[.$F335]=$$SearchEffect);&quot;Y&quot;;TRUE;&quot;&quot;)" table:number-matrix-columns-spanned="1" table:number-matrix-rows-spanned="1" table:style-name="ce7"/>
          <table:table-cell office:value-type="string" table:style-name="ce9">
            <text:p>Shaman's Heart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Tales of Skyrim - Berserky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room Beetle Legs</text:p>
          </table:table-cell>
          <table:table-cell office:value-type="string" office:string-value="Y" table:formula="of:=COM.MICROSOFT.IFS($$SearchEffect=&quot;&quot;;&quot;&quot;;OR([.$C336]=$$SearchEffect;[.$D336]=$$SearchEffect;[.$E336]=$$SearchEffect;[.$F336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Spell Absorption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Light</text:p>
          </table:table-cell>
          <table:table-cell office:value-type="string" table:style-name="ce9">
            <text:p>Night Eye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iligonder Egg</text:p>
          </table:table-cell>
          <table:table-cell office:value-type="string" office:string-value="" table:formula="of:=COM.MICROSOFT.IFS($$SearchEffect=&quot;&quot;;&quot;&quot;;OR([.$C337]=$$SearchEffect;[.$D337]=$$SearchEffect;[.$E337]=$$SearchEffect;[.$F337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moonp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ilverside Perch</text:p>
          </table:table-cell>
          <table:table-cell office:value-type="string" office:string-value="" table:formula="of:=COM.MICROSOFT.IFS($$SearchEffect=&quot;&quot;;&quot;&quot;;OR([.$C338]=$$SearchEffect;[.$D338]=$$SearchEffect;[.$E338]=$$SearchEffect;[.$F33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imon Rodayne's Heart</text:p>
          </table:table-cell>
          <table:table-cell office:value-type="string" office:string-value="" table:formula="of:=COM.MICROSOFT.IFS($$SearchEffect=&quot;&quot;;&quot;&quot;;OR([.$C339]=$$SearchEffect;[.$D339]=$$SearchEffect;[.$E339]=$$SearchEffect;[.$F33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ccedhsse002-splkntset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inister Salt Pile</text:p>
          </table:table-cell>
          <table:table-cell office:value-type="string" office:string-value="" table:formula="of:=COM.MICROSOFT.IFS($$SearchEffect=&quot;&quot;;&quot;&quot;;OR([.$C340]=$$SearchEffect;[.$D340]=$$SearchEffect;[.$E340]=$$SearchEffect;[.$F340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keever Tail</text:p>
          </table:table-cell>
          <table:table-cell office:value-type="string" office:string-value="" table:formula="of:=COM.MICROSOFT.IFS($$SearchEffect=&quot;&quot;;&quot;&quot;;OR([.$C341]=$$SearchEffect;[.$D341]=$$SearchEffect;[.$E341]=$$SearchEffect;[.$F341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aughterfish Egg</text:p>
          </table:table-cell>
          <table:table-cell office:value-type="string" office:string-value="" table:formula="of:=COM.MICROSOFT.IFS($$SearchEffect=&quot;&quot;;&quot;&quot;;OR([.$C342]=$$SearchEffect;[.$D342]=$$SearchEffect;[.$E342]=$$SearchEffect;[.$F342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aughterfish Scales</text:p>
          </table:table-cell>
          <table:table-cell office:value-type="string" office:string-value="" table:formula="of:=COM.MICROSOFT.IFS($$SearchEffect=&quot;&quot;;&quot;&quot;;OR([.$C343]=$$SearchEffect;[.$D343]=$$SearchEffect;[.$E343]=$$SearchEffect;[.$F343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Bl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eeping Moth Wing</text:p>
          </table:table-cell>
          <table:table-cell office:value-type="string" office:string-value="" table:formula="of:=COM.MICROSOFT.IFS($$SearchEffect=&quot;&quot;;&quot;&quot;;OR([.$C344]=$$SearchEffect;[.$D344]=$$SearchEffect;[.$E344]=$$SearchEffect;[.$F344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oad Fat</text:p>
          </table:table-cell>
          <table:table-cell office:value-type="string" office:string-value="" table:formula="of:=COM.MICROSOFT.IFS($$SearchEffect=&quot;&quot;;&quot;&quot;;OR([.$C345]=$$SearchEffect;[.$D345]=$$SearchEffect;[.$E345]=$$SearchEffect;[.$F345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Stamina</text:p>
          </table:table-cell>
          <table:table-cell office:value-type="string" table:style-name="ce1">
            <text:p>DAc0d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oad Soap</text:p>
          </table:table-cell>
          <table:table-cell office:value-type="string" office:string-value="" table:formula="of:=COM.MICROSOFT.IFS($$SearchEffect=&quot;&quot;;&quot;&quot;;OR([.$C346]=$$SearchEffect;[.$D346]=$$SearchEffect;[.$E346]=$$SearchEffect;[.$F346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oad Soap</text:p>
          </table:table-cell>
          <table:table-cell office:value-type="string" office:string-value="" table:formula="of:=COM.MICROSOFT.IFS($$SearchEffect=&quot;&quot;;&quot;&quot;;OR([.$C347]=$$SearchEffect;[.$D347]=$$SearchEffect;[.$E347]=$$SearchEffect;[.$F347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ug Drippings</text:p>
          </table:table-cell>
          <table:table-cell office:value-type="string" office:string-value="" table:formula="of:=COM.MICROSOFT.IFS($$SearchEffect=&quot;&quot;;&quot;&quot;;OR([.$C348]=$$SearchEffect;[.$D348]=$$SearchEffect;[.$E348]=$$SearchEffect;[.$F348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mall Antlers</text:p>
          </table:table-cell>
          <table:table-cell office:value-type="string" office:string-value="" table:formula="of:=COM.MICROSOFT.IFS($$SearchEffect=&quot;&quot;;&quot;&quot;;OR([.$C349]=$$SearchEffect;[.$D349]=$$SearchEffect;[.$E349]=$$SearchEffect;[.$F349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mall Pearl</text:p>
          </table:table-cell>
          <table:table-cell office:value-type="string" office:string-value="" table:formula="of:=COM.MICROSOFT.IFS($$SearchEffect=&quot;&quot;;&quot;&quot;;OR([.$C350]=$$SearchEffect;[.$D350]=$$SearchEffect;[.$E350]=$$SearchEffect;[.$F350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now Thrush Egg</text:p>
          </table:table-cell>
          <table:table-cell office:value-type="string" office:string-value="" table:formula="of:=COM.MICROSOFT.IFS($$SearchEffect=&quot;&quot;;&quot;&quot;;OR([.$C351]=$$SearchEffect;[.$D351]=$$SearchEffect;[.$E351]=$$SearchEffect;[.$F351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Inigo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nowberries</text:p>
          </table:table-cell>
          <table:table-cell office:value-type="string" office:string-value="" table:formula="of:=COM.MICROSOFT.IFS($$SearchEffect=&quot;&quot;;&quot;&quot;;OR([.$C352]=$$SearchEffect;[.$D352]=$$SearchEffect;[.$E352]=$$SearchEffect;[.$F352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adefish</text:p>
          </table:table-cell>
          <table:table-cell office:value-type="string" office:string-value="" table:formula="of:=COM.MICROSOFT.IFS($$SearchEffect=&quot;&quot;;&quot;&quot;;OR([.$C353]=$$SearchEffect;[.$D353]=$$SearchEffect;[.$E353]=$$SearchEffect;[.$F353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awn Ash</text:p>
          </table:table-cell>
          <table:table-cell office:value-type="string" office:string-value="" table:formula="of:=COM.MICROSOFT.IFS($$SearchEffect=&quot;&quot;;&quot;&quot;;OR([.$C354]=$$SearchEffect;[.$D354]=$$SearchEffect;[.$E354]=$$SearchEffect;[.$F354]=$$SearchEffect);&quot;Y&quot;;TRUE;&quot;&quot;)" table:number-matrix-columns-spanned="1" table:number-matrix-rows-spanned="1" table:style-name="ce7"/>
          <table:table-cell office:value-type="string" table:style-name="ce9">
            <text:p>Rav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ecial Ectoplasm</text:p>
          </table:table-cell>
          <table:table-cell office:value-type="string" office:string-value="" table:formula="of:=COM.MICROSOFT.IFS($$SearchEffect=&quot;&quot;;&quot;&quot;;OR([.$C355]=$$SearchEffect;[.$D355]=$$SearchEffect;[.$E355]=$$SearchEffect;[.$F355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icy Hunger Tongue</text:p>
          </table:table-cell>
          <table:table-cell office:value-type="string" office:string-value="Y" table:formula="of:=COM.MICROSOFT.IFS($$SearchEffect=&quot;&quot;;&quot;&quot;;OR([.$C356]=$$SearchEffect;[.$D356]=$$SearchEffect;[.$E356]=$$SearchEffect;[.$F356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iddal Stick</text:p>
          </table:table-cell>
          <table:table-cell office:value-type="string" office:string-value="" table:formula="of:=COM.MICROSOFT.IFS($$SearchEffect=&quot;&quot;;&quot;&quot;;OR([.$C357]=$$SearchEffect;[.$D357]=$$SearchEffect;[.$E357]=$$SearchEffect;[.$F357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Restore Stamina</text:p>
          </table:table-cell>
          <table:table-cell office:value-type="string" table:style-name="ce1">
            <text:p>ccbgssse067-daedinv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iddal Stick</text:p>
          </table:table-cell>
          <table:table-cell office:value-type="string" office:string-value="" table:formula="of:=COM.MICROSOFT.IFS($$SearchEffect=&quot;&quot;;&quot;&quot;;OR([.$C358]=$$SearchEffect;[.$D358]=$$SearchEffect;[.$E358]=$$SearchEffect;[.$F358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Restore Stamina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iddal Stick</text:p>
          </table:table-cell>
          <table:table-cell office:value-type="string" office:string-value="" table:formula="of:=COM.MICROSOFT.IFS($$SearchEffect=&quot;&quot;;&quot;&quot;;OR([.$C359]=$$SearchEffect;[.$D359]=$$SearchEffect;[.$E359]=$$SearchEffect;[.$F35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ider Egg</text:p>
          </table:table-cell>
          <table:table-cell office:value-type="string" office:string-value="" table:formula="of:=COM.MICROSOFT.IFS($$SearchEffect=&quot;&quot;;&quot;&quot;;OR([.$C360]=$$SearchEffect;[.$D360]=$$SearchEffect;[.$E360]=$$SearchEffect;[.$F360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ortify Marksma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riggan Sap</text:p>
          </table:table-cell>
          <table:table-cell office:value-type="string" office:string-value="" table:formula="of:=COM.MICROSOFT.IFS($$SearchEffect=&quot;&quot;;&quot;&quot;;OR([.$C361]=$$SearchEffect;[.$D361]=$$SearchEffect;[.$E361]=$$SearchEffect;[.$F361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Crimson Nirnroot</text:p>
          </table:table-cell>
          <table:table-cell office:value-type="string" office:string-value="" table:formula="of:=COM.MICROSOFT.IFS($$SearchEffect=&quot;&quot;;&quot;&quot;;OR([.$C362]=$$SearchEffect;[.$D362]=$$SearchEffect;[.$E362]=$$SearchEffect;[.$F362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Slow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Ectoplasm</text:p>
          </table:table-cell>
          <table:table-cell office:value-type="string" office:string-value="" table:formula="of:=COM.MICROSOFT.IFS($$SearchEffect=&quot;&quot;;&quot;&quot;;OR([.$C363]=$$SearchEffect;[.$D363]=$$SearchEffect;[.$E363]=$$SearchEffect;[.$F363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Falmer Ear</text:p>
          </table:table-cell>
          <table:table-cell office:value-type="string" office:string-value="" table:formula="of:=COM.MICROSOFT.IFS($$SearchEffect=&quot;&quot;;&quot;&quot;;OR([.$C364]=$$SearchEffect;[.$D364]=$$SearchEffect;[.$E364]=$$SearchEffect;[.$F364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Lockpicking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Frost Mirriam</text:p>
          </table:table-cell>
          <table:table-cell office:value-type="string" office:string-value="" table:formula="of:=COM.MICROSOFT.IFS($$SearchEffect=&quot;&quot;;&quot;&quot;;OR([.$C365]=$$SearchEffect;[.$D365]=$$SearchEffect;[.$E365]=$$SearchEffect;[.$F365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Ravage Magicka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Moon Sugar</text:p>
          </table:table-cell>
          <table:table-cell office:value-type="string" office:string-value="" table:formula="of:=COM.MICROSOFT.IFS($$SearchEffect=&quot;&quot;;&quot;&quot;;OR([.$C366]=$$SearchEffect;[.$D366]=$$SearchEffect;[.$E366]=$$SearchEffect;[.$F366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Lingering Damage Health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Spriggan Sap</text:p>
          </table:table-cell>
          <table:table-cell office:value-type="string" office:string-value="" table:formula="of:=COM.MICROSOFT.IFS($$SearchEffect=&quot;&quot;;&quot;&quot;;OR([.$C367]=$$SearchEffect;[.$D367]=$$SearchEffect;[.$E367]=$$SearchEffect;[.$F367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Fortify Smithing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eel-Blue Entoloma</text:p>
          </table:table-cell>
          <table:table-cell office:value-type="string" office:string-value="" table:formula="of:=COM.MICROSOFT.IFS($$SearchEffect=&quot;&quot;;&quot;&quot;;OR([.$C368]=$$SearchEffect;[.$D368]=$$SearchEffect;[.$E368]=$$SearchEffect;[.$F368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ccbgssse040-advobgob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eel-Blue Entoloma</text:p>
          </table:table-cell>
          <table:table-cell office:value-type="string" office:string-value="" table:formula="of:=COM.MICROSOFT.IFS($$SearchEffect=&quot;&quot;;&quot;&quot;;OR([.$C369]=$$SearchEffect;[.$D369]=$$SearchEffect;[.$E369]=$$SearchEffect;[.$F369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inkhorn</text:p>
          </table:table-cell>
          <table:table-cell office:value-type="string" office:string-value="" table:formula="of:=COM.MICROSOFT.IFS($$SearchEffect=&quot;&quot;;&quot;&quot;;OR([.$C370]=$$SearchEffect;[.$D370]=$$SearchEffect;[.$E370]=$$SearchEffect;[.$F370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oneflower Petals</text:p>
          </table:table-cell>
          <table:table-cell office:value-type="string" office:string-value="" table:formula="of:=COM.MICROSOFT.IFS($$SearchEffect=&quot;&quot;;&quot;&quot;;OR([.$C371]=$$SearchEffect;[.$D371]=$$SearchEffect;[.$E371]=$$SearchEffect;[.$F371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oneflower Petals</text:p>
          </table:table-cell>
          <table:table-cell office:value-type="string" office:string-value="" table:formula="of:=COM.MICROSOFT.IFS($$SearchEffect=&quot;&quot;;&quot;&quot;;OR([.$C372]=$$SearchEffect;[.$D372]=$$SearchEffect;[.$E372]=$$SearchEffect;[.$F37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Persuasion</text:p>
          </table:table-cell>
          <table:table-cell office:value-type="string" table:style-name="ce1">
            <text:p>more plants all ext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range Elf Cup</text:p>
          </table:table-cell>
          <table:table-cell office:value-type="string" office:string-value="" table:formula="of:=COM.MICROSOFT.IFS($$SearchEffect=&quot;&quot;;&quot;&quot;;OR([.$C373]=$$SearchEffect;[.$D373]=$$SearchEffect;[.$E373]=$$SearchEffect;[.$F373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ugar</text:p>
          </table:table-cell>
          <table:table-cell office:value-type="string" office:string-value="" table:formula="of:=COM.MICROSOFT.IFS($$SearchEffect=&quot;&quot;;&quot;&quot;;OR([.$C374]=$$SearchEffect;[.$D374]=$$SearchEffect;[.$E374]=$$SearchEffect;[.$F374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more plants all ext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vengarberry Bunch</text:p>
          </table:table-cell>
          <table:table-cell office:value-type="string" office:string-value="" table:formula="of:=COM.MICROSOFT.IFS($$SearchEffect=&quot;&quot;;&quot;&quot;;OR([.$C375]=$$SearchEffect;[.$D375]=$$SearchEffect;[.$E375]=$$SearchEffect;[.$F375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Falskaar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wallowtail Butterfly Wing</text:p>
          </table:table-cell>
          <table:table-cell office:value-type="string" office:string-value="" table:formula="of:=COM.MICROSOFT.IFS($$SearchEffect=&quot;&quot;;&quot;&quot;;OR([.$C376]=$$SearchEffect;[.$D376]=$$SearchEffect;[.$E376]=$$SearchEffect;[.$F376]=$$SearchEffect);&quot;Y&quot;;TRUE;&quot;&quot;)" table:number-matrix-columns-spanned="1" table:number-matrix-rows-spanned="1" table:style-name="ce7"/>
          <table:table-cell office:value-type="string" table:style-name="ce9">
            <text:p>Fortify Barter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wamp Fungal Pod</text:p>
          </table:table-cell>
          <table:table-cell office:value-type="string" office:string-value="" table:formula="of:=COM.MICROSOFT.IFS($$SearchEffect=&quot;&quot;;&quot;&quot;;OR([.$C377]=$$SearchEffect;[.$D377]=$$SearchEffect;[.$E377]=$$SearchEffect;[.$F377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wamp Hound Scales</text:p>
          </table:table-cell>
          <table:table-cell office:value-type="string" office:string-value="" table:formula="of:=COM.MICROSOFT.IFS($$SearchEffect=&quot;&quot;;&quot;&quot;;OR([.$C378]=$$SearchEffect;[.$D378]=$$SearchEffect;[.$E378]=$$SearchEffect;[.$F378]=$$SearchEffect);&quot;Y&quot;;TRUE;&quot;&quot;)" table:number-matrix-columns-spanned="1" table:number-matrix-rows-spanned="1" table:style-name="ce7"/>
          <table:table-cell office:value-type="string" table:style-name="ce9">
            <text:p>Waterbreathing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aproot</text:p>
          </table:table-cell>
          <table:table-cell office:value-type="string" office:string-value="" table:formula="of:=COM.MICROSOFT.IFS($$SearchEffect=&quot;&quot;;&quot;&quot;;OR([.$C379]=$$SearchEffect;[.$D379]=$$SearchEffect;[.$E379]=$$SearchEffect;[.$F379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histle Branch</text:p>
          </table:table-cell>
          <table:table-cell office:value-type="string" office:string-value="" table:formula="of:=COM.MICROSOFT.IFS($$SearchEffect=&quot;&quot;;&quot;&quot;;OR([.$C380]=$$SearchEffect;[.$D380]=$$SearchEffect;[.$E380]=$$SearchEffect;[.$F380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Fortify Heavy Armo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histle of Sithis</text:p>
          </table:table-cell>
          <table:table-cell office:value-type="string" office:string-value="" table:formula="of:=COM.MICROSOFT.IFS($$SearchEffect=&quot;&quot;;&quot;&quot;;OR([.$C381]=$$SearchEffect;[.$D381]=$$SearchEffect;[.$E381]=$$SearchEffect;[.$F381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Fortify Heavy Armor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horn Hook</text:p>
          </table:table-cell>
          <table:table-cell office:value-type="string" office:string-value="" table:formula="of:=COM.MICROSOFT.IFS($$SearchEffect=&quot;&quot;;&quot;&quot;;OR([.$C382]=$$SearchEffect;[.$D382]=$$SearchEffect;[.$E382]=$$SearchEffect;[.$F382]=$$SearchEffect);&quot;Y&quot;;TRUE;&quot;&quot;)" table:number-matrix-columns-spanned="1" table:number-matrix-rows-spanned="1" table:style-name="ce7"/>
          <table:table-cell office:value-type="string" table:style-name="ce9">
            <text:p>Lingering 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Update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horn Hook</text:p>
          </table:table-cell>
          <table:table-cell office:value-type="string" office:string-value="" table:formula="of:=COM.MICROSOFT.IFS($$SearchEffect=&quot;&quot;;&quot;&quot;;OR([.$C383]=$$SearchEffect;[.$D383]=$$SearchEffect;[.$E383]=$$SearchEffect;[.$F383]=$$SearchEffect);&quot;Y&quot;;TRUE;&quot;&quot;)" table:number-matrix-columns-spanned="1" table:number-matrix-rows-spanned="1" table:style-name="ce7"/>
          <table:table-cell office:value-type="string" table:style-name="ce9">
            <text:p>Lingering 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Identity Crisi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rchbug Thorax</text:p>
          </table:table-cell>
          <table:table-cell office:value-type="string" office:string-value="" table:formula="of:=COM.MICROSOFT.IFS($$SearchEffect=&quot;&quot;;&quot;&quot;;OR([.$C384]=$$SearchEffect;[.$D384]=$$SearchEffect;[.$E384]=$$SearchEffect;[.$F38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rama Root</text:p>
          </table:table-cell>
          <table:table-cell office:value-type="string" office:string-value="" table:formula="of:=COM.MICROSOFT.IFS($$SearchEffect=&quot;&quot;;&quot;&quot;;OR([.$C385]=$$SearchEffect;[.$D385]=$$SearchEffect;[.$E385]=$$SearchEffect;[.$F385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Slow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roll Fat</text:p>
          </table:table-cell>
          <table:table-cell office:value-type="string" office:string-value="" table:formula="of:=COM.MICROSOFT.IFS($$SearchEffect=&quot;&quot;;&quot;&quot;;OR([.$C386]=$$SearchEffect;[.$D386]=$$SearchEffect;[.$E386]=$$SearchEffect;[.$F386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Two-handed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undra Cotton</text:p>
          </table:table-cell>
          <table:table-cell office:value-type="string" office:string-value="" table:formula="of:=COM.MICROSOFT.IFS($$SearchEffect=&quot;&quot;;&quot;&quot;;OR([.$C387]=$$SearchEffect;[.$D387]=$$SearchEffect;[.$E387]=$$SearchEffect;[.$F387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ampire Dust</text:p>
          </table:table-cell>
          <table:table-cell office:value-type="string" office:string-value="" table:formula="of:=COM.MICROSOFT.IFS($$SearchEffect=&quot;&quot;;&quot;&quot;;OR([.$C388]=$$SearchEffect;[.$D388]=$$SearchEffect;[.$E388]=$$SearchEffect;[.$F388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elothi Kreshweed</text:p>
          </table:table-cell>
          <table:table-cell office:value-type="string" office:string-value="" table:formula="of:=COM.MICROSOFT.IFS($$SearchEffect=&quot;&quot;;&quot;&quot;;OR([.$C389]=$$SearchEffect;[.$D389]=$$SearchEffect;[.$E389]=$$SearchEffect;[.$F389]=$$SearchEffect);&quot;Y&quot;;TRUE;&quot;&quot;)" table:number-matrix-columns-spanned="1" table:number-matrix-rows-spanned="1" table:style-name="ce7"/>
          <table:table-cell office:value-type="string" table:style-name="ce9">
            <text:p>Fortify Barter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Slow</text:p>
          </table:table-cell>
          <table:table-cell office:value-type="string" table:style-name="ce1">
            <text:p>Nyhu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iscous Dwarven Oil</text:p>
          </table:table-cell>
          <table:table-cell office:value-type="string" office:string-value="" table:formula="of:=COM.MICROSOFT.IFS($$SearchEffect=&quot;&quot;;&quot;&quot;;OR([.$C390]=$$SearchEffect;[.$D390]=$$SearchEffect;[.$E390]=$$SearchEffect;[.$F390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Illusion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oid Essence</text:p>
          </table:table-cell>
          <table:table-cell office:value-type="string" office:string-value="" table:formula="of:=COM.MICROSOFT.IFS($$SearchEffect=&quot;&quot;;&quot;&quot;;OR([.$C391]=$$SearchEffect;[.$D391]=$$SearchEffect;[.$E391]=$$SearchEffect;[.$F391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oid Salts</text:p>
          </table:table-cell>
          <table:table-cell office:value-type="string" office:string-value="" table:formula="of:=COM.MICROSOFT.IFS($$SearchEffect=&quot;&quot;;&quot;&quot;;OR([.$C392]=$$SearchEffect;[.$D392]=$$SearchEffect;[.$E392]=$$SearchEffect;[.$F392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atcher Eye</text:p>
          </table:table-cell>
          <table:table-cell office:value-type="string" office:string-value="" table:formula="of:=COM.MICROSOFT.IFS($$SearchEffect=&quot;&quot;;&quot;&quot;;OR([.$C393]=$$SearchEffect;[.$D393]=$$SearchEffect;[.$E393]=$$SearchEffect;[.$F393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Unslaa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atcher's Eye</text:p>
          </table:table-cell>
          <table:table-cell office:value-type="string" office:string-value="" table:formula="of:=COM.MICROSOFT.IFS($$SearchEffect=&quot;&quot;;&quot;&quot;;OR([.$C394]=$$SearchEffect;[.$D394]=$$SearchEffect;[.$E394]=$$SearchEffect;[.$F394]=$$SearchEffect);&quot;Y&quot;;TRUE;&quot;&quot;)" table:number-matrix-columns-spanned="1" table:number-matrix-rows-spanned="1" table:style-name="ce7"/>
          <table:table-cell office:value-type="string" table:style-name="ce9">
            <text:p>Night Eye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Spell Absorp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rebeast Blood</text:p>
          </table:table-cell>
          <table:table-cell office:value-type="string" office:string-value="" table:formula="of:=COM.MICROSOFT.IFS($$SearchEffect=&quot;&quot;;&quot;&quot;;OR([.$C395]=$$SearchEffect;[.$D395]=$$SearchEffect;[.$E395]=$$SearchEffect;[.$F395]=$$SearchEffect);&quot;Y&quot;;TRUE;&quot;&quot;)" table:number-matrix-columns-spanned="1" table:number-matrix-rows-spanned="1" table:style-name="ce7"/>
          <table:table-cell office:value-type="string" table:style-name="ce9">
            <text:p>Beast Form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Growl - Werebeasts of Skyrim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eat</text:p>
          </table:table-cell>
          <table:table-cell office:value-type="string" office:string-value="" table:formula="of:=COM.MICROSOFT.IFS($$SearchEffect=&quot;&quot;;&quot;&quot;;OR([.$C396]=$$SearchEffect;[.$D396]=$$SearchEffect;[.$E396]=$$SearchEffect;[.$F396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Lingering Damag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Butterfly Wing</text:p>
          </table:table-cell>
          <table:table-cell office:value-type="string" office:string-value="" table:formula="of:=COM.MICROSOFT.IFS($$SearchEffect=&quot;&quot;;&quot;&quot;;OR([.$C397]=$$SearchEffect;[.$D397]=$$SearchEffect;[.$E397]=$$SearchEffect;[.$F397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Cap</text:p>
          </table:table-cell>
          <table:table-cell office:value-type="string" office:string-value="" table:formula="of:=COM.MICROSOFT.IFS($$SearchEffect=&quot;&quot;;&quot;&quot;;OR([.$C398]=$$SearchEffect;[.$D398]=$$SearchEffect;[.$E398]=$$SearchEffect;[.$F398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Flower</text:p>
          </table:table-cell>
          <table:table-cell office:value-type="string" office:string-value="" table:formula="of:=COM.MICROSOFT.IFS($$SearchEffect=&quot;&quot;;&quot;&quot;;OR([.$C399]=$$SearchEffect;[.$D399]=$$SearchEffect;[.$E399]=$$SearchEffect;[.$F399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Flower</text:p>
          </table:table-cell>
          <table:table-cell office:value-type="string" office:string-value="" table:formula="of:=COM.MICROSOFT.IFS($$SearchEffect=&quot;&quot;;&quot;&quot;;OR([.$C400]=$$SearchEffect;[.$D400]=$$SearchEffect;[.$E400]=$$SearchEffect;[.$F400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Moth Wing</text:p>
          </table:table-cell>
          <table:table-cell office:value-type="string" office:string-value="" table:formula="of:=COM.MICROSOFT.IFS($$SearchEffect=&quot;&quot;;&quot;&quot;;OR([.$C401]=$$SearchEffect;[.$D401]=$$SearchEffect;[.$E401]=$$SearchEffect;[.$F401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Persuasion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Muck</text:p>
          </table:table-cell>
          <table:table-cell office:value-type="string" office:string-value="" table:formula="of:=COM.MICROSOFT.IFS($$SearchEffect=&quot;&quot;;&quot;&quot;;OR([.$C402]=$$SearchEffect;[.$D402]=$$SearchEffect;[.$E402]=$$SearchEffect;[.$F402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ckwheat</text:p>
          </table:table-cell>
          <table:table-cell office:value-type="string" office:string-value="" table:formula="of:=COM.MICROSOFT.IFS($$SearchEffect=&quot;&quot;;&quot;&quot;;OR([.$C403]=$$SearchEffect;[.$D403]=$$SearchEffect;[.$E403]=$$SearchEffect;[.$F403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Lingering Damage Magicka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ld Grass Pod</text:p>
          </table:table-cell>
          <table:table-cell office:value-type="string" office:string-value="" table:formula="of:=COM.MICROSOFT.IFS($$SearchEffect=&quot;&quot;;&quot;&quot;;OR([.$C404]=$$SearchEffect;[.$D404]=$$SearchEffect;[.$E404]=$$SearchEffect;[.$F404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cctwbsse001-puzzledungeo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llow Anther</text:p>
          </table:table-cell>
          <table:table-cell office:value-type="string" office:string-value="" table:formula="of:=COM.MICROSOFT.IFS($$SearchEffect=&quot;&quot;;&quot;&quot;;OR([.$C405]=$$SearchEffect;[.$D405]=$$SearchEffect;[.$E405]=$$SearchEffect;[.$F405]=$$SearchEffect);&quot;Y&quot;;TRUE;&quot;&quot;)" table:number-matrix-columns-spanned="1" table:number-matrix-rows-spanned="1" table:style-name="ce7"/>
          <table:table-cell office:value-type="string" table:style-name="ce9">
            <text:p>Fortify Barter</text:p>
          </table:table-cell>
          <table:table-cell office:value-type="string" table:style-name="ce9">
            <text:p>Weakness to Frost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Journey to Baan Malu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sp Stalk Caps</text:p>
          </table:table-cell>
          <table:table-cell office:value-type="string" office:string-value="" table:formula="of:=COM.MICROSOFT.IFS($$SearchEffect=&quot;&quot;;&quot;&quot;;OR([.$C406]=$$SearchEffect;[.$D406]=$$SearchEffect;[.$E406]=$$SearchEffect;[.$F40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sp Stalks</text:p>
          </table:table-cell>
          <table:table-cell office:value-type="string" office:string-value="" table:formula="of:=COM.MICROSOFT.IFS($$SearchEffect=&quot;&quot;;&quot;&quot;;OR([.$C407]=$$SearchEffect;[.$D407]=$$SearchEffect;[.$E407]=$$SearchEffect;[.$F407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sp Wrappings</text:p>
          </table:table-cell>
          <table:table-cell office:value-type="string" office:string-value="" table:formula="of:=COM.MICROSOFT.IFS($$SearchEffect=&quot;&quot;;&quot;&quot;;OR([.$C408]=$$SearchEffect;[.$D408]=$$SearchEffect;[.$E408]=$$SearchEffect;[.$F40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thering Moon</text:p>
          </table:table-cell>
          <table:table-cell office:value-type="string" office:string-value="" table:formula="of:=COM.MICROSOFT.IFS($$SearchEffect=&quot;&quot;;&quot;&quot;;OR([.$C409]=$$SearchEffect;[.$D409]=$$SearchEffect;[.$E409]=$$SearchEffect;[.$F409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Spell Absorption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orm's Head Cap</text:p>
          </table:table-cell>
          <table:table-cell office:value-type="string" office:string-value="" table:formula="of:=COM.MICROSOFT.IFS($$SearchEffect=&quot;&quot;;&quot;&quot;;OR([.$C410]=$$SearchEffect;[.$D410]=$$SearchEffect;[.$E410]=$$SearchEffect;[.$F410]=$$SearchEffect);&quot;Y&quot;;TRUE;&quot;&quot;)" table:number-matrix-columns-spanned="1" table:number-matrix-rows-spanned="1" table:style-name="ce7"/>
          <table:table-cell office:value-type="string" table:style-name="ce9">
            <text:p>Fortify Lockpicking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Slow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ellow Butterfly Wing</text:p>
          </table:table-cell>
          <table:table-cell office:value-type="string" office:string-value="Y" table:formula="of:=COM.MICROSOFT.IFS($$SearchEffect=&quot;&quot;;&quot;&quot;;OR([.$C411]=$$SearchEffect;[.$D411]=$$SearchEffect;[.$E411]=$$SearchEffect;[.$F411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Ravage Health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ellow Lad</text:p>
          </table:table-cell>
          <table:table-cell office:value-type="string" office:string-value="" table:formula="of:=COM.MICROSOFT.IFS($$SearchEffect=&quot;&quot;;&quot;&quot;;OR([.$C412]=$$SearchEffect;[.$D412]=$$SearchEffect;[.$E412]=$$SearchEffect;[.$F412]=$$SearchEffect);&quot;Y&quot;;TRUE;&quot;&quot;)" table:number-matrix-columns-spanned="1" table:number-matrix-rows-spanned="1" table:style-name="ce7"/>
          <table:table-cell office:value-type="string" table:style-name="ce9">
            <text:p>Fortify Alchemy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Jehann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ellow Mountain Flower</text:p>
          </table:table-cell>
          <table:table-cell office:value-type="string" office:string-value="" table:formula="of:=COM.MICROSOFT.IFS($$SearchEffect=&quot;&quot;;&quot;&quot;;OR([.$C413]=$$SearchEffect;[.$D413]=$$SearchEffect;[.$E413]=$$SearchEffect;[.$F413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Zahilisk Eyeball</text:p>
          </table:table-cell>
          <table:table-cell office:value-type="string" office:string-value="" table:formula="of:=COM.MICROSOFT.IFS($$SearchEffect=&quot;&quot;;&quot;&quot;;OR([.$C414]=$$SearchEffect;[.$D414]=$$SearchEffect;[.$E414]=$$SearchEffect;[.$F41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moonp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Zahilisk Tooth</text:p>
          </table:table-cell>
          <table:table-cell office:value-type="string" office:string-value="" table:formula="of:=COM.MICROSOFT.IFS($$SearchEffect=&quot;&quot;;&quot;&quot;;OR([.$C415]=$$SearchEffect;[.$D415]=$$SearchEffect;[.$E415]=$$SearchEffect;[.$F41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moonp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Zora's Cotton</text:p>
          </table:table-cell>
          <table:table-cell office:value-type="string" office:string-value="" table:formula="of:=COM.MICROSOFT.IFS($$SearchEffect=&quot;&quot;;&quot;&quot;;OR([.$C416]=$$SearchEffect;[.$D416]=$$SearchEffect;[.$E416]=$$SearchEffect;[.$F416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Zora's Cotton (replica)</text:p>
          </table:table-cell>
          <table:table-cell office:value-type="string" office:string-value="" table:formula="of:=COM.MICROSOFT.IFS($$SearchEffect=&quot;&quot;;&quot;&quot;;OR([.$C417]=$$SearchEffect;[.$D417]=$$SearchEffect;[.$E417]=$$SearchEffect;[.$F417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DBM_3DNPC_Patch.esp</text:p>
          </table:table-cell>
          <table:table-cell table:number-columns-repeated="16377"/>
        </table:table-row>
        <table:table-row table:number-rows-repeated="1048159" table:style-name="ro2">
          <table:table-cell/>
          <table:table-cell table:style-name="ce7"/>
          <table:table-cell table:style-name="ce9"/>
          <table:table-cell table:style-name="ce9"/>
          <table:table-cell table:style-name="ce9"/>
          <table:table-cell table:style-name="ce9"/>
          <table:table-cell table:number-columns-repeated="16378"/>
        </table:table-row>
      </table:table>
      <table:table table:name="EffectIngredients" table:style-name="ta2"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16381" table:default-cell-style-name="ce1"/>
        <table:table-row table:style-name="ro2">
          <table:table-cell office:value-type="string" table:style-name="ce1">
            <text:p>Effect</text:p>
          </table:table-cell>
          <table:table-cell office:value-type="string" table:style-name="ce1">
            <text:p>Ingredient</text:p>
          </table:table-cell>
          <table:table-cell office:value-type="string" table:style-name="ce1">
            <text:p>ModFil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ast Form</text:p>
          </table:table-cell>
          <table:table-cell office:value-type="string" table:style-name="ce1">
            <text:p>Werebeast Blood</text:p>
          </table:table-cell>
          <table:table-cell office:value-type="string" table:style-name="ce1">
            <text:p>Growl - Werebeast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rserker Rage</text:p>
          </table:table-cell>
          <table:table-cell office:value-type="string" table:style-name="ce1">
            <text:p>Bear's Paw</text:p>
          </table:table-cell>
          <table:table-cell office:value-type="string" table:style-name="ce1">
            <text:p>Tales of Skyrim - Berserky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andlelight</text:p>
          </table:table-cell>
          <table:table-cell office:value-type="string" table:style-name="ce1">
            <text:p>Alit Teeth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andlelight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andlelight</text:p>
          </table:table-cell>
          <table:table-cell office:value-type="string" table:style-name="ce1">
            <text:p>Daedroth Titan Teeth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Ancient Vampire Du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DBM_CC_GhostsoftheTribunal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Charred Skeever Hi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Chitin of the Bea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Chokeweed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Clannfear Claw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Eagle Feathers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Enchanted A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Felsaad Tern Feather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Frodmar's Liv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Grey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Guardian Tree Root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Guardian Tree Root for Ria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Hawk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Juvenile Mudcrab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Mudcrab Chit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Oak Hook-Tip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Potent Kwama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Red Kelp Gas Blad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crib Jell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now Thrush Egg</text:p>
          </table:table-cell>
          <table:table-cell office:value-type="string" table:style-name="ce1">
            <text:p>Inig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pade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picy 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Vampire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Willow Anther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Withering Mo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Ambros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Bittergreen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Daggermouth Fi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mihailimpsandhomoncul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Kirkmore Crow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Redwort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Roobrus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and Runn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andcrab Chiti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crib Jell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eagull Feathers</text:p>
          </table:table-cell>
          <table:table-cell office:value-type="string" table:style-name="ce1">
            <text:p>mihailseagull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hroom Beetle Legs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picy 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Yellow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Altmer Brain Matt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Aquatic Lurker F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anekamp Sk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lack Mountain Flow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lood Bell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loodflyThorax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loodroo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lue Fat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hoke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lannfear Claw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oda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offee Cherry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ongealed 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orprus Mea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orrupted Human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rimson 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eathbel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ragon Priest Ashes</text:p>
          </table:table-cell>
          <table:table-cell office:value-type="string" table:style-name="ce1">
            <text:p>konahrik_accoutrement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ried Spider Sil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unmer Heart</text:p>
          </table:table-cell>
          <table:table-cell office:value-type="string" table:style-name="ce1">
            <text:p>KhajiitWillFollow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Ectoplas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Elven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Elven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Emperor Parasol Mos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Falmer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Felsaad Tern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Fire Peta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Damage Health</text:p>
          </table:table-cell>
          <table:table-cell office:value-type="string" table:style-name="ce1">
            <text:p>Ghoul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Harrada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Human Fles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Human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mihailimpsandhomoncul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Imp Stoo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Kwama Cuttl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Kwama Hear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anure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emory of Red Flower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ccbgssse003-zombie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mihailcczombi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cceejsse005-cav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Poison Blo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aw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ed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edwort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enni's Heart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iver Betty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os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alts of the Void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alty Troll Fa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calon F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camp Ea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camp Ski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camp Sk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iligonder Egg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imon Rodayne's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keever 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mall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pecial Ectoplas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tale Crimson Nirnroo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tale Ectoplasm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tinkhor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Troll F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Void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Wisp Stalk Cap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Yellow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Aloe Vera Leaves</text:p>
          </table:table-cell>
          <table:table-cell office:value-type="string" table:style-name="ce1">
            <text:p>_ResourcePack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Banekamp Sk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Barnac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Bittergreen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haurus Eg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hokeweed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liff Racer Feather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ockatrice Feathers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ongealed 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orprus Mea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orrupted Human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Daedra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Duneripper Eggs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Dunmer Heart</text:p>
          </table:table-cell>
          <table:table-cell office:value-type="string" table:style-name="ce1">
            <text:p>KhajiitWillFollow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arth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lven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Altm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Ancestral Cheeta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Huma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Sabre C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Tiger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Glow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Grummite Eg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agraven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anging Mos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arrada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uman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Luna Moth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Manic Wing Dust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Manure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ccbgssse003-zombie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Namira's R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Night Mother's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Nordic Barnac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Ogrim Fat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Petrous Chaurus Egg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Petrous Nordic Barnacle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Plague Raven Feathers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Renni's Heart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and Runn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camp Ear (Dark)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camp Ski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camp Sk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imon Rodayne's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Trama Root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Wisp Stalk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Zahilisk Eyeball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Alit Teeth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Ancestor Moth Wing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Aquatic Lurker F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Bear Claw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Blue 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Blu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Burnt Spriggan Wo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Chaurus Hunter Antennae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Chicken's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Corrupted Human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Daedroth Titan Teeth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Dunmer Heart</text:p>
          </table:table-cell>
          <table:table-cell office:value-type="string" table:style-name="ce1">
            <text:p>KhajiitWillFollow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Earth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Elven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Felsaad Tern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Glow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Green Hairstreak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Hanging Mos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Harrada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Hawk's Egg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Human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Iron Spid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Mandrak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Minotaur Hor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ccbgssse003-zombie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mihailcczombi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Night Mother's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cceejsse005-cav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Ornada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Petrous Spider Egg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Pygmy Sun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Renni's Heart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calon F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camp Ear (Dark)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imon Rodayne's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leeping Moth Win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lug Dripping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pid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priggan S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tale Spriggan Sap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Wisp Stalk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Ancestor Moth Wing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Ash Creep Cluster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antam Guar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eetle Wax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erit's Ash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ette's Big Toe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ig Blisterwort</text:p>
          </table:table-cell>
          <table:table-cell office:value-type="string" table:style-name="ce1">
            <text:p>TSR_TeldrynSerio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ack Mountain Flow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isterwo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oodroo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ue 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one Mea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anis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haurus Hunter Antennae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om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orprus Mea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orprus Weeping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rimson 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yrodilic Spade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Deep Moth Wing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Giant's To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Iron Spid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Ironwood Fruit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andrak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anure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arshmerrow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etal Lubricant</text:p>
          </table:table-cell>
          <table:table-cell office:value-type="string" table:style-name="ce1">
            <text:p>HLIORemi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orkiblinx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mihailcczombi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Priest of Arkay's Hear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Putrid 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Rock Warbl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iligonder Egg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leeping Moth Win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pid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tale Ectoplasm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trange Elf Cu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Watcher Eye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White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White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DBM_CC_GhostsoftheTribunal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Beetle Wax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Bette's Big Toe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Brambl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Bungler's Ban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Creep Clust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Daedra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Frost Mirria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Giant's To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Goron Piece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Histcar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Juniper 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Dynamic Things Alternativ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Manic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Mirror Gel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Putrid 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Roots of the Blue Sta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camp Ea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ilverside Per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keever 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vengarberry Bunch</text:p>
          </table:table-cell>
          <table:table-cell office:value-type="string" table:style-name="ce1">
            <text:p>Falskaar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Whe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Wickwhea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Yellow Mountain Flower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Detect Life</text:p>
          </table:table-cell>
          <table:table-cell office:value-type="string" table:style-name="ce1">
            <text:p>Alit Hide</text:p>
          </table:table-cell>
          <table:table-cell office:value-type="string" table:style-name="ce1">
            <text:p>Alit.esp</text:p>
          </table:table-cell>
          <table:table-cell table:number-columns-repeated="16381"/>
        </table:table-row>
        <table:table-row table:number-rows-repeated="4" table:style-name="ro2">
          <table:table-cell office:value-type="string" table:style-name="ce1">
            <text:p>Drugged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Blu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Cyrodilic Spade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Daedra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Elytra 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Gleambloss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Green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Luminous Russul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Moldy Troll Fa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Namira's R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Netch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Poison Blo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Powdered Mammoth T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chemy</text:p>
          </table:table-cell>
          <table:table-cell office:value-type="string" table:style-name="ce1">
            <text:p>Blood Thistle Branc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chemy</text:p>
          </table:table-cell>
          <table:table-cell office:value-type="string" table:style-name="ce1">
            <text:p>Brambl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chemy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chemy</text:p>
          </table:table-cell>
          <table:table-cell office:value-type="string" table:style-name="ce1">
            <text:p>Yellow Lad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Alit Hide</text:p>
          </table:table-cell>
          <table:table-cell office:value-type="string" table:style-name="ce1">
            <text:p>Ali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Blind 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Burnt Spriggan Wo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Grass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Lyretail Anthias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River Betty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lug Dripping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priggan S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Wild Grass Pod</text:p>
          </table:table-cell>
          <table:table-cell office:value-type="string" table:style-name="ce1">
            <text:p>cctwbsse001-puzzledungeo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Blue Eyrit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Bog Beacon Asco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Dragon's Tongu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Hagraven Claw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mihailimpsandhomoncul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Kirkmore Crow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Plague Raven Claw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Pounded Hagraven Claw<text:tab/>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Raven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Roasted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Swallowtail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Tundra Cotto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Velothi Kreshweed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Willow Anther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Zora's Cotton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Aster Bloom C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Bleeding Crow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Boar Tusk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Bog Beacon Asco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Briar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Crystallin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Goron Piece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Green Hairstreak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Grey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Honeycomb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Slaughterfish Scal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Tundra Cotto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Zora's Cotton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Alit Teeth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number-rows-repeated="4"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Bette's Big Toe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Cockatrice Beak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Coda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Creep Clust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Daedroth Titan Teeth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Eagle Beak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Giant's To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Hawk Bea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Juvenile Mudcrab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Kagouti Hid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Lyretail Anthias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Manic Wing Dust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Marshmerrow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Netch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1Ogr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Poison Blo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Pounded Hawk Beak<text:tab/>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River Betty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Roots of the Blue Sta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Sandcrab Chiti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Scaly Pholio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ccbgssse040-advobgob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Swallowtail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Trama Root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Wisp Wrappin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Worm's Hea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Ancestor Moth Wing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Ancient Frost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Berit's Ash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Blue 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Blu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Bone Mea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Chaurus Hunter Antennae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Cliff Racer Feather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Congealed 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Congealed Putresc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Frost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Hagraven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Lavend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Lyretail Anthias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Mandrak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Memory of Lavend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Morkiblinx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Plague Raven Feathers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Priest of Arkay's Hear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leeping Moth Win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trange Elf Cu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Altmer Brain Matt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Ash Creep Cluster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Beehive H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Blue Fat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Cockatrice Feathers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Com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Crystallin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Daedra Ven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Dim Glow Dus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Dragon Priest Ashes</text:p>
          </table:table-cell>
          <table:table-cell office:value-type="string" table:style-name="ce1">
            <text:p>konahrik_accoutrement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Ectoplas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Glow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Glowing Mushroo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Kwama Cuttl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cceejsse005-cav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Special Ectoplas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ccbgssse040-advobgob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Wisp Stalk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Wisp Wrappin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Ancestor Moth Wing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Blue 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Chaurus Hunter Antennae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Dragon Priest Ashes</text:p>
          </table:table-cell>
          <table:table-cell office:value-type="string" table:style-name="ce1">
            <text:p>konahrik_accoutrement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Green Hairstreak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Hagraven Claw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Kirkmore Crow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Mandrak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Plague Raven Claw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leeping Moth Win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lug Dripping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now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pawn Ash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priggan S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Ambros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ear Claw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ette's Big Toe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lu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oar Tusk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Dried Bloodgrass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Earth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Giant's To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Glowing Mushroo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Guardian Tree Root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Guardian Tree Root for Ria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Hanging Mos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Hydnum Azure Giant Sp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Night Mother's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Void Ess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Werebeast Blood</text:p>
          </table:table-cell>
          <table:table-cell office:value-type="string" table:style-name="ce1">
            <text:p>Growl - Werebeast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Whe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Wickwhea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Yellow Mountain Flower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Ancestral Cheetah Toot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Bliss Bug Thorax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Corprus Mea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Cyrodilic 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Gold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Ice Wraith Tee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Pahmar-raht Toot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Religious Ite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Sabre Cat Too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Scamp Ear (Dark)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Slaughterfish Scal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Thistle Bran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Thistle of Sithi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White C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Bliss Bug Thorax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Dragon's Tongu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Ghost's Bane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Glass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Mirror Gel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Mora Tapinell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Multifaceted Ey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Scaly Pholio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Tap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Viscous Dwarven Oil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White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Ash Hopper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Aster Bloom C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Beehive H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Deep Moth Wing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Eagle Feathers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Felsaad Tern Feather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Hawk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Honeycomb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Luna Moth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Scamp Ea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Skeever 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Swamp Hound Scal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White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Withering Mo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Zahilisk Tooth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Ashen Grass P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Brambl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Corprus Weeping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Dwemer Egg</text:p>
          </table:table-cell>
          <table:table-cell office:value-type="string" table:style-name="ce1">
            <text:p>Ordinator -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Falmer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Iron Spid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Namira's R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Pine Thru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eagull Feathers</text:p>
          </table:table-cell>
          <table:table-cell office:value-type="string" table:style-name="ce1">
            <text:p>mihailseagull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now Thrush Egg</text:p>
          </table:table-cell>
          <table:table-cell office:value-type="string" table:style-name="ce1">
            <text:p>Inig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pade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pid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tale Falmer Ear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Worm's Hea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Altmer Brain Matt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Banekin Hor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Blind 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Blister Po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Blue Fat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Briar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Demented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Dried Spider Sil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Ectoplas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Emperor Parasol Mos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Eye of the Arcan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Histcar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Jazbay Grap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Kwama Cuttl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L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Memory of Red Flower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Perfect Roe</text:p>
          </table:table-cell>
          <table:table-cell office:value-type="string" table:style-name="ce1">
            <text:p>DBM_CC_Fishing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Red Kelp Gas Blad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Red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almon Roe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alts of the Void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pecial Ectoplas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picy 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Tundra Cotto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Void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Zora's Cotton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Ange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Canis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Corkbulb Roo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Crow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Elves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Iron Spid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Juniper 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Oak Hook-Tip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Petrous Spider Egg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Spid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Svengarberry Bunch</text:p>
          </table:table-cell>
          <table:table-cell office:value-type="string" table:style-name="ce1">
            <text:p>Falskaar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Yellow Lad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Bantam Guar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Bear Claw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Canis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Eagle Feathers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Earth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Hanging Mos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Hawk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Night Mother's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Pear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Rock Warbl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Small 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number-rows-repeated="4"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Blue Eyrit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Glass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Roasted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Velothi Kreshweed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White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Barnac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Blu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Blueberrie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Cave Worm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Crow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Kresh Fib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Maggot Egg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Nordic Barnac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Orang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Raven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Slaughterfi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Spade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Abecean Longf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Cyrodilic Spade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Guardian Tree Root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Guardian Tree Root for Ria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Hackle-Lo Leaf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Healing Salts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Ogrim Fat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Pygmy Sun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Salt Pi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Sinister Salt Pi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Small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Small 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White Muc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Yellow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Yellow Mountain Flower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Ancestral Cheetah Toot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Big Blisterwort</text:p>
          </table:table-cell>
          <table:table-cell office:value-type="string" table:style-name="ce1">
            <text:p>TSR_TeldrynSerio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Blisterwo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Corprus Weeping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Glowing Mushroo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Gold Kane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Goron Piece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Pahmar-raht Toot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Pear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Religious Ite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Sabre Cat Too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Slug Dripping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Spriggan S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Stale Spriggan Sap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Zahilisk Tooth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Abecean Longf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Ashen Grass P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Beehive H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Brambl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Crow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Eagle Feathers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Elven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Frost Mirria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Hawk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Human Fles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Kresh Fib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Multifaceted Ey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Powdered Mammoth T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Purpl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Raven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Roobrus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Serpent Fang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Stinkhor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Swamp Hound Scal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Boar Tusk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Bog Beacon Asco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Cave Worm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Chaurus Eg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Cyrodilic 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Duneripper Eggs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Garlic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Grummite Eg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Stamina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Dynamic Things Alternativ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Lavend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Maggot Egg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Memory of Lavend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Sand Runn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Scrib Jerk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Slaughterfi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Torchbug Thorax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Void Ess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Yellow Lad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Angler Larvae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Cairn Bole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Cyrodilic 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Dragon's Tongu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Emperor Parasol Mos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Fly Amani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Juvenile Mudcrab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Moldy Troll Fa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Salty Troll Fa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Sandcrab Chiti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Troll F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Big Blisterwort</text:p>
          </table:table-cell>
          <table:table-cell office:value-type="string" table:style-name="ce1">
            <text:p>TSR_TeldrynSerio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Blisterwo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Boar Tusk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Cairn Bole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Cliff Racer Feather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Corrupted Human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Dunmer Heart</text:p>
          </table:table-cell>
          <table:table-cell office:value-type="string" table:style-name="ce1">
            <text:p>KhajiitWillFollow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Elven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Falmer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Fly Amani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Hagraven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Human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Hypha Fac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ccbgssse003-zombie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Plague Raven Feathers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Renni's Heart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Salty Troll Fa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Simon Rodayne's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Troll F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Werebeast Blood</text:p>
          </table:table-cell>
          <table:table-cell office:value-type="string" table:style-name="ce1">
            <text:p>Growl - Werebeast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Wisp Stalk Cap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Aloe Vera Leaves</text:p>
          </table:table-cell>
          <table:table-cell office:value-type="string" table:style-name="ce1">
            <text:p>_ResourcePack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Ancient Vampire Du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Ash Creep Cluster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ittergreen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ister Po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ood Bell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oodflyThorax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oodroo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Chaurus Eg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Crimson 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Crystallin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Daedra Si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Deep Moth Wing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Dried Bloodgrass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Duneripper Eggs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Elytra 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Enchanted A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Ghost's Bane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Glass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Green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Grummite Eg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Ice Wraith Tee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Kwama Hear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Luna Moth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Magnus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Petrous Chaurus Egg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Potent Kwama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Redwort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Sand Runn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Vampire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Alocasia Frui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Blind 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Hydnum Azure Giant Sp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Shroom Beetle Legs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Angler Larvae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Cave Worm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Choke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Daggermouth Fi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Ghoul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Imp Stoo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Luminous Russul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Maggot Egg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Manure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Mora Tapinell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Orang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Roobrus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cathecraw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erpent Fang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laughterfi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laughterfish Scal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tale Moon Sugar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wamp Hound Scal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Aquatic Lurker F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Hagraven Claw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1Ogr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Plague Raven Claw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Pounded Hagraven Claw<text:tab/>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Purpl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Pygmy Sun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Scalon F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Swamp Fungal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Torchbug Thorax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Whe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Wickwhea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Beetle Wax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Bittergreen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Chicken's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Coda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Daedra Si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Hawk's Egg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Kagouti Hid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Luminous Russul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cceejsse005-cav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Ornada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Small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Blister Po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Crow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Daedra Si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Daggermouth Fi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Kagouti Hid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Raven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Shroom Beetle Legs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Worm's Hea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Aster Bloom C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Blueberrie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Body Fungu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Briar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Canis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Clannfear Claw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Coffee Cherry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Corkbulb Roo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Crystallin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Daedra Si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Daedra Ven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Dried Bloodgrass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Dwemer Egg</text:p>
          </table:table-cell>
          <table:table-cell office:value-type="string" table:style-name="ce1">
            <text:p>Ordinator -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Elven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Eye of Huma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Fire Peta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Frost Lily</text:p>
          </table:table-cell>
          <table:table-cell office:value-type="string" table:style-name="ce1">
            <text:p>BPUFXelzazFollower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Paralysis</text:p>
          </table:table-cell>
          <table:table-cell office:value-type="string" table:style-name="ce1">
            <text:p>Ghoul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Gleambloss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Gold Kane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Hackle-Lo Leaf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Harrada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Human Fles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Imp Stoo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Kwama Hear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Netch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Potent Kwama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Purple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crib Jerk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iligonder Egg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tinkhor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wallowtail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wamp Fungal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Willow Anther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Blood Thistle Branc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Choke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Congealed Putresc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Cyrodilic Spade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Daedra Ven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Altm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Ancestral Cheeta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Huma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Sabre C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the Arcan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Tiger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avage Health</text:p>
          </table:table-cell>
          <table:table-cell office:value-type="string" table:style-name="ce1">
            <text:p>Ghoul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Giant Liche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Gold Kane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Jazbay Grap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Scamp Ea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Scathecraw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Silverside Per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Skeever 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Yellow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Zahilisk Eyeball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Ravage Magicka</text:p>
          </table:table-cell>
          <table:table-cell office:value-type="string" table:style-name="ce1">
            <text:p>Alit Hide</text:p>
          </table:table-cell>
          <table:table-cell office:value-type="string" table:style-name="ce1">
            <text:p>Ali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Alocasia Frui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Coda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Frost Mirria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Grass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Lavend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Manic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Memory of Lavend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Memory of Red Flower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Orang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Red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Scamp Ear (Dark)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Scathecraw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Spawn Ash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Stale Frost Mirriam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Velothi Kreshweed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Watcher Eye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White C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Wild Grass Pod</text:p>
          </table:table-cell>
          <table:table-cell office:value-type="string" table:style-name="ce1">
            <text:p>cctwbsse001-puzzledungeo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DBM_CC_GhostsoftheTribunal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e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eetle Wax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erit's Ash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lood Thistle Branc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one Mea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ungler's Ban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Deathbel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Dried Bloodgrass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Honeycomb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Hypha Fac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Morkiblinx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Petrous Nordic Barnacle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Priest of Arkay's Hear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Ros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Scathecraw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Spawn Ash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Strange Elf Cu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Thistle Bran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Thistle of Sithi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Alocasia Frui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Ambros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Ancient Vampire Du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Ange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Barnac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Emperor Parasol Mos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Enchanted A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Garlic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Gleambloss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Hydnum Azure Giant Sp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Juniper 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Luna Moth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Minotaur Hor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Namira's R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Nordic Barnac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Purple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Svengarberry Bunch</text:p>
          </table:table-cell>
          <table:table-cell office:value-type="string" table:style-name="ce1">
            <text:p>Falskaar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Vampire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Void Ess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Werebeast Blood</text:p>
          </table:table-cell>
          <table:table-cell office:value-type="string" table:style-name="ce1">
            <text:p>Growl - Werebeast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Ancient Fire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Deep Moth Wing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Fire Petal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Fire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Garlic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Green Hairstreak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Healing Salts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mihailimpsandhomoncul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Jazbay Grap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L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Minotaur Hor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Mirror Gel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Perfect Roe</text:p>
          </table:table-cell>
          <table:table-cell office:value-type="string" table:style-name="ce1">
            <text:p>DBM_CC_Fishing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Purple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almon Roe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alt Pi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crib Jell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inister Salt Pi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Tap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White Muc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Alocasia Frui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Angler Larvae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Be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Body Fungu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Cairn Bole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Demented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Fly Amani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Juvenile Mudcrab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Mora Tapinell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Purple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Raw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Red Kelp Gas Blad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Roasted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Scaly Pholio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Scrib Jell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Wisp Stalk Cap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Ancient Fire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Ange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Ash Creep Cluster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Ashen Grass P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anekamp Sk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erit's Ash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liss Bug Thorax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lood Thistle Branc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lue Eyrit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one Mea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Cairn Bole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Chitin of the Bea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Dragon's Tongu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Elves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Fire Peta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Fire Petal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Fire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Fly Amani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Ironwood Fruit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agnus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orkiblinx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udcrab Chit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Priest of Arkay's Hear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andcrab Chiti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camp Ski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camp Sk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now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pawn Ash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trange Elf Cu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Alit Teeth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Ancient Frost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sist Frost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Cockatrice Beak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Cockatrice Feathers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Daedroth Titan Teeth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Eagle Beak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rost Lily</text:p>
          </table:table-cell>
          <table:table-cell office:value-type="string" table:style-name="ce1">
            <text:p>BPUFXelzazFollowe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rost Mirria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rost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Ghost's Bane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Gold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Grey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Hawk Bea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Hydnum Azure Giant Sp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Pear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Purpl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Redwort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erpent Fang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ilverside Per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laughterfish Scal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mall 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now Thrush Egg</text:p>
          </table:table-cell>
          <table:table-cell office:value-type="string" table:style-name="ce1">
            <text:p>Inig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now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tale Frost Mirriam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tale Moon Sugar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ccbgssse040-advobgob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Thistle Bran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Thistle of Sithi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Ancient Void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DBM_CC_GhostsoftheTribunal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Aster Bloom C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leeding Crow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loodroo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ody Fungu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ungler's Ban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Chicken's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Clannfear Claw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Crimson 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Dragon Priest Ashes</text:p>
          </table:table-cell>
          <table:table-cell office:value-type="string" table:style-name="ce1">
            <text:p>konahrik_accoutrement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Dried Spider Sil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Felsaad Tern Feather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Gleambloss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Hagraven Claw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Hawk's Egg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Hypha Fac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Lavend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Magnus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Memory of Lavend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Mirror Gel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Ornada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Plague Raven Claw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Salts of the Void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Seagull Feathers</text:p>
          </table:table-cell>
          <table:table-cell office:value-type="string" table:style-name="ce1">
            <text:p>mihailseagull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Tundra Cotto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Void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Watcher Eye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Wisp Wrappin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Zora's Cotton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Zora's Cotton (replica)</text:p>
          </table:table-cell>
          <table:table-cell office:value-type="string" table:style-name="ce1">
            <text:p>DBM_3DNPC_Patch.esp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Resist Poison</text:p>
          </table:table-cell>
          <table:table-cell office:value-type="string" table:style-name="ce1">
            <text:p>Alit Hide</text:p>
          </table:table-cell>
          <table:table-cell office:value-type="string" table:style-name="ce1">
            <text:p>Ali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Beehive H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Body Fungu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Cave Worm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Charred Skeever Hi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Chitin of the Bea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Daggermouth Fi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Dried Bloodgrass (replica)</text:p>
          </table:table-cell>
          <table:table-cell office:value-type="string" table:style-name="ce1">
            <text:p>DBM_3DNPC_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Falmer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Frodmar's Liv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Garlic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Grass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Maggot Egg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Minotaur Hor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Mudcrab Chit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1Ogr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Ogrim Fat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Putrid 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Salty Troll Fa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Slaughterfi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Stale Falmer Ear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Thistle Bran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Thistle of Sithi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Troll F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Wild Grass Pod</text:p>
          </table:table-cell>
          <table:table-cell office:value-type="string" table:style-name="ce1">
            <text:p>cctwbsse001-puzzledungeo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Yellow Mountain Flower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Ash Hopper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anekamp Sk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anekin Hor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lu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lueberrie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Cockatrice Beak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Corkbulb Roo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Demented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Dim Glow Dus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Dwemer Egg</text:p>
          </table:table-cell>
          <table:table-cell office:value-type="string" table:style-name="ce1">
            <text:p>Ordinator -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Eagle Beak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Glow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Glowing Mushroo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Hawk Bea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Kagouti Hid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Pine Thru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Scamp Ski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Scamp Sk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Snow Thrush Egg</text:p>
          </table:table-cell>
          <table:table-cell office:value-type="string" table:style-name="ce1">
            <text:p>Inig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Snow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Swamp Fungal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White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Wisp Stalk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Aloe Vera Leaves</text:p>
          </table:table-cell>
          <table:table-cell office:value-type="string" table:style-name="ce1">
            <text:p>_ResourcePack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Ambros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Ash Hopper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antam Guar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number-rows-repeated="4" table:style-name="ro2">
          <table:table-cell office:value-type="string" table:style-name="ce1">
            <text:p>Restore Health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ig Blisterwort</text:p>
          </table:table-cell>
          <table:table-cell office:value-type="string" table:style-name="ce1">
            <text:p>TSR_TeldrynSerio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ack Mountain Flow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isterwo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ood Bell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oodflyThorax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u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ue Eyrit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u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Charred Skeever Hi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Corkbulb Roo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Daedra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Altm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Ancestral Cheeta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Sabre C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the Arcan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Tiger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Felsaad Tern Feather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Frodmar's Liv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Guardian Tree Root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Guardian Tree Root for Ria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Imp Stoo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Ironwood Fruit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Marshmerrow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Oak Hook-Tip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Ogrim Fat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Rock Warbl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pade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wamp Fungal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Void Ess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Whe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Wickwhea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Zahilisk Eyeball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Altmer Brain Matt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Ancient Vampire Du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lister Po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lue Fat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og Beacon Asco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riar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Com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Congealed Putresc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Creep Clust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ctoplas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lven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lves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lytra 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nchanted A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ye of the Arcan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ire Petal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ire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rost Lily</text:p>
          </table:table-cell>
          <table:table-cell office:value-type="string" table:style-name="ce1">
            <text:p>BPUFXelzazFollowe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rost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iant Liche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lass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oron Piece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rass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reen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Human Fles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Ironwood Fruit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Kwama Cuttl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L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Lyretail Anthias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agnus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emory of Red Flower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ora Tapinell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Red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Roots of the Blue Sta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Special Ectoplas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ccbgssse040-advobgob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Stinkhor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Tap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Vampire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atcher Eye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hite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hite C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ild Grass Pod</text:p>
          </table:table-cell>
          <table:table-cell office:value-type="string" table:style-name="ce1">
            <text:p>cctwbsse001-puzzledungeo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ithering Mo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Aloe Vera Leaves</text:p>
          </table:table-cell>
          <table:table-cell office:value-type="string" table:style-name="ce1">
            <text:p>_ResourcePack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Ancestral Cheetah Toot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Bear Claw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Be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Black Mountain Flower (replica)</text:p>
          </table:table-cell>
          <table:table-cell office:value-type="string" table:style-name="ce1">
            <text:p>DBM_3DNPC_Patch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store Stamina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harred Skeever Hi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hitin of the Bea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hokeweed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ockatrice Beak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offee Cherry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yrodilic 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agle Beak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ye of Altm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ye of Ancestral Cheeta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ye of Sabre C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ye of Tiger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Frodmar's Liv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Gold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Hackle-Lo Leaf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Hawk Bea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Histcar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Honeycomb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store Stamina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Dynamic Things Alternativ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Mudcrab Chit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Netch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Oak Hook-Tip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Orang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ahmar-raht Toot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ear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erfect Roe</text:p>
          </table:table-cell>
          <table:table-cell office:value-type="string" table:style-name="ce1">
            <text:p>DBM_CC_Fishing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ine Thru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ounded Hawk Beak<text:tab/>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ounded Sabre Cat Tooth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owdered Mammoth T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urpl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ygmy Sun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Raw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Religious Ite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Roasted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abre Cat Too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almon Roe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crib Jerk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eagull Feathers</text:p>
          </table:table-cell>
          <table:table-cell office:value-type="string" table:style-name="ce1">
            <text:p>mihailseagull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ilverside Per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mall 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wallowtail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Torchbug Thorax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Wisp Wrappin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Zahilisk Eyeball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Zahilisk Tooth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haman's Heart</text:p>
          </table:table-cell>
          <table:table-cell office:value-type="string" table:style-name="ce1">
            <text:p>Shaman's Heart</text:p>
          </table:table-cell>
          <table:table-cell office:value-type="string" table:style-name="ce1">
            <text:p>Tales of Skyrim - Berserky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Blueberrie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Bungler's Ban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Burnt Spriggan Wo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Congealed 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Deathbel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Elytra 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Green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Healing Salts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Kresh Fib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Kwama Heart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Slow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Dynamic Things Alternativ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Manic Wing Dust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mihailcczombi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Poison Blo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iver Betty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os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Slow</text:p>
          </table:table-cell>
          <table:table-cell office:value-type="string" table:style-name="ce1">
            <text:p>Salt Pi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Sinister Salt Pi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Stale Crimson Nirnroo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Trama Root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Velothi Kreshweed</text:p>
          </table:table-cell>
          <table:table-cell office:value-type="string" table:style-name="ce1">
            <text:p>Nyh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White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White Muc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Worm's Hea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Blind 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Com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Daedra Ven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Fire Peta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L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Shroom Beetle Legs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Withering Mo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Ange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Angler Larvae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Aquatic Lurker Fin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Barnac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Chicken's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Demented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Gold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Hackle-Lo Leaf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Hawk's Egg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Histcar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Luminous Russul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Manic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Nordic Barnac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Ornada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Perfect Roe</text:p>
          </table:table-cell>
          <table:table-cell office:value-type="string" table:style-name="ce1">
            <text:p>DBM_CC_Fishing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Red Kelp Gas Blad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Salmon Roe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Scalon F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Scrib Jerk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Swamp Hound Scal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walking</text:p>
          </table:table-cell>
          <table:table-cell office:value-type="string" table:style-name="ce1">
            <text:p>Manic Wing Dust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walking</text:p>
          </table:table-cell>
          <table:table-cell office:value-type="string" table:style-name="ce1">
            <text:p>Potent Kwama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Bleeding Crow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Bliss Bug Thorax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Burnt Spriggan Wo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Cockatrice Feathers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Congealed Putresc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Felsaad Tern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Fissure M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Frost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Ghost's Bane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Ice Wraith Tee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Juniper 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Powdered Mammoth T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Putrid 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Spicy 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Svengarberry Bunch</text:p>
          </table:table-cell>
          <table:table-cell office:value-type="string" table:style-name="ce1">
            <text:p>Falskaar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Viscous Dwarven Oil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Abecean Longf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Ash Hopper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Chokeweed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Elves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Fire Petal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Fire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Frost Lily</text:p>
          </table:table-cell>
          <table:table-cell office:value-type="string" table:style-name="ce1">
            <text:p>BPUFXelzazFollowe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Gold Kane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Ice Wraith Tee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White C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Willow Anther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Bantam Guar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Blood Bell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BloodflyThorax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Creep Clust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Felsaad Tern Egg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Fissure M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Healing Salts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Jazbay Grap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Kirkmore Crown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Kresh Fib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Marshmerrow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Rock Warbl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Roobrus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Roots of the Blue Sta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Salt Pi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Scaly Pholio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Sinister Salt Pi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Tap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Torchbug Thorax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White Muc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Yellow Lad</text:p>
          </table:table-cell>
          <table:table-cell office:value-type="string" table:style-name="ce1">
            <text:p>Jehann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Abecean Longf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Ancestral Cheetah Toot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Black Mountain Flow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Bleeding Crow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Chaurus Eg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Choke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Coffee Cherry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Deathbel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Duneripper Eggs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Fissure M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Giant Liche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Grey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Grummite Eg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Hypha Fac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Pahmar-raht Toot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Pine Thru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Pounded Sabre Cat Tooth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Raw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Religious Ite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Ros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abre Cat Too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erpent Fang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iligonder Egg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mall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Wisp Stalk Cap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Zahilisk Tooth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Ancient Void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Ashen Grass P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Be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Cliff Racer Feathers</text:p>
          </table:table-cell>
          <table:table-cell office:value-type="string" table:style-name="ce1">
            <text:p>Journey to Baan Malu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Dried Spider Sil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Dwemer Egg</text:p>
          </table:table-cell>
          <table:table-cell office:value-type="string" table:style-name="ce1">
            <text:p>Ordinator -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Eye of Huma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Fissure M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Giant Liche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Hagraven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Manic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1Ogr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Plague Raven Feathers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Salts of the Void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Trama Root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Void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1046982" table:style-name="ro2">
          <table:table-cell table:number-columns-repeated="16384"/>
        </table:table-row>
      </table:table>
      <table:table table:name="Effects" table:style-name="ta2">
        <table:table-column table:style-name="co4" table:default-cell-style-name="ce1"/>
        <table:table-column table:style-name="co6" table:number-columns-repeated="16383" table:default-cell-style-name="ce1"/>
        <table:table-row table:style-name="ro2">
          <table:table-cell office:value-type="string" table:style-name="ce11">
            <text:p>Effect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Beast Form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Berserker Rag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Candlelight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Cure Diseas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Cure Pois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Damage Health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Damage Magick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Damage Magicka Rege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Damage Stamin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Damage Stamina Rege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Detect Life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Drugged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ear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Alchemy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Alteratio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Barter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Block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Carry Weight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Conjuratio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Destructio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Enchanting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Health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Heavy Armor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Illusio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Light Armor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Lockpicking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Magick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Marksma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One-handed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Persuasio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Pickpocket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Restoratio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Smithing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Sneak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Stamin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ortify Two-handed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Frenzy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Invisibility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Light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Lingering Damage Health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Lingering Damage Magick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Lingering Damage Stamin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Night Eye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Paralysis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avage Health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avage Magick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avage Stamin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generate Health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generate Magick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generate Stamin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sist Fire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sist Frost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sist Magic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sist Poiso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sist Shock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store Health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store Magick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Restore Stamina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Shaman's Heart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Slow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Spell Absorptio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Waterbreathing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Waterwalking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Weakness to Fire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Weakness to Frost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Weakness to Magic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Weakness to Poison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Weakness to Shock</text:p>
          </table:table-cell>
          <table:table-cell table:number-columns-repeated="16383"/>
        </table:table-row>
        <table:table-row table:style-name="ro2">
          <table:table-cell table:style-name="ce12"/>
          <table:table-cell table:number-columns-repeated="16383"/>
        </table:table-row>
        <table:table-row table:number-rows-repeated="1524" table:style-name="ro2">
          <table:table-cell table:number-columns-repeated="16384"/>
        </table:table-row>
        <table:table-row table:number-rows-repeated="1046982" table:style-name="ro2">
          <table:table-cell table:style-name="ce11"/>
          <table:table-cell table:number-columns-repeated="16383"/>
        </table:table-row>
      </table:table>
      <table:named-expressions>
        <table:named-range table:name="ListEffects" table:cell-range-address="Effects.$A$2:Effects.$A$69" table:base-cell-address="Effects.$A$1"/>
        <table:named-range table:name="SearchEffect" table:cell-range-address="IngredientEffects.$A$2" table:base-cell-address="IngredientEffects.$A$1"/>
      </table:named-expressions>
      <table:database-ranges>
        <table:database-range table:target-range-address="IngredientEffects.A4:IngredientEffects.G392" table:display-filter-buttons="true">
          <table:sort>
            <table:sort-by table:field-number="0"/>
          </table:sort>
        </table:database-range>
        <table:database-range table:target-range-address="EffectIngredients.A2:EffectIngredients.C1594" table:contains-header="false">
          <table:sort>
            <table:sort-by table:field-number="0"/>
            <table:sort-by table:field-number="1"/>
          </table:sort>
        </table:database-range>
        <table:database-range table:target-range-address="EffectIngredients.A1:EffectIngredients.C1499" table:display-filter-buttons="true">
          <table:sort>
            <table:sort-by table:field-number="0"/>
            <table:sort-by table:field-number="1"/>
          </table:sort>
        </table:database-range>
        <table:database-range table:target-range-address="Effects.A1:Effects.A69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name="cf1" style:family="table-cell">
      <style:table-cell-properties fo:background-color="#92D050"/>
    </style:style>
    <style:style style:name="cf2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Will Locke</dc:creator>
    <meta:creation-date>2026-01-05T03:55:34Z</meta:creation-date>
    <dc:date>2026-02-23T21:12:38Z</dc:date>
  </office:meta>
</office:document-meta>
</file>